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07000000077CF65C266C1777CE.png" manifest:media-type="image/png"/>
  <manifest:file-entry manifest:full-path="Pictures/100002010000000F0000000DC78BB19E960658C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adornments="Normal" style:font-pitch="variable" style:font-charset="x-symbol"/>
    <style:font-face style:name="Wingdings" svg:font-family="Wingdings" style:font-pitch="variable" style:font-charset="x-symbol"/>
    <style:font-face style:name="Andale Mono1" svg:font-family="'Andale Mono'" style:font-adornments="Normal"/>
    <style:font-face style:name="Mangal1" svg:font-family="Mangal"/>
    <style:font-face style:name="Ubuntu3" svg:font-family="Ubuntu" style:font-adornments="Regular"/>
    <style:font-face style:name="Courier New2" svg:font-family="'Courier New'" style:font-family-generic="modern"/>
    <style:font-face style:name="Arial2" svg:font-family="Arial" style:font-family-generic="roman"/>
    <style:font-face style:name="Courier New3" svg:font-family="'Courier New'" style:font-family-generic="roman"/>
    <style:font-face style:name="Liberation Serif, Sans serif" svg:font-family="'Liberation Serif, Sans serif'" style:font-adornments="Normal" style:font-family-generic="roman"/>
    <style:font-face style:name="Times New Roman1" svg:font-family="'Times New Roman'" style:font-family-generic="roman"/>
    <style:font-face style:name="Courier New1" svg:font-family="'Courier New'" style:font-adornments="Normal" style:font-family-generic="swiss"/>
    <style:font-face style:name="Liberation Sans2" svg:font-family="'Liberation Sans'" style:font-family-generic="swiss"/>
    <style:font-face style:name="Liberation Sans" svg:font-family="'Liberation Sans'" style:font-adornments="Normal" style:font-family-generic="swiss"/>
    <style:font-face style:name="Liberation Sans, Sans serif1" svg:font-family="'Liberation Sans, Sans serif'" style:font-adornments="Italique" style:font-family-generic="swiss"/>
    <style:font-face style:name="Liberation Sans, Sans serif" svg:font-family="'Liberation Sans, Sans serif'" style:font-adornments="Italique gras" style:font-family-generic="swiss"/>
    <style:font-face style:name="Liberation Sans, Sans serif2" svg:font-family="'Liberation Sans, Sans serif'" style:font-adornments="Normal" style:font-family-generic="swiss"/>
    <style:font-face style:name="Liberation Sans, Sans-serif1" svg:font-family="'Liberation Sans, Sans-serif'" style:font-adornments="Gras" style:font-family-generic="swiss"/>
    <style:font-face style:name="Liberation Sans, Sans-serif" svg:font-family="'Liberation Sans, Sans-serif'" style:font-adornments="Normal" style:font-family-generic="swiss"/>
    <style:font-face style:name="Nimbus Sans L, Arial" svg:font-family="'Nimbus Sans L, Arial'" style:font-adornments="Normal" style:font-family-generic="swiss"/>
    <style:font-face style:name="Lohit Hindi1" svg:font-family="'Lohit Hindi'" style:font-family-generic="system"/>
    <style:font-face style:name="Lucida Sans Unicode" svg:font-family="'Lucida Sans Unicode'" style:font-family-generic="system"/>
    <style:font-face style:name="Mangal" svg:font-family="Mangal" style:font-family-generic="system"/>
    <style:font-face style:name="Andale Mono" svg:font-family="'Andale Mono'" style:font-pitch="fixed"/>
    <style:font-face style:name="Courier New" svg:font-family="'Courier New'" style:font-family-generic="modern" style:font-pitch="fixed"/>
    <style:font-face style:name="NSimSun" svg:font-family="NSimSun" style:font-family-generic="modern" style:font-pitch="fixed"/>
    <style:font-face style:name="Nimbus Mono L" svg:font-family="'Nimbus Mono L'" style:font-adornments="Normal" style:font-family-generic="modern" style:font-pitch="fixed"/>
    <style:font-face style:name="Fely" svg:font-family="Fely" style:font-adornments="Gras" style:font-pitch="variable"/>
    <style:font-face style:name="Liberation Sans5" svg:font-family="'Liberation Sans'" style:font-pitch="variable"/>
    <style:font-face style:name="Oxygen" svg:font-family="Oxygen" style:font-adornments="Normal" style:font-pitch="variable"/>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文泉驛等寬正黑" svg:font-family="文泉驛等寬正黑" style:font-adornments="中等" style:font-pitch="variable"/>
    <style:font-face style:name="Arial" svg:font-family="Arial" style:font-family-generic="roman" style:font-pitch="variable"/>
    <style:font-face style:name="Century Schoolbook L" svg:font-family="'Century Schoolbook L'" style:font-adornments="Roman" style:font-family-generic="roman" style:font-pitch="variable"/>
    <style:font-face style:name="Garamond" svg:font-family="Garamond" style:font-family-generic="roman" style:font-pitch="variable"/>
    <style:font-face style:name="Garamond1" svg:font-family="Garamond" style:font-adornments="Negreta" style:font-family-generic="roman" style:font-pitch="variable"/>
    <style:font-face style:name="Liberation Serif" svg:font-family="'Liberation Serif'" style:font-adornments="Italique"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adornments="Normal" style:font-family-generic="swiss" style:font-pitch="variable"/>
    <style:font-face style:name="Arial Narrow" svg:font-family="'Arial Narrow'" style:font-family-generic="swiss" style:font-pitch="variable"/>
    <style:font-face style:name="Arimo" svg:font-family="Arimo" style:font-adornments="Gras" style:font-family-generic="swiss" style:font-pitch="variable"/>
    <style:font-face style:name="Liberation Sans4" svg:font-family="'Liberation Sans'" style:font-family-generic="swiss" style:font-pitch="variable"/>
    <style:font-face style:name="Liberation Sans3" svg:font-family="'Liberation Sans'" style:font-adornments="Gras" style:font-family-generic="swiss" style:font-pitch="variable"/>
    <style:font-face style:name="Liberation Sans1" svg:font-family="'Liberation Sans'" style:font-adornments="Normal" style:font-family-generic="swiss" style:font-pitch="variable"/>
    <style:font-face style:name="Nimbus Sans L" svg:font-family="'Nimbus Sans L'" style:font-adornments="Gra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4f256" officeooo:paragraph-rsid="00e4f256"/>
    </style:style>
    <style:style style:name="P2" style:family="paragraph" style:parent-style-name="Text_20_body">
      <style:text-properties officeooo:rsid="00e4f256" officeooo:paragraph-rsid="00ecb31a"/>
    </style:style>
    <style:style style:name="P3" style:family="paragraph" style:parent-style-name="Text_20_body">
      <style:text-properties officeooo:rsid="00e4f256" officeooo:paragraph-rsid="00e4f256" fo:background-color="#ffff00"/>
    </style:style>
    <style:style style:name="P4" style:family="paragraph" style:parent-style-name="Header">
      <style:text-properties officeooo:paragraph-rsid="00cad869"/>
    </style:style>
    <style:style style:name="P5" style:family="paragraph" style:parent-style-name="Footer">
      <style:paragraph-properties>
        <style:tab-stops>
          <style:tab-stop style:position="17cm" style:type="right"/>
        </style:tab-stops>
      </style:paragraph-properties>
      <style:text-properties fo:font-size="9pt" style:font-size-asian="9pt" style:font-size-complex="9pt"/>
    </style:style>
    <style:style style:name="P6" style:family="paragraph" style:parent-style-name="Footer">
      <style:paragraph-properties fo:text-align="start" style:justify-single-word="false"/>
      <style:text-properties style:font-name="Nimbus Roman No9 L"/>
    </style:style>
    <style:style style:name="P7" style:family="paragraph" style:parent-style-name="Footer">
      <style:paragraph-properties fo:text-align="start" style:justify-single-word="false"/>
    </style:style>
    <style:style style:name="P8" style:family="paragraph" style:parent-style-name="Footer">
      <style:paragraph-properties>
        <style:tab-stops>
          <style:tab-stop style:position="12.845cm" style:type="center"/>
          <style:tab-stop style:position="25.689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fo:padding="0cm" fo:border-left="none" fo:border-right="none" fo:border-top="0.26pt solid #000000" fo:border-bottom="none" style:shadow="none"/>
    </style:style>
    <style:style style:name="P11" style:family="paragraph" style:parent-style-name="Text_20_body">
      <style:text-properties officeooo:rsid="00e4f256" officeooo:paragraph-rsid="00e4f256"/>
    </style:style>
    <style:style style:name="P12" style:family="paragraph" style:parent-style-name="Text_20_body">
      <style:text-properties officeooo:rsid="00e4f256" officeooo:paragraph-rsid="00ecb31a"/>
    </style:style>
    <style:style style:name="P13" style:family="paragraph" style:parent-style-name="Text_20_body">
      <style:text-properties officeooo:rsid="00e4f256" officeooo:paragraph-rsid="00e4f256" fo:background-color="#ffff00"/>
    </style:style>
    <style:style style:name="P14" style:family="paragraph" style:parent-style-name="Standard">
      <style:text-properties officeooo:rsid="00e4f256" officeooo:paragraph-rsid="00e4f256"/>
    </style:style>
    <style:style style:name="P15" style:family="paragraph" style:parent-style-name="Text_20_body">
      <style:paragraph-properties fo:break-before="page"/>
      <style:text-properties officeooo:paragraph-rsid="00e4f256"/>
    </style:style>
    <style:style style:name="P16" style:family="paragraph" style:parent-style-name="Contents_20_1">
      <style:paragraph-properties>
        <style:tab-stops>
          <style:tab-stop style:position="17.101cm" style:type="right" style:leader-style="dotted" style:leader-text="."/>
        </style:tab-stops>
      </style:paragraph-properties>
    </style:style>
    <style:style style:name="P17" style:family="paragraph" style:parent-style-name="Contents_20_2">
      <style:paragraph-properties>
        <style:tab-stops>
          <style:tab-stop style:position="17.101cm" style:type="right" style:leader-style="dotted" style:leader-text="."/>
        </style:tab-stops>
      </style:paragraph-properties>
    </style:style>
    <style:style style:name="P18" style:family="paragraph" style:parent-style-name="Contents_20_3">
      <style:paragraph-properties>
        <style:tab-stops>
          <style:tab-stop style:position="17.101cm" style:type="right" style:leader-style="dotted" style:leader-text="."/>
        </style:tab-stops>
      </style:paragraph-properties>
    </style:style>
    <style:style style:name="P19" style:family="paragraph" style:parent-style-name="Heading_20_1">
      <style:paragraph-properties fo:margin-top="0.199cm" fo:margin-bottom="0.199cm" loext:contextual-spacing="false" fo:text-align="start" style:justify-single-word="false"/>
    </style:style>
    <style:style style:name="P20" style:family="paragraph" style:parent-style-name="Heading_20_1">
      <style:paragraph-properties fo:margin-top="0.199cm" fo:margin-bottom="0.199cm" loext:contextual-spacing="false" fo:text-align="start" style:justify-single-word="false"/>
      <style:text-properties officeooo:paragraph-rsid="00e4f256"/>
    </style:style>
    <style:style style:name="P21" style:family="paragraph" style:parent-style-name="Heading_20_2">
      <style:paragraph-properties fo:break-before="page"/>
    </style:style>
    <style:style style:name="P22" style:family="paragraph" style:parent-style-name="Title" style:master-page-name="Standard">
      <style:paragraph-properties style:page-number="auto"/>
      <style:text-properties style:font-name="Liberation Sans5" fo:font-weight="bold" officeooo:paragraph-rsid="00e4f256" style:font-weight-asian="bold" style:font-weight-complex="bold"/>
    </style:style>
    <style:style style:name="P23" style:family="paragraph" style:parent-style-name="Text_20_body" style:list-style-name="L1">
      <style:text-properties officeooo:paragraph-rsid="00e4f256"/>
    </style:style>
    <style:style style:name="P24" style:family="paragraph" style:parent-style-name="Text_20_body" style:list-style-name="L2">
      <style:text-properties officeooo:rsid="00e4f256" officeooo:paragraph-rsid="00e4f256"/>
    </style:style>
    <style:style style:name="P25" style:family="paragraph" style:parent-style-name="Text_20_body" style:list-style-name="L2">
      <style:text-properties officeooo:rsid="00e4f256" officeooo:paragraph-rsid="00f2862e"/>
    </style:style>
    <style:style style:name="P26" style:family="paragraph" style:parent-style-name="Text_20_body" style:list-style-name="L3">
      <style:text-properties officeooo:rsid="00e4f256" officeooo:paragraph-rsid="00e4f256"/>
    </style:style>
    <style:style style:name="P27" style:family="paragraph" style:parent-style-name="Text_20_body" style:list-style-name="L4">
      <style:text-properties officeooo:rsid="00e4f256" officeooo:paragraph-rsid="00e4f256"/>
    </style:style>
    <style:style style:name="P28" style:family="paragraph" style:parent-style-name="Text_20_body" style:list-style-name="L5">
      <style:text-properties officeooo:rsid="00e4f256" officeooo:paragraph-rsid="00e4f256"/>
    </style:style>
    <style:style style:name="P29" style:family="paragraph" style:parent-style-name="Text_20_body" style:list-style-name="L6">
      <style:text-properties officeooo:rsid="00e4f256" officeooo:paragraph-rsid="00e4f256"/>
    </style:style>
    <style:style style:name="P30" style:family="paragraph" style:parent-style-name="Text_20_body" style:list-style-name="L7">
      <style:text-properties officeooo:rsid="00e4f256" officeooo:paragraph-rsid="00e4f256"/>
    </style:style>
    <style:style style:name="P31" style:family="paragraph" style:parent-style-name="Text_20_body" style:list-style-name="L8">
      <style:text-properties officeooo:rsid="00e4f256" officeooo:paragraph-rsid="00e4f256"/>
    </style:style>
    <style:style style:name="P32" style:family="paragraph" style:parent-style-name="Text_20_body" style:list-style-name="L8">
      <style:text-properties officeooo:rsid="00e4f256" officeooo:paragraph-rsid="00f9d99e"/>
    </style:style>
    <style:style style:name="P33" style:family="paragraph" style:parent-style-name="Text_20_body" style:list-style-name="L9">
      <style:text-properties officeooo:rsid="00e4f256" officeooo:paragraph-rsid="00e4f256"/>
    </style:style>
    <style:style style:name="P34" style:family="paragraph" style:parent-style-name="Text_20_body" style:list-style-name="L10">
      <style:text-properties officeooo:rsid="00e4f256" officeooo:paragraph-rsid="00e4f256"/>
    </style:style>
    <style:style style:name="P35" style:family="paragraph" style:parent-style-name="Text_20_body" style:list-style-name="L11">
      <style:text-properties officeooo:rsid="00e4f256" officeooo:paragraph-rsid="00e4f256"/>
    </style:style>
    <style:style style:name="P36" style:family="paragraph" style:parent-style-name="Text_20_body" style:list-style-name="L12">
      <style:text-properties officeooo:rsid="00e4f256" officeooo:paragraph-rsid="00e4f256"/>
    </style:style>
    <style:style style:name="P37" style:family="paragraph" style:parent-style-name="Text_20_body" style:list-style-name="L13">
      <style:text-properties officeooo:rsid="00e4f256" officeooo:paragraph-rsid="00e4f256"/>
    </style:style>
    <style:style style:name="P38" style:family="paragraph" style:parent-style-name="Text_20_body" style:list-style-name="L14">
      <style:text-properties officeooo:rsid="00e4f256" officeooo:paragraph-rsid="00e4f256"/>
    </style:style>
    <style:style style:name="P39" style:family="paragraph" style:parent-style-name="Text_20_body" style:list-style-name="L15">
      <style:text-properties officeooo:rsid="00e4f256" officeooo:paragraph-rsid="00e4f256"/>
    </style:style>
    <style:style style:name="P40" style:family="paragraph" style:parent-style-name="Text_20_body" style:list-style-name="L12">
      <style:text-properties officeooo:paragraph-rsid="00e4f256"/>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style:text-line-through-style="solid" style:text-line-through-type="single" fo:background-color="#ffff00" loext:char-shading-value="0"/>
    </style:style>
    <style:style style:name="T3" style:family="text">
      <style:text-properties officeooo:rsid="00cad869"/>
    </style:style>
    <style:style style:name="T4" style:family="text">
      <style:text-properties officeooo:rsid="00a4f297"/>
    </style:style>
    <style:style style:name="T5" style:family="text">
      <style:text-properties officeooo:rsid="00039d54"/>
    </style:style>
    <style:style style:name="T6" style:family="text">
      <style:text-properties officeooo:rsid="00547faa"/>
    </style:style>
    <style:style style:name="T7" style:family="text">
      <style:text-properties style:font-name="OpenSymbol1" style:font-name-asian="OpenSymbol1" style:font-name-complex="OpenSymbol1"/>
    </style:style>
    <style:style style:name="T8" style:family="text">
      <style:text-properties officeooo:rsid="0051a159"/>
    </style:style>
    <style:style style:name="T9" style:family="text">
      <style:text-properties officeooo:rsid="001f543a"/>
    </style:style>
    <style:style style:name="T10" style:family="text">
      <style:text-properties officeooo:rsid="00211380"/>
    </style:style>
    <style:style style:name="T11" style:family="text">
      <style:text-properties fo:background-color="#ffff00" loext:char-shading-value="0"/>
    </style:style>
    <style:style style:name="T12" style:family="text">
      <style:text-properties style:text-line-through-style="solid" style:text-line-through-type="single" fo:background-color="#ffff00" loext:char-shading-value="0"/>
    </style:style>
    <style:style style:name="T13" style:family="text">
      <style:text-properties officeooo:rsid="00ca33de"/>
    </style:style>
    <style:style style:name="T14" style:family="text">
      <style:text-properties fo:font-weight="bold" style:font-weight-asian="bold" style:font-weight-complex="bold"/>
    </style:style>
    <style:style style:name="T15" style:family="text">
      <style:text-properties fo:font-weight="bold" officeooo:rsid="00e4f256" style:font-weight-asian="bold" style:font-weight-complex="bold"/>
    </style:style>
    <style:style style:name="T16" style:family="text">
      <style:text-properties officeooo:rsid="00e4f256"/>
    </style:style>
    <style:style style:name="T17" style:family="text">
      <style:text-properties officeooo:rsid="00ebc571"/>
    </style:style>
    <style:style style:name="T18" style:family="text">
      <style:text-properties officeooo:rsid="00ecb31a"/>
    </style:style>
    <style:style style:name="T19" style:family="text">
      <style:text-properties officeooo:rsid="00ed5467"/>
    </style:style>
    <style:style style:name="T20" style:family="text">
      <style:text-properties officeooo:rsid="00ef0aec"/>
    </style:style>
    <style:style style:name="T21" style:family="text">
      <style:text-properties officeooo:rsid="00ef1c64"/>
    </style:style>
    <style:style style:name="T22" style:family="text">
      <style:text-properties style:text-underline-style="none" fo:font-weight="normal" style:font-weight-asian="normal" style:font-weight-complex="normal"/>
    </style:style>
    <style:style style:name="T23" style:family="text">
      <style:text-properties style:text-underline-style="solid" style:text-underline-width="auto" style:text-underline-color="font-color" fo:font-weight="normal" officeooo:rsid="00f2862e" style:font-weight-asian="normal" style:font-weight-complex="normal"/>
    </style:style>
    <style:style style:name="T24" style:family="text">
      <style:text-properties style:use-window-font-color="true"/>
    </style:style>
    <style:style style:name="T25" style:family="text">
      <style:text-properties fo:background-color="transparent" loext:char-shading-value="0"/>
    </style:style>
    <style:style style:name="T26" style:family="text">
      <style:text-properties officeooo:rsid="00ecb31a" fo:background-color="transparent" loext:char-shading-value="0"/>
    </style:style>
    <style:style style:name="T27" style:family="text">
      <style:text-properties officeooo:rsid="00ed5467" fo:background-color="transparent" loext:char-shading-value="0"/>
    </style:style>
    <style:style style:name="T28" style:family="text">
      <style:text-properties officeooo:rsid="00ef1c64" fo:background-color="transparent" loext:char-shading-value="0"/>
    </style:style>
    <style:style style:name="T29" style:family="text">
      <style:text-properties officeooo:rsid="00ef0aec" fo:background-color="transparent" loext:char-shading-value="0"/>
    </style:style>
    <style:style style:name="T30" style:family="text">
      <style:text-properties officeooo:rsid="00f9d99e" fo:background-color="transparent" loext:char-shading-value="0"/>
    </style:style>
    <style:style style:name="T31" style:family="text">
      <style:text-properties officeooo:rsid="00f443e1"/>
    </style:style>
    <style:style style:name="T32" style:family="text">
      <style:text-properties officeooo:rsid="00fcf6bc"/>
    </style:style>
    <style:style style:name="T3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ACS-memoire-numero-page">
      <style:graphic-properties style:horizontal-pos="from-left" style:horizontal-rel="paragraph"/>
    </style:style>
    <style:style style:name="fr2" style:family="graphic" style:parent-style-name="ACS-memoire-numero-page">
      <style:graphic-properties style:vertical-pos="top" style:vertical-rel="paragraph-content" style:horizontal-pos="from-left" style:horizontal-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6102877986016" text:id="ct106102877986016">
          <text:insertion>
            <office:change-info>
              <dc:creator>Unknown Author</dc:creator>
              <dc:date>2016-11-28T15:16:00</dc:date>
            </office:change-info>
          </text:insertion>
        </text:changed-region>
        <text:changed-region xml:id="ct106102877983328" text:id="ct106102877983328">
          <text:deletion>
            <office:change-info>
              <dc:creator>Unknown Author</dc:creator>
              <dc:date>2016-11-28T15:16:00</dc:date>
            </office:change-info>
            <text:p text:style-name="P1"><text:span text:style-name="T1">doit</text:span> être</text:p>
          </text:deletion>
        </text:changed-region>
        <text:changed-region xml:id="ct106102877985792" text:id="ct106102877985792">
          <text:deletion>
            <office:change-info>
              <dc:creator>Unknown Author</dc:creator>
              <dc:date>2016-11-28T15:16:00</dc:date>
            </office:change-info>
            <text:p text:style-name="P1"><text:span text:style-name="T2">vont être </text:span><text:span text:style-name="T1"><text:s/></text:span></text:p>
          </text:deletion>
        </text:changed-region>
        <text:changed-region xml:id="ct106102877985568" text:id="ct106102877985568">
          <text:deletion>
            <office:change-info>
              <dc:creator>Unknown Author</dc:creator>
              <dc:date>2016-11-28T15:17:00</dc:date>
            </office:change-info>
            <text:p text:style-name="P2"><text:span text:style-name="T2">à sa place</text:span> </text:p>
          </text:deletion>
        </text:changed-region>
        <text:changed-region xml:id="ct106102877985344" text:id="ct106102877985344">
          <text:deletion>
            <office:change-info>
              <dc:creator>Unknown Author</dc:creator>
              <dc:date>2016-11-28T15:17:00</dc:date>
            </office:change-info>
            <text:p text:style-name="P1"><text:s/></text:p>
          </text:deletion>
        </text:changed-region>
        <text:changed-region xml:id="ct106102877985120" text:id="ct106102877985120">
          <text:insertion>
            <office:change-info>
              <dc:creator>Unknown Author</dc:creator>
              <dc:date>2016-11-28T15:18:00</dc:date>
            </office:change-info>
          </text:insertion>
        </text:changed-region>
        <text:changed-region xml:id="ct106102877984896" text:id="ct106102877984896">
          <text:deletion>
            <office:change-info>
              <dc:creator>Unknown Author</dc:creator>
              <dc:date>2016-11-28T15:18:00</dc:date>
            </office:change-info>
            <text:p text:style-name="P1"><office:annotation office:name="__Annotation__881_19043920511111"><dc:creator>Auteur inconnu</dc:creator><dc:date>2016-11-25T19:23:01</dc:date><text:p text:style-name="P41"><text:span text:style-name="T33">Éviter les formes directes</text:span></text:p><text:p text:style-name="P41"><text:span text:style-name="T33"/></text:p><text:p text:style-name="P41"><text:span text:style-name="T33">Pour lequel on ne possède </text:span></text:p></office:annotation><text:span text:style-name="T1">vous</text:span><office:annotation-end office:name="__Annotation__881_19043920511111"/></text:p>
          </text:deletion>
        </text:changed-region>
        <text:changed-region xml:id="ct106102877984672" text:id="ct106102877984672">
          <text:deletion>
            <office:change-info>
              <dc:creator>Unknown Author</dc:creator>
              <dc:date>2016-11-28T15:18:00</dc:date>
            </office:change-info>
            <text:p text:style-name="P1">ne possédez pas </text:p>
          </text:deletion>
        </text:changed-region>
        <text:changed-region xml:id="ct105553124280480" text:id="ct105553124280480">
          <text:deletion>
            <office:change-info>
              <dc:creator>Unknown Author</dc:creator>
              <dc:date>2016-11-28T15:19:00</dc:date>
            </office:change-info>
            <text:p text:style-name="P3">moyen</text:p>
          </text:deletion>
        </text:changed-region>
        <text:changed-region xml:id="ct105553124280928" text:id="ct105553124280928">
          <text:insertion>
            <office:change-info>
              <dc:creator>Unknown Author</dc:creator>
              <dc:date>2016-11-28T15:19:00</dc:date>
            </office:change-info>
          </text:insertion>
        </text:changed-region>
        <text:changed-region xml:id="ct105553124280256" text:id="ct105553124280256">
          <text:deletion>
            <office:change-info>
              <dc:creator>Unknown Author</dc:creator>
              <dc:date>2016-11-28T15:19:00</dc:date>
            </office:change-info>
            <text:p text:style-name="P3"><office:annotation><dc:creator>Auteur inconnu</dc:creator><dc:date>2016-11-25T19:28:39</dc:date><text:p text:style-name="P41"><text:span text:style-name="T33">Peut-on utiliser « mode » de compensation ici, pour éviter la redite ?</text:span></text:p></office:annotation></text:p>
          </text:deletion>
        </text:changed-region>
        <text:changed-region xml:id="ct105553124280032" text:id="ct105553124280032">
          <text:deletion>
            <office:change-info>
              <dc:creator>Unknown Author</dc:creator>
              <dc:date>2016-11-28T15:19:00</dc:date>
            </office:change-info>
            <text:p text:style-name="P3">identifiants</text:p>
          </text:deletion>
        </text:changed-region>
        <text:changed-region xml:id="ct105553124279808" text:id="ct105553124279808">
          <text:insertion>
            <office:change-info>
              <dc:creator>Unknown Author</dc:creator>
              <dc:date>2016-11-28T15: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3">Guide</text:span> <text:span text:style-name="T16">des dérogations <text:line-break/>RGAA 3 2016</text:span></text:p>
      <text:p text:style-name="P15"/>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6"><text:a xlink:type="simple" xlink:href="#__RefHeading___Toc3344_1416969826" text:style-name="Index_20_Link" text:visited-style-name="Index_20_Link">Introduction<text:tab/>3</text:a></text:p>
          <text:p text:style-name="P17"><text:a xlink:type="simple" xlink:href="#__RefHeading___Toc3346_1416969826" text:style-name="Index_20_Link" text:visited-style-name="Index_20_Link">À qui s’adresse ce guide ?<text:tab/>3</text:a></text:p>
          <text:p text:style-name="P16"><text:a xlink:type="simple" xlink:href="#__RefHeading___Toc3348_1416969826" text:style-name="Index_20_Link" text:visited-style-name="Index_20_Link">Principe général de la dérogation<text:tab/>4</text:a></text:p>
          <text:p text:style-name="P17"><text:a xlink:type="simple" xlink:href="#__RefHeading___Toc3350_1416969826" text:style-name="Index_20_Link" text:visited-style-name="Index_20_Link">Principe général de gestion des dérogations<text:tab/>4</text:a></text:p>
          <text:p text:style-name="P18"><text:a xlink:type="simple" xlink:href="#__RefHeading___Toc3352_1416969826" text:style-name="Index_20_Link" text:visited-style-name="Index_20_Link">Alternative sur le site lui-même<text:tab/>4</text:a></text:p>
          <text:p text:style-name="P18"><text:a xlink:type="simple" xlink:href="#__RefHeading___Toc3354_1416969826" text:style-name="Index_20_Link" text:visited-style-name="Index_20_Link">Moyen de compensation<text:tab/>4</text:a></text:p>
          <text:p text:style-name="P17"><text:a xlink:type="simple" xlink:href="#__RefHeading___Toc3356_1416969826" text:style-name="Index_20_Link" text:visited-style-name="Index_20_Link">Cas général où la dérogation serait considérée comme abusive<text:tab/>5</text:a></text:p>
          <text:p text:style-name="P17"><text:a xlink:type="simple" xlink:href="#__RefHeading___Toc3358_1416969826" text:style-name="Index_20_Link" text:visited-style-name="Index_20_Link">Moyen de compensation<text:tab/>5</text:a></text:p>
          <text:p text:style-name="P17"><text:a xlink:type="simple" xlink:href="#__RefHeading___Toc3360_1416969826" text:style-name="Index_20_Link" text:visited-style-name="Index_20_Link">Dérogations générales<text:tab/>6</text:a></text:p>
          <text:p text:style-name="P18"><text:a xlink:type="simple" xlink:href="#__RefHeading___Toc3362_1416969826" text:style-name="Index_20_Link" text:visited-style-name="Index_20_Link">Contenus fournis par un tiers<text:tab/>6</text:a></text:p>
          <text:p text:style-name="P18"><text:a xlink:type="simple" xlink:href="#__RefHeading___Toc3364_1416969826" text:style-name="Index_20_Link" text:visited-style-name="Index_20_Link">Contenus archivés ou obsolètes<text:tab/>6</text:a></text:p>
          <text:p text:style-name="P18"><text:a xlink:type="simple" xlink:href="#__RefHeading___Toc3366_1416969826" text:style-name="Index_20_Link" text:visited-style-name="Index_20_Link">Aménagement raisonnable<text:tab/>6</text:a></text:p>
          <text:p text:style-name="P18"><text:a xlink:type="simple" xlink:href="#__RefHeading___Toc3368_1416969826" text:style-name="Index_20_Link" text:visited-style-name="Index_20_Link">Exemple qui ne nécessite pas de déclaration de dérogation<text:tab/>7</text:a></text:p>
          <text:p text:style-name="P18"><text:a xlink:type="simple" xlink:href="#__RefHeading___Toc3370_1416969826" text:style-name="Index_20_Link" text:visited-style-name="Index_20_Link">Exemple qui nécessite une déclaration de dérogation<text:tab/>7</text:a></text:p>
          <text:p text:style-name="P16"><text:a xlink:type="simple" xlink:href="#__RefHeading___Toc3372_1416969826" text:style-name="Index_20_Link" text:visited-style-name="Index_20_Link">Dérogations spécifiques (cas particuliers du référentiel technique)<text:tab/>8</text:a></text:p>
          <text:p text:style-name="P17"><text:a xlink:type="simple" xlink:href="#__RefHeading___Toc3374_1416969826" text:style-name="Index_20_Link" text:visited-style-name="Index_20_Link">Exemple de cas particuliers<text:tab/>8</text:a></text:p>
          <text:p text:style-name="P18"><text:a xlink:type="simple" xlink:href="#__RefHeading___Toc3376_1416969826" text:style-name="Index_20_Link" text:visited-style-name="Index_20_Link">Les contrastes de couleurs<text:tab/>8</text:a></text:p>
          <text:p text:style-name="P18"><text:a xlink:type="simple" xlink:href="#__RefHeading___Toc3378_1416969826" text:style-name="Index_20_Link" text:visited-style-name="Index_20_Link">Les captchas graphiques<text:tab/>8</text:a></text:p>
          <text:p text:style-name="P17"><text:a xlink:type="simple" xlink:href="#__RefHeading___Toc3380_1416969826" text:style-name="Index_20_Link" text:visited-style-name="Index_20_Link">Résumé des cas particuliers du référentiel technique<text:tab/>9</text:a></text:p>
          <text:p text:style-name="P18"><text:a xlink:type="simple" xlink:href="#__RefHeading___Toc3382_1416969826" text:style-name="Index_20_Link" text:visited-style-name="Index_20_Link">Images<text:tab/>9</text:a></text:p>
          <text:p text:style-name="P18"><text:a xlink:type="simple" xlink:href="#__RefHeading___Toc3384_1416969826" text:style-name="Index_20_Link" text:visited-style-name="Index_20_Link">Couleurs<text:tab/>9</text:a></text:p>
          <text:p text:style-name="P18"><text:a xlink:type="simple" xlink:href="#__RefHeading___Toc3386_1416969826" text:style-name="Index_20_Link" text:visited-style-name="Index_20_Link">Multimédia<text:tab/>9</text:a></text:p>
          <text:p text:style-name="P18"><text:a xlink:type="simple" xlink:href="#__RefHeading___Toc3388_1416969826" text:style-name="Index_20_Link" text:visited-style-name="Index_20_Link">Tableaux<text:tab/>9</text:a></text:p>
          <text:p text:style-name="P18"><text:a xlink:type="simple" xlink:href="#__RefHeading___Toc3390_1416969826" text:style-name="Index_20_Link" text:visited-style-name="Index_20_Link">Liens<text:tab/>9</text:a></text:p>
          <text:p text:style-name="P18"><text:a xlink:type="simple" xlink:href="#__RefHeading___Toc3392_1416969826" text:style-name="Index_20_Link" text:visited-style-name="Index_20_Link">Scripts<text:tab/>9</text:a></text:p>
          <text:p text:style-name="P18"><text:a xlink:type="simple" xlink:href="#__RefHeading___Toc3394_1416969826" text:style-name="Index_20_Link" text:visited-style-name="Index_20_Link">Éléments obligatoires<text:tab/>9</text:a></text:p>
          <text:p text:style-name="P18"><text:a xlink:type="simple" xlink:href="#__RefHeading___Toc3396_1416969826" text:style-name="Index_20_Link" text:visited-style-name="Index_20_Link">Présentation de l’information<text:tab/>10</text:a></text:p>
          <text:p text:style-name="P18"><text:a xlink:type="simple" xlink:href="#__RefHeading___Toc3398_1416969826" text:style-name="Index_20_Link" text:visited-style-name="Index_20_Link">Navigation<text:tab/>10</text:a></text:p>
          <text:p text:style-name="P18"><text:a xlink:type="simple" xlink:href="#__RefHeading___Toc3400_1416969826" text:style-name="Index_20_Link" text:visited-style-name="Index_20_Link">Consultation<text:tab/>10</text:a></text:p>
        </text:index-body>
      </text:table-of-content>
      <text:h text:style-name="P20" text:outline-level="1"><text:bookmark-start text:name="__RefHeading___Toc3344_1416969826"/>Introduction<text:bookmark-end text:name="__RefHeading___Toc3344_1416969826"/></text:h>
      <text:p text:style-name="P14">Ce guide vous est proposé dans le cadre des ressources accompagnant la prise en main de la version 3 du référentiel général d’accessibilité pour les administrations (RGAA 3).</text:p>
      <text:p text:style-name="P14">Le RGAA 3 est composé d’un document d’introduction, d’un guide d’accompagnement et d’un référentiel technique. Cet ensemble de documents a une portée r<text:span text:style-name="T17">é</text:span>glementaire puisqu’ils ont été rendus officiels par l’arrêté du 29 avril 2015, lui-même venant préciser l’article 47 de la loi 2005-102 du 11 février 2005 et l’arrêté 2009-546 du 14 mai 2009.</text:p>
      <text:p text:style-name="P14">Les ressources complémentaires sont des supports sans valeur r<text:span text:style-name="T17">é</text:span>glementaire et visent à aider à rendre <text:span text:style-name="T21">les</text:span> contenus numériques accessibles et conformes au RGAA 3.</text:p>
      <text:h text:style-name="Heading_20_2" text:outline-level="2"><text:bookmark-start text:name="__RefHeading___Toc3346_1416969826"/>À qui s’adresse ce guide ?<text:bookmark-end text:name="__RefHeading___Toc3346_1416969826"/></text:h>
      <text:p text:style-name="P14">Ce guide s’adresse à toute personne chargée d’évaluer et de gérer des dérogations dans le cadre d’un audit RGAA.</text:p>
      <text:p text:style-name="P14">Ce guide regroupe, en un document unique, la liste des dérogations admises par le RGAA, décrite dans le document d’accompagnement et le référentiel lui-même. Il contient en outre des indications sur la gestion des dérogations et les moyens de compensation à mettre en place.</text:p>
      <text:h text:style-name="P19" text:outline-level="1"><text:bookmark-start text:name="__RefHeading___Toc3348_1416969826"/>Principe général de la dérogation<text:bookmark-end text:name="__RefHeading___Toc3348_1416969826"/></text:h>
      <text:p text:style-name="Text_20_body">Il est normal de trouver des situations et des types de contenus qu’il n’est pas possible de rendre accessibles.</text:p>
      <text:p text:style-name="P1">Les WCAG proposent donc un régime de dérogation générique que le RGAA reprend, précise et étend à des cas spécifiques dans le contexte de son application r<text:span text:style-name="T17">é</text:span>glementaire.</text:p>
      <text:p text:style-name="P1">Le RGAA propose deux catégories de dérogation.</text:p>
      <text:p text:style-name="P1">Des <text:span text:style-name="T14">dérogations générales</text:span> qui permettent d’exclure du champ d’application du référentiel des contenus entiers. Par exemple, un fil Twitter, une Google Map, une zone de commentaire : <text:a xlink:type="simple" xlink:href="http://references.modernisation.gouv.fr/rgaa-accessibilite/guide-accompagnement-RGAA.html#Liste-des-derogations-admises-et-principe-de-la-compensation" text:style-name="Internet_20_link" text:visited-style-name="Visited_20_Internet_20_Link">Document d’accompagnement — 4.2.6. Liste des dérogations admises et principe de la compensation</text:a>.</text:p>
      <text:p text:style-name="P1">Des <text:span text:style-name="T14">dérogations spécifiques</text:span> à certains contenus et implémentées sous la forme de cas particuliers sur les critères du référentiel. Par exemple, pour un logo le critère des contrastes de couleurs ne s’applique pas :<text:span text:style-name="T22"> </text:span><text:a xlink:type="simple" xlink:href="http://references.modernisation.gouv.fr/rgaa-accessibilite/cas-particuliers.html" text:style-name="Internet_20_link" text:visited-style-name="Visited_20_Internet_20_Link"><text:span text:style-name="T23">Référentiel technique – Cas particuliers</text:span></text:a><text:span text:style-name="T24">.</text:span></text:p>
      <text:p text:style-name="P1">À ces deux catégories de dérogation s’ajoute la gestion des <text:span text:style-name="T14">arbitrages</text:span> effectués au titre de l’aménagement raisonnable qui peut créer des dérogations de fait : <text:a xlink:type="simple" xlink:href="http://references.modernisation.gouv.fr/rgaa-accessibilite/guide-accompagnement-RGAA.html#Obligation-d-amenagement-raisonnable" text:style-name="Internet_20_link" text:visited-style-name="Visited_20_Internet_20_Link">4.2.3. Obligation d’aménagement raisonnable</text:a>.</text:p>
      <text:p text:style-name="P1">Cadre d’application :</text:p>
      <text:list xml:id="list1937510376234355950" text:style-name="L1">
        <text:list-item>
          <text:p text:style-name="P23"><text:span text:style-name="T16">On </text:span><text:span text:style-name="T15">déroge des contenus</text:span><text:span text:style-name="T16"> et pas des critères. Si un document en téléchargement ne peut pas être rendu accessible, il est dérogé. Néanmoins, les critères relatifs à l’accessibilité des contenus bureautiques restent applicables aux autres documents.</text:span></text:p>
        </text:list-item>
        <text:list-item>
          <text:p text:style-name="P23"><text:span text:style-name="T16">La </text:span><text:span text:style-name="T15">liste des contenus dérogés</text:span><text:span text:style-name="T16"> doit être fournie à l’utilisateur, au moins dans la page d’aide.</text:span></text:p>
        </text:list-item>
        <text:list-item>
          <text:p text:style-name="P23"><text:span text:style-name="T16">Le manque d’accessibilité doit être </text:span><text:span text:style-name="T15">compensé</text:span><text:span text:style-name="T16"> : à cet effet, le site doit proposer un moyen pour que l’utilisateur signale ses difficultés et obtienne l’information par un autre moyen.</text:span></text:p>
        </text:list-item>
      </text:list>
      <text:h text:style-name="Heading_20_2" text:outline-level="2"><text:bookmark-start text:name="__RefHeading___Toc3350_1416969826"/>Principe général de gestion des dérogations<text:bookmark-end text:name="__RefHeading___Toc3350_1416969826"/></text:h>
      <text:p text:style-name="P1">La dérogation <text:change-start text:change-id="ct106102877986016"/><text:span text:style-name="T21">est</text:span><text:change-end text:change-id="ct106102877986016"/><text:change text:change-id="ct106102877983328"/> un moyen de dernier recours qui <text:span text:style-name="T25">doit </text:span>être accompagné d’une alternative sur le site lui-même ou d’un recours à un moyen de compensation.</text:p>
      <text:h text:style-name="Heading_20_3" text:outline-level="3"><text:bookmark-start text:name="__RefHeading___Toc3352_1416969826"/>Alternative sur le site lui-même<text:bookmark-end text:name="__RefHeading___Toc3352_1416969826"/></text:h>
      <text:p text:style-name="P1">Le moyen à privilégier est la mise en place d’une alternative sur le site lui-même lorsque c’est possible.</text:p>
      <text:p text:style-name="P1">C’est particulièrement le cas lorsque la dérogation concerne une fonctionnalité essentielle du site ou de l’application.</text:p>
      <text:p text:style-name="P1">Par exemple, un site qui propose ses offres de recrutement au travers d’un moteur de recherche sophistiqué, fourni par un service extérieur, devrait mettre en place, au minimum, une liste alternative de ses offres accessibles par l’intermédiaire de ce service. Dans ce cas, l’accessibilité du moteur de recherche lui-même pourrait être dérogé<text:span text:style-name="T17">e</text:span>.</text:p>
      <text:p text:style-name="P1">À noter que l’alternative ne peut concerner que les offres de recrutement proposées par l’organisation utilisatrice du moteur de recherche ; si ce dernier est une plate-forme mutualisée proposant d’autres offres de recrutement, il sera naturellement impossible de fournir une alternative pour ces offres.</text:p>
      <text:h text:style-name="Heading_20_3" text:outline-level="3"><text:bookmark-start text:name="__RefHeading___Toc3354_1416969826"/>Moyen de compensation<text:bookmark-end text:name="__RefHeading___Toc3354_1416969826"/></text:h>
      <text:p text:style-name="P1">Lorsque l’alternative est impossible à mettre en place, c’est le moyen de compensation, le canal de signalement, qui va jouer le rôle d’alternative à l’accès à l’information.</text:p>
      <text:p text:style-name="P1">C’est plus particulièrement le cas lorsque les contenus dérogés<text:span text:style-name="T25"> </text:span><text:change text:change-id="ct106102877985792"/><text:span text:style-name="T26">sont </text:span><text:span text:style-name="T18">p</text:span>rotégés par un droit d’auteur, des restrictions de diffusion ou des restrictions d’utilisation.</text:p>
      <text:p text:style-name="P1"><text:soft-page-break/>Par exemple, pour un document en téléchargement protégé par un droit d’auteur, l’alternative qui consiste en la production d’une copie modifiée est impossible à mettre en place.</text:p>
      <text:p text:style-name="P1">Dans ce cas, l’utilisateur doit pouvoir signaler qu’il ne parvient pas à accéder au document et l’organisation éditrice du site doit lui fournir un moyen de pouvoir y accéder ou d’en réclamer l’accès auprès des ayants droit.</text:p>
      <text:h text:style-name="Heading_20_2" text:outline-level="2"><text:bookmark-start text:name="__RefHeading___Toc3356_1416969826"/>Cas général où la dérogation serait considérée comme abusive<text:bookmark-end text:name="__RefHeading___Toc3356_1416969826"/></text:h>
      <text:p text:style-name="P1"><text:span text:style-name="T25">Le simple fait </text:span>d’utiliser un service extérieur ou une technologie limitée ne suffit pas pour déclarer une dérogation.</text:p>
      <text:p text:style-name="P1">Par exemple, diffuser des vidéos en utilisant une plate-forme comme YouTube ne permet pas de déroger aux obligations d’une transcription produite en dehors de la plate-forme et du sous-titrage pris en charge par la plate-forme. En revanche, l’audiodescription peut être dérogée, s’il est considéré que la mise à disposition d’un lecteur alternatif nécessite un aménagement déraisonnable.</text:p>
      <text:p text:style-name="P1">De même, le fait d’utiliser une technologie, par exemple une bibliothèque JavaScript ou un CMS, qui ne prendrait pas en charge certains dispositifs liés à l’accessibilité n’est pas un cas de dérogation. Dans ce cas, l’organisation devra trouver les moyens <text:span text:style-name="T25">de pal</text:span><text:span text:style-name="T26">l</text:span><text:span text:style-name="T25">ier </text:span><text:span text:style-name="T26">les</text:span><text:span text:style-name="T25"> i</text:span>nsuffisances de la technologie ou de la plate-forme d’édition.</text:p>
      <text:h text:style-name="Heading_20_2" text:outline-level="2"><text:bookmark-start text:name="__RefHeading___Toc3358_1416969826"/>Moyen de compensation<text:bookmark-end text:name="__RefHeading___Toc3358_1416969826"/></text:h>
      <text:p text:style-name="P1">Le RGAA oblige les sites à mettre à disposition une adresse de contact permettant aux utilisateurs de signaler qu’ils ne peuvent pas accéder à un contenu afin que leur soit fourni un moyen alternatif d’accéder au contenu concerné.</text:p>
      <text:p text:style-name="P1">Le moyen permettant à l’utilisateur d’obtenir les informations souhaitées est laissé à la libre appréciation du référent accessibilité, lorsqu’il existe, ou de tout autre personne destinataire des demandes.</text:p>
      <text:p text:style-name="P1">Il peut s’agir, par exemple :</text:p>
      <text:list xml:id="list3953546959390328697" text:style-name="L2">
        <text:list-item>
          <text:p text:style-name="P24">de fournir une copie modifiée du contenu inaccessible ;</text:p>
        </text:list-item>
        <text:list-item>
          <text:p text:style-name="P25">d’agir <text:span text:style-name="T25">à la place </text:span>de l’utilisateur, par exemple en remplissant un formulaire <text:change text:change-id="ct106102877985568"/><text:span text:style-name="T18">pour son compte</text:span> ;</text:p>
        </text:list-item>
        <text:list-item>
          <text:p text:style-name="P24">de proposer un moyen alternatif, par exemple en utilisant un mail pour faire une demande ;</text:p>
        </text:list-item>
        <text:list-item>
          <text:p text:style-name="P24">de fournir un contact responsable du contenu qu’il n’est pas possible de rendre accessible ;</text:p>
        </text:list-item>
        <text:list-item>
          <text:p text:style-name="P24">de proposer l’utilisation d’une plate-forme de renseignement téléphonique, etc.</text:p>
        </text:list-item>
      </text:list>
      <text:p text:style-name="P1">Cette liste n’est pas limitative et la personne responsable, destinataire des demandes d’assistance, est invitée à utiliser le moyen qui lui semble le plus pertinent.</text:p>
      <text:p text:style-name="P1">Une compensation équitable doit :</text:p>
      <text:list xml:id="list6486652602795111353" text:style-name="L3">
        <text:list-item>
          <text:p text:style-name="P26">être mise à disposition dans un délai raisonnable ;</text:p>
        </text:list-item>
        <text:list-item>
          <text:p text:style-name="P26">être équivalente, en matière de service rendu à l’utilisateur, lorsque les contenus sont sous le contrôle de l’organisation elle-même ;</text:p>
        </text:list-item>
        <text:list-item>
          <text:p text:style-name="P26">être, dans toute la mesure du possible, suivie plus particulièrement lorsque les contenus ne sont pas sous le contrôle de l’organisation.</text:p>
        </text:list-item>
      </text:list>
      <text:p text:style-name="P1"/>
      <text:p text:style-name="P1"><text:s/></text:p>
      <text:p text:style-name="P1"/>
      <text:p text:style-name="P1"/>
      <text:p text:style-name="P1"/>
      <text:h text:style-name="Heading_20_2" text:outline-level="2"><text:bookmark-start text:name="__RefHeading___Toc3360_1416969826"/><text:soft-page-break/>Dérogations générales<text:bookmark-end text:name="__RefHeading___Toc3360_1416969826"/></text:h>
      <text:p text:style-name="P1">Ces dérogations sont à renseigner sur la page d’aide et la déclaration de conformité.</text:p>
      <text:h text:style-name="Heading_20_3" text:outline-level="3"><text:bookmark-start text:name="__RefHeading___Toc3362_1416969826"/>Contenus fournis par un tiers<text:bookmark-end text:name="__RefHeading___Toc3362_1416969826"/></text:h>
      <text:p text:style-name="P1">Lorsqu’un site embarque ou référence des contenus fournis par une source externe au site, il est généralement impossible d’en garantir l’accessibilité, faute de pouvoir modifier les contenus ou de posséder les droits permettant d’en créer des copies modifiées.</text:p>
      <text:p text:style-name="P1">Ce sera le cas, par exemple, pour :</text:p>
      <text:list xml:id="list782137640562173727" text:style-name="L4">
        <text:list-item>
          <text:p text:style-name="P27">une zone de<text:span text:style-name="T25"> commentaire</text:span><text:span text:style-name="T27">s</text:span><text:span text:style-name="T25"> saisi</text:span><text:span text:style-name="T27">s</text:span><text:span text:style-name="T25"> p</text:span>ar les visiteurs du site, les messages d’un forum, etc.<text:change text:change-id="ct106102877985344"/> ;</text:p>
        </text:list-item>
        <text:list-item>
          <text:p text:style-name="P27">un widge<text:span text:style-name="T25">t tel</text:span><text:span text:style-name="T27">s</text:span><text:span text:style-name="T25"> q</text:span>u’un fil Twitter, l’affichage de la météo, une carte interactive de localisation, un fil RSS, etc. ;</text:p>
        </text:list-item>
        <text:list-item>
          <text:p text:style-name="P27">un document pour le<text:span text:style-name="T25">quel </text:span><text:change-start text:change-id="ct106102877985120"/><text:span text:style-name="T28">on ne possède pas</text:span><text:change-end text:change-id="ct106102877985120"/><text:change text:change-id="ct106102877984896"/><text:span text:style-name="T25"> </text:span><text:change text:change-id="ct106102877984672"/><text:span text:style-name="T25">l</text:span>es droits (droits d’auteur) ou pour lequel il existe une restriction r<text:span text:style-name="T19">é</text:span>glementaire : un acte juridique, l’avis d’une autorité administrative, un document CERFA, etc. ;</text:p>
        </text:list-item>
        <text:list-item>
          <text:p text:style-name="P27">des contenus fournis par un service ou une société pour lesquels il existe des restrictions d’utilisation ou qui ne sont pas possibles à anticiper : la fourniture d’information<text:span text:style-name="T19">s</text:span> boursière<text:span text:style-name="T19">s</text:span> en temps réel, l’affichage de bannière<text:span text:style-name="T19">s</text:span> de publicité, l’accès à des modules de réservation externe<text:span text:style-name="T19">s</text:span>, etc.</text:p>
        </text:list-item>
      </text:list>
      <text:h text:style-name="Heading_20_3" text:outline-level="3"><text:bookmark-start text:name="__RefHeading___Toc3364_1416969826"/>Contenus archivés ou obsolètes<text:bookmark-end text:name="__RefHeading___Toc3364_1416969826"/></text:h>
      <text:p text:style-name="P1">Lorsqu’un site met à disposition des contenus dans le cadre d’une mission de sauvegarde à titre patrimonial de l’internet, il peut ne pas être possible de rendre ces ressources accessibles au moment de leur mise en ligne.</text:p>
      <text:p text:style-name="P1">De manière plus générale, le fait de mettre à disposition des quantités importantes de contenus d’archive peut rendre les opérations de mises en accessibilité particulièrement coûteuses ou demander le recours à des technologies complexes.</text:p>
      <text:p text:style-name="P1">Ce sera le cas, par exemple, pour :</text:p>
      <text:list xml:id="list1076023247987326602" text:style-name="L5">
        <text:list-item>
          <text:p text:style-name="P28">la mise à disposition de déclarations administratives anciennes comme les copies scannées des actes d’état civil d’une mairie ;</text:p>
        </text:list-item>
        <text:list-item>
          <text:p text:style-name="P28">les archives enregistrées dans le cadre des dispositions relatives au dépôt légal par l’INA (Institut National de l’Audiovisuel), la BNF (Bibliothèque Nationale de France) ou tout autre organisme en charge d’une mission similaire ;</text:p>
        </text:list-item>
        <text:list-item>
          <text:p text:style-name="P28">la mise à disposition des archives anciennes d’une organisation, par exemple des communiqués de presse, des comptes-rendus de réunion, des rapports financiers, etc.</text:p>
        </text:list-item>
      </text:list>
      <text:p text:style-name="P1"><text:span text:style-name="T14">Important</text:span> : en tout état de cause, la dérogation ne peut porter que sur des <text:span text:style-name="T14">documents de plus de deux ans</text:span> au moment de la déclaration et ne peut pas concerner les documents nouveaux, y compris ceux destinés à être archivés dans le futur.</text:p>
      <text:h text:style-name="Heading_20_3" text:outline-level="3"><text:bookmark-start text:name="__RefHeading___Toc3366_1416969826"/>Aménagement raisonnable<text:bookmark-end text:name="__RefHeading___Toc3366_1416969826"/></text:h>
      <text:p text:style-name="P1">Même si ce n’est pas sa vocation initiale, l’arbitrage au titre de l’aménagement raisonnable peut créer des dérogations de fait.</text:p>
      <text:p text:style-name="P1">Pour rappel, la discrimination est définie comme le refus de procéder à des aménagements raisonnables, c’est-à-dire : « […] n’imposant pas de charge disproportionnée ou indue, apportés, en fonction des besoins dans une situation donnée, pour assurer aux personnes handicapées la jouissance ou l’exercice, sur la base de l’égalité avec les autres, de tous les droits de l’homme et de toutes les libertés fondamentales » (<text:a xlink:type="simple" xlink:href="http://references.modernisation.gouv.fr/rgaa-accessibilite/guide-accompagnement-RGAA.html#Obligation-d-amenagement-raisonnable" text:style-name="Internet_20_link" text:visited-style-name="Visited_20_Internet_20_Link">Document d’accompagnement — 4.2.3. Obligation d’aménagement raisonnable</text:a>).</text:p>
      <text:p text:style-name="P1">Il est donc tout à fait légitime, face à une situation d’inaccessibilité, de pouvoir arbitrer en faveur du recours à une alternative ou à un <text:change text:change-id="ct105553124280480"/><text:change-start text:change-id="ct105553124280928"/><text:span text:style-name="T28">mode</text:span><text:change-end text:change-id="ct105553124280928"/><text:change text:change-id="ct105553124280256"/><text:span text:style-name="T25"> de </text:span>compensation pour éviter de devoir mobiliser des <text:soft-page-break/><text:span text:style-name="T25">moyens vis</text:span>iblement disproportionnés par rapport au problème réel causé à l’utilisateur.</text:p>
      <text:p text:style-name="P1">Deux cas peuvent se présenter pour ce qui concerne les conséquences d’un tel arbitrage.</text:p>
      <text:p text:style-name="P1">L’alternative est présente directement dans la même page ou par l’intermédiaire d’un accès explicite : dans ce cas, il ne s’agit probablement pas d’une dérogation, mais de l’application du principe de compatibilité avec l’accessibilité qui ne nécessite pas de déclaration de dérogation.</text:p>
      <text:p text:style-name="P1">L’alternative est absente et nécessite le recours à un moyen de compensation ou n’est accessible que par un moyen détourné peu explicite. Dans ce cas, il s’agit probablement d’une dérogation : l’utilisateur doit impérativement être tenu au courant à la fois de l’existence du problème, mais également de la solution proposée.</text:p>
      <text:h text:style-name="Heading_20_3" text:outline-level="3"><text:bookmark-start text:name="__RefHeading___Toc3368_1416969826"/>Exemple qui ne nécessite pas de déclaration de dérogation<text:bookmark-end text:name="__RefHeading___Toc3368_1416969826"/></text:h>
      <text:p text:style-name="P1">Un site propose des plans de lignes de bus qui en décrivent le trajet et notamment la liste et la localisation des arrêts. Ces plans sont proposés au format PDF et ne sont pas accessibles. Toutefois, il existe également un moteur de recherche d’itinéraire permettant d’indiquer le trajet à effectuer en fonction d’un point de départ et d’arrivée.</text:p>
      <text:p text:style-name="P1">S’il est démontré que le volume de travail pour rendre ces plans d’implantation <text:span text:style-name="T32">accessibles</text:span> n’est pas raisonnable, l’organisation est fondée à considérer que le recours au moteur de recherche est une alternative suffisante même si le niveau d’information est différent, le moteur ne proposant pas, par exemple, la liste de tous les arrêts des lignes empruntées.</text:p>
      <text:h text:style-name="Heading_20_3" text:outline-level="3"><text:bookmark-start text:name="__RefHeading___Toc3370_1416969826"/>Exemple qui nécessite une déclaration de dérogation<text:bookmark-end text:name="__RefHeading___Toc3370_1416969826"/></text:h>
      <text:p text:style-name="P1">En imaginant la même situation, mais cette fois-ci en considérant un moyen de compensation qui consiste à écrire un mail à l’organisation afin de recevoir, toujours par mail, la liste des arrêts d’une ligne, leur localisation et leurs horaires au format texte.</text:p>
      <text:p text:style-name="P1">Dans ce cas, compte tenu de la dégradation probable des contenus alternatifs fournis et de la complexité du moyen pour les obtenir, s’il est démontré que le volume de travail pour rendre ces plans d’implantation n’est pas raisonnable, l’organisation est fondée à déclarer une dérogation.</text:p>
      <text:p text:style-name="P1">Il lui faudra, en conséquence, prévenir l’utilisateur du problème, justifier de l’impossibilité ou de la disproportion des moyens à mobiliser pour corriger ces contenus et décrire précisément le moyen de compensation.</text:p>
      <text:p text:style-name="P1">À noter toutefois que si cette fonctionnalité est une fonctionnalité essentielle au site, le recours à un tel moyen de compensation serait difficilement justifiable auprès de l’utilisateur.</text:p>
      <text:h text:style-name="Heading_20_1" text:outline-level="1"><text:bookmark-start text:name="__RefHeading___Toc3372_1416969826"/>Dérogations spécifiques (cas particuliers du référentiel technique)<text:bookmark-end text:name="__RefHeading___Toc3372_1416969826"/></text:h>
      <text:p text:style-name="P1">À la différence des dérogations générales, ces dérogations ne nécessitent aucune déclaration. Elles illustrent des cas où il n’est simplement pas possible de r<text:span text:style-name="T25">endre </text:span><text:span text:style-name="T29">un contenu </text:span><text:span text:style-name="T25">acce</text:span>ssible.</text:p>
      <text:p text:style-name="P1">Elles sont associées aux critères du référentiel technique, par l’intermédiaire des cas particuliers.</text:p>
      <text:p text:style-name="P1">Comme indiqué sur chacun d’entre eux, les cas particuliers rendent le critère « non applicable », il n’y a donc pas lieu de les relever.</text:p>
      <text:p text:style-name="P1">Le moyen de compensation générique, imposé par le RGAA, permet, le cas échéant, à l’utilisateur de signaler une difficulté qui serait la conséquence d’un cas particulier.</text:p>
      <text:p text:style-name="P1">Il n’est pas possible de prévoir systématiquement une compensation, c’est-à-dire l’accès à une information équivalente. C’est au référent accessibilité ou à toute autre personne chargée de traiter les retours utilisateurs, d’estimer si la fourniture d’une information équivalente est possible ou pas.</text:p>
      <text:h text:style-name="Heading_20_2" text:outline-level="2"><text:bookmark-start text:name="__RefHeading___Toc3374_1416969826"/>Exemple de cas particuliers<text:bookmark-end text:name="__RefHeading___Toc3374_1416969826"/></text:h>
      <text:h text:style-name="Heading_20_3" text:outline-level="3"><text:bookmark-start text:name="__RefHeading___Toc3376_1416969826"/>Les contrastes de couleurs<text:bookmark-end text:name="__RefHeading___Toc3376_1416969826"/></text:h>
      <text:p text:style-name="P1">Par exemple, le <text:a xlink:type="simple" xlink:href="http://references.modernisation.gouv.fr/rgaa-accessibilite/criteres.html#crit-3-3" text:style-name="Internet_20_link" text:visited-style-name="Visited_20_Internet_20_Link">critère RGAA 3.3 [AA]</text:a> sur les contrastes des couleurs possède un <text:a xlink:type="simple" xlink:href="http://references.modernisation.gouv.fr/rgaa-accessibilite/cas-particuliers.html#cp-3-3,3-4" text:style-name="Internet_20_link" text:visited-style-name="Visited_20_Internet_20_Link">cas particulier</text:a> qui concerne les logos et les éléments particulièreme<text:span text:style-name="T25">nt </text:span><text:change text:change-id="ct105553124280032"/><text:change-start text:change-id="ct105553124279808"/><text:span text:style-name="T28">significatifs</text:span><text:change-end text:change-id="ct105553124279808"/><text:span text:style-name="T25"> de l’identité g</text:span>raphique de l’entreprise ou de l’organisation.</text:p>
      <text:p text:style-name="P1">Il n’est pas possible d’exiger d’une organisation ou d’une entreprise qu’elle modifie son logo et son identité graphique, ce qui pourrait avoir des conséquences majeures sur l’organisation ou l’entreprise.</text:p>
      <text:p text:style-name="P1">Si un utilisateur, du fait d’une situation de handicap, ne peut pas discerner les éléments textuels du logo, il n’existe pas de solution applicable pour compenser sa déficience. En tout état de cause, l’accès à l’information sera préservé par l’accès à une alternative textuelle.</text:p>
      <text:h text:style-name="Heading_20_3" text:outline-level="3"><text:bookmark-start text:name="__RefHeading___Toc3378_1416969826"/>Les captchas graphiques<text:bookmark-end text:name="__RefHeading___Toc3378_1416969826"/></text:h>
      <text:p text:style-name="P1">Par exemple, le <text:a xlink:type="simple" xlink:href="http://references.modernisation.gouv.fr/rgaa-accessibilite/criteres.html#crit-1-3" text:style-name="Internet_20_link" text:visited-style-name="Visited_20_Internet_20_Link">critère RGAA 1.3 [A]</text:a> sur la pertinence des alternatives d’images porteuses d’information possède un <text:a xlink:type="simple" xlink:href="http://references.modernisation.gouv.fr/rgaa-accessibilite/cas-particuliers.html#cp-1-3" text:style-name="Internet_20_link" text:visited-style-name="Visited_20_Internet_20_Link">cas particulier</text:a> concernant les images captcha. Il n’est pas possible d’exiger que les images captcha possèdent une alternative pertinente qui consisterait à répéter sous forme textuelle le code affiché dans l’image, ce qui détruirait le principe même du captcha.</text:p>
      <text:p text:style-name="P1">Si un utilisateur, du fait d’une situation de handicap, ne peut pas voir le code affiché par l’image, il n’existe pas de solution applicable pour compenser sa déficience. En tout état de cause, l’accès à l’information contrôlée par le captcha est garanti par l’obligation de proposer un moyen d’accès alternatif à l’utilisation du captcha graphique.</text:p>
      <text:h text:style-name="P21" text:outline-level="2"><text:bookmark-start text:name="__RefHeading___Toc3380_1416969826"/>Résumé des cas particuliers du référentiel technique<text:bookmark-end text:name="__RefHeading___Toc3380_1416969826"/></text:h>
      <text:p text:style-name="P1"><text:span text:style-name="T14">Note importante</text:span> : la liste ci-dessous est donnée à titre purement informatif pour signaler qu’il existe un cas particulier pour les types de contenus décrit<text:span text:style-name="T20">s</text:span> dans cette liste.</text:p>
      <text:p text:style-name="P1"><text:span text:style-name="T14">Vous devez impérativement</text:span> vous reporter au document des cas particuliers du référentiel en vigueur pour les traiter.</text:p>
      <text:h text:style-name="Heading_20_3" text:outline-level="3"><text:bookmark-start text:name="__RefHeading___Toc3382_1416969826"/>Images<text:bookmark-end text:name="__RefHeading___Toc3382_1416969826"/></text:h>
      <text:list xml:id="list4866825312262493042" text:style-name="L6">
        <text:list-item>
          <text:p text:style-name="P29">Utilisation des images captcha<text:span text:style-name="T20">s</text:span> ou des images-tests.</text:p>
        </text:list-item>
        <text:list-item>
          <text:p text:style-name="P29">Utilisation des images textes.</text:p>
        </text:list-item>
      </text:list>
      <text:h text:style-name="Heading_20_3" text:outline-level="3"><text:bookmark-start text:name="__RefHeading___Toc3384_1416969826"/>Couleurs<text:bookmark-end text:name="__RefHeading___Toc3384_1416969826"/></text:h>
      <text:list xml:id="list7697363811694391951" text:style-name="L7">
        <text:list-item>
          <text:p text:style-name="P30">Application des contrastes de couleurs pour un logo ou des couleurs de textes associés à l’identité graphique d’un organisme ou d’une société.</text:p>
        </text:list-item>
      </text:list>
      <text:h text:style-name="Heading_20_3" text:outline-level="3"><text:bookmark-start text:name="__RefHeading___Toc3386_1416969826"/>Multimédia<text:bookmark-end text:name="__RefHeading___Toc3386_1416969826"/></text:h>
      <text:list xml:id="list8424192444179547720" text:style-name="L8">
        <text:list-item>
          <text:p text:style-name="P31">Transcription textuelle pour les vidéos décoratives, en langue des signes, proposées en vignettes, <text:span text:style-name="T31">employé</text:span>es comme cap<text:span text:style-name="T25">tcha</text:span><text:span text:style-name="T29">s</text:span><text:span text:style-name="T25"> </text:span><text:span text:style-name="T30">ou</text:span><text:span text:style-name="T29"> </text:span><text:span text:style-name="T25">comme test</text:span><text:span text:style-name="T30">s</text:span><text:span text:style-name="T25">.</text:span></text:p>
        </text:list-item>
        <text:list-item>
          <text:p text:style-name="P32">Sous-titrage pour les vidéos décoratives, en langue des signes, proposées en vignettes, <text:span text:style-name="T31">employées</text:span> comme cap<text:span text:style-name="T25">tcha</text:span><text:span text:style-name="T29">s</text:span><text:span text:style-name="T25"> </text:span><text:span text:style-name="T30">ou</text:span><text:span text:style-name="T29"> </text:span><text:span text:style-name="T25">comme test</text:span><text:span text:style-name="T30">s</text:span>.</text:p>
        </text:list-item>
        <text:list-item>
          <text:p text:style-name="P32">Audiodescription pour les vidéos décoratives, en langue des signes, proposées en vignettes, <text:span text:style-name="T31">employées</text:span> comme cap<text:span text:style-name="T25">tcha</text:span><text:span text:style-name="T29">s</text:span><text:span text:style-name="T25"> </text:span><text:span text:style-name="T30">ou</text:span><text:span text:style-name="T29"> </text:span><text:span text:style-name="T25">comme test</text:span><text:span text:style-name="T30">s</text:span><text:span text:style-name="T25">.</text:span></text:p>
        </text:list-item>
        <text:list-item>
          <text:p text:style-name="P31">Identification des vidéos décoratives.</text:p>
        </text:list-item>
        <text:list-item>
          <text:p text:style-name="P31">Alternative pou<text:span text:style-name="T20">r</text:span> des médias non temporels décoratifs, diffusés dans un environnement <text:span text:style-name="T20">maîtrisé</text:span>, en remplacement d’un contenu déjà présent.</text:p>
        </text:list-item>
        <text:list-item>
          <text:p text:style-name="P31">Niveau sonore des dialogues pour les vidéos utilisées comme captcha<text:span text:style-name="T20">s</text:span> ou comme test.</text:p>
        </text:list-item>
        <text:list-item>
          <text:p text:style-name="P31">Compatibilité avec l’accessibilité des dispositifs de contrôle de lecture des vidéos et des médias non temporels décoratifs.</text:p>
        </text:list-item>
      </text:list>
      <text:h text:style-name="Heading_20_3" text:outline-level="3"><text:bookmark-start text:name="__RefHeading___Toc3388_1416969826"/>Tableaux<text:bookmark-end text:name="__RefHeading___Toc3388_1416969826"/></text:h>
      <text:list xml:id="list6475730267551467654" text:style-name="L9">
        <text:list-item>
          <text:p text:style-name="P33">Utilisation d’un tableau de mise en forme surchargé par des propriétés ARIA de liste.</text:p>
        </text:list-item>
      </text:list>
      <text:h text:style-name="Heading_20_3" text:outline-level="3"><text:bookmark-start text:name="__RefHeading___Toc3390_1416969826"/>Liens<text:bookmark-end text:name="__RefHeading___Toc3390_1416969826"/></text:h>
      <text:list xml:id="list8646034712500538342" text:style-name="L10">
        <text:list-item>
          <text:p text:style-name="P34">Obligation de liens explicites en contexte ou hors contexte, quand le lien est ambigu pour tout le monde.</text:p>
        </text:list-item>
      </text:list>
      <text:h text:style-name="Heading_20_3" text:outline-level="3"><text:bookmark-start text:name="__RefHeading___Toc3392_1416969826"/>Scripts<text:bookmark-end text:name="__RefHeading___Toc3392_1416969826"/></text:h>
      <text:list xml:id="list6362294689270777747" text:style-name="L11">
        <text:list-item>
          <text:p text:style-name="P35">Obligation d’utilisation des dispositifs JavaScript au clavier et à la souris lorsqu’il n’existe pas d’équivalent dans l’un ou l’autre des modes d’interaction.</text:p>
        </text:list-item>
        <text:list-item>
          <text:p text:style-name="P35">Obligation de contrôle par l’utilisateur des alertes non sollicitées dans des cas d’urgence, de situation soudaine et imprévue, afin de préserver la santé, la sécurité ou la propriété.</text:p>
        </text:list-item>
      </text:list>
      <text:h text:style-name="Heading_20_3" text:outline-level="3"><text:bookmark-start text:name="__RefHeading___Toc3394_1416969826"/>Éléments obligatoires<text:bookmark-end text:name="__RefHeading___Toc3394_1416969826"/></text:h>
      <text:list xml:id="list5007356190250677927" text:style-name="L12">
        <text:list-item>
          <text:p text:style-name="P36">Interdiction de l’usage d’éléments obsolètes dans le cas de la prise en charge d’éléments HTML5 pas encore supportés.</text:p>
        </text:list-item>
        <text:list-item>
          <text:p text:style-name="P40"><text:span text:style-name="T16">Obligation de déclaration de la langue d’usage dans le cas des noms, noms communs de langue étrangère présents dans le dictionnaire, passage de texte fourni par un utilisateur ou un système automatique non prévisible, passage de texte dans une langue non </text:span><text:soft-page-break/><text:span text:style-name="T16">déterminable ou imaginaire, mots dans une langue étrangère passés dans le langage courant.</text:span></text:p>
        </text:list-item>
      </text:list>
      <text:h text:style-name="Heading_20_3" text:outline-level="3"><text:bookmark-start text:name="__RefHeading___Toc3396_1416969826"/>Présentation de l’information<text:bookmark-end text:name="__RefHeading___Toc3396_1416969826"/></text:h>
      <text:list xml:id="list8336647037208605674" text:style-name="L13">
        <text:list-item>
          <text:p text:style-name="P37">Limite de largeur des blocs de texte à 80 caractères dans le cas des langues chinoises, japonaises et coréennes.</text:p>
        </text:list-item>
      </text:list>
      <text:h text:style-name="Heading_20_3" text:outline-level="3"><text:bookmark-start text:name="__RefHeading___Toc3398_1416969826"/>Navigation<text:bookmark-end text:name="__RefHeading___Toc3398_1416969826"/></text:h>
      <text:list xml:id="list6774344531532467864" text:style-name="L14">
        <text:list-item>
          <text:p text:style-name="P38">Obligation de fournir deux systèmes de navigation dans le cas d’une SPA (Single Page Application) ou d’un site constitué d’un nombre très limité de pages.</text:p>
        </text:list-item>
        <text:list-item>
          <text:p text:style-name="P38">Obligation de maintenir les systèmes de navigation à la même place avec une présentation cohérente dans le cas de la page d’accueil, d’un site constitué d’une seule page ou dans le cas d’un processus comme un processus de paiement ou de commande par exemple.</text:p>
        </text:list-item>
        <text:list-item>
          <text:p text:style-name="P38">Obligation de la présence d’un fil d’Ariane dans le cas d’une page d’accueil ou si le site est constitué d’une seule page.</text:p>
        </text:list-item>
        <text:list-item>
          <text:p text:style-name="P38">Obligation de la présence d’un lien d’accès rapide dans le cas d’un site web constitué d’une seule page s’il s’avère que le lien d’accès rapide est inutile.</text:p>
        </text:list-item>
      </text:list>
      <text:h text:style-name="Heading_20_3" text:outline-level="3"><text:bookmark-start text:name="__RefHeading___Toc3400_1416969826"/>Consultation<text:bookmark-end text:name="__RefHeading___Toc3400_1416969826"/></text:h>
      <text:list xml:id="list1582352847072049409" text:style-name="L15">
        <text:list-item>
          <text:p text:style-name="P39">Obligation de contrôle par l’utilisateur des limites de temps, lorsque ces dernières sont essentielles.</text:p>
        </text:list-item>
        <text:list-item>
          <text:p text:style-name="P39">Obligation de déclaration du poids d’un fichier en téléchargement, lorsque ce dernier est généré de manière dynamiq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adornments="Normal" style:font-pitch="variable" style:font-charset="x-symbol"/>
    <style:font-face style:name="Wingdings" svg:font-family="Wingdings" style:font-pitch="variable" style:font-charset="x-symbol"/>
    <style:font-face style:name="Andale Mono1" svg:font-family="'Andale Mono'" style:font-adornments="Normal"/>
    <style:font-face style:name="Mangal1" svg:font-family="Mangal"/>
    <style:font-face style:name="Ubuntu3" svg:font-family="Ubuntu" style:font-adornments="Regular"/>
    <style:font-face style:name="Courier New2" svg:font-family="'Courier New'" style:font-family-generic="modern"/>
    <style:font-face style:name="Arial2" svg:font-family="Arial" style:font-family-generic="roman"/>
    <style:font-face style:name="Courier New3" svg:font-family="'Courier New'" style:font-family-generic="roman"/>
    <style:font-face style:name="Liberation Serif, Sans serif" svg:font-family="'Liberation Serif, Sans serif'" style:font-adornments="Normal" style:font-family-generic="roman"/>
    <style:font-face style:name="Times New Roman1" svg:font-family="'Times New Roman'" style:font-family-generic="roman"/>
    <style:font-face style:name="Courier New1" svg:font-family="'Courier New'" style:font-adornments="Normal" style:font-family-generic="swiss"/>
    <style:font-face style:name="Liberation Sans2" svg:font-family="'Liberation Sans'" style:font-family-generic="swiss"/>
    <style:font-face style:name="Liberation Sans" svg:font-family="'Liberation Sans'" style:font-adornments="Normal" style:font-family-generic="swiss"/>
    <style:font-face style:name="Liberation Sans, Sans serif1" svg:font-family="'Liberation Sans, Sans serif'" style:font-adornments="Italique" style:font-family-generic="swiss"/>
    <style:font-face style:name="Liberation Sans, Sans serif" svg:font-family="'Liberation Sans, Sans serif'" style:font-adornments="Italique gras" style:font-family-generic="swiss"/>
    <style:font-face style:name="Liberation Sans, Sans serif2" svg:font-family="'Liberation Sans, Sans serif'" style:font-adornments="Normal" style:font-family-generic="swiss"/>
    <style:font-face style:name="Liberation Sans, Sans-serif1" svg:font-family="'Liberation Sans, Sans-serif'" style:font-adornments="Gras" style:font-family-generic="swiss"/>
    <style:font-face style:name="Liberation Sans, Sans-serif" svg:font-family="'Liberation Sans, Sans-serif'" style:font-adornments="Normal" style:font-family-generic="swiss"/>
    <style:font-face style:name="Nimbus Sans L, Arial" svg:font-family="'Nimbus Sans L, Arial'" style:font-adornments="Normal" style:font-family-generic="swiss"/>
    <style:font-face style:name="Lohit Hindi1" svg:font-family="'Lohit Hindi'" style:font-family-generic="system"/>
    <style:font-face style:name="Lucida Sans Unicode" svg:font-family="'Lucida Sans Unicode'" style:font-family-generic="system"/>
    <style:font-face style:name="Mangal" svg:font-family="Mangal" style:font-family-generic="system"/>
    <style:font-face style:name="Andale Mono" svg:font-family="'Andale Mono'" style:font-pitch="fixed"/>
    <style:font-face style:name="Courier New" svg:font-family="'Courier New'" style:font-family-generic="modern" style:font-pitch="fixed"/>
    <style:font-face style:name="NSimSun" svg:font-family="NSimSun" style:font-family-generic="modern" style:font-pitch="fixed"/>
    <style:font-face style:name="Nimbus Mono L" svg:font-family="'Nimbus Mono L'" style:font-adornments="Normal" style:font-family-generic="modern" style:font-pitch="fixed"/>
    <style:font-face style:name="Fely" svg:font-family="Fely" style:font-adornments="Gras" style:font-pitch="variable"/>
    <style:font-face style:name="Liberation Sans5" svg:font-family="'Liberation Sans'" style:font-pitch="variable"/>
    <style:font-face style:name="Oxygen" svg:font-family="Oxygen" style:font-adornments="Normal" style:font-pitch="variable"/>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文泉驛等寬正黑" svg:font-family="文泉驛等寬正黑" style:font-adornments="中等" style:font-pitch="variable"/>
    <style:font-face style:name="Arial" svg:font-family="Arial" style:font-family-generic="roman" style:font-pitch="variable"/>
    <style:font-face style:name="Century Schoolbook L" svg:font-family="'Century Schoolbook L'" style:font-adornments="Roman" style:font-family-generic="roman" style:font-pitch="variable"/>
    <style:font-face style:name="Garamond" svg:font-family="Garamond" style:font-family-generic="roman" style:font-pitch="variable"/>
    <style:font-face style:name="Garamond1" svg:font-family="Garamond" style:font-adornments="Negreta" style:font-family-generic="roman" style:font-pitch="variable"/>
    <style:font-face style:name="Liberation Serif" svg:font-family="'Liberation Serif'" style:font-adornments="Italique"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adornments="Normal" style:font-family-generic="swiss" style:font-pitch="variable"/>
    <style:font-face style:name="Arial Narrow" svg:font-family="'Arial Narrow'" style:font-family-generic="swiss" style:font-pitch="variable"/>
    <style:font-face style:name="Arimo" svg:font-family="Arimo" style:font-adornments="Gras" style:font-family-generic="swiss" style:font-pitch="variable"/>
    <style:font-face style:name="Liberation Sans4" svg:font-family="'Liberation Sans'" style:font-family-generic="swiss" style:font-pitch="variable"/>
    <style:font-face style:name="Liberation Sans3" svg:font-family="'Liberation Sans'" style:font-adornments="Gras" style:font-family-generic="swiss" style:font-pitch="variable"/>
    <style:font-face style:name="Liberation Sans1" svg:font-family="'Liberation Sans'" style:font-adornments="Normal" style:font-family-generic="swiss" style:font-pitch="variable"/>
    <style:font-face style:name="Nimbus Sans L" svg:font-family="'Nimbus Sans L'" style:font-adornments="Gra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ff3333" draw:end-color="#004586" draw:start-intensity="100%" draw:end-intensity="100%" draw:angle="900" draw:border="0%"/>
    <draw:marker draw:name="Extrémités_20_de_20_flèche_20_4" draw:display-name="Extrémités de flèche 4" svg:viewBox="0 0 1131 902" svg:d="M564 0l-564 902h1131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cm" loext:contextual-spacing="false" fo:orphans="0" fo:widows="0" style:page-number="auto" style:shadow="none" style:writing-mode="lr-tb"/>
      <style:text-properties style:use-window-font-color="true" style:font-name="Liberation Sans1" fo:font-family="'Liberation Sans'" style:font-style-name="Normal" style:font-family-generic="swiss" style:font-pitch="variable" fo:font-size="11pt" fo:language="fr" fo:country="FR" style:letter-kerning="true" style:font-name-asian="Lucida Sans Unicode" style:font-family-asian="'Lucida Sans Unicode'" style:font-family-generic-asian="system" style:font-size-asian="12pt" style:language-asian="zh" style:country-asian="CN" style:font-name-complex="Mangal" style:font-family-complex="Mangal"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2" fo:font-family="'Liberation Sans'" style:font-family-generic="swiss" fo:font-size="14pt" style:font-name-asian="Lucida Sans Unicode" style:font-family-asian="'Lucida Sans Unicode'" style:font-family-generic-asian="system" style:font-size-asian="14pt" style:font-name-complex="Mangal" style:font-family-complex="Mangal" style:font-family-generic-complex="system" style:font-size-complex="14pt"/>
    </style:style>
    <style:style style:name="Text_20_body" style:display-name="Text body" style:family="paragraph" style:parent-style-name="Standard" style:default-outline-level="" style:class="text" style:master-page-name="">
      <style:paragraph-properties fo:margin-top="0.101cm" fo:margin-bottom="0.199cm" loext:contextual-spacing="false" fo:text-align="start" style:justify-single-word="false" style:page-number="auto"/>
      <style:text-properties style:font-name="Liberation Sans1" fo:font-family="'Liberation Sans'" style:font-style-name="Normal" style:font-family-generic="swiss" style:font-pitch="variable" style:font-size-asian="10.5pt"/>
    </style:style>
    <style:style style:name="List" style:family="paragraph" style:parent-style-name="Text_20_body" style:default-outline-level="" style:class="list">
      <style:paragraph-properties fo:margin-top="0cm" fo:margin-bottom="0.212cm" loext:contextual-spacing="false"/>
      <style:text-properties style:font-name="Liberation Sans" fo:font-family="'Liberation Sans'" style:font-style-name="Normal" style:font-family-generic="swis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Liberation Sans" fo:font-family="'Liberation Sans'" style:font-style-name="Norm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Liberation Sans" fo:font-family="'Liberation Sans'" style:font-style-name="Normal" style:font-family-generic="swiss" style:font-size-asian="12pt" style:font-name-complex="Mangal1" style:font-family-complex="Mangal"/>
    </style:style>
    <style:style style:name="Heading_20_1" style:display-name="Heading 1" style:family="paragraph" style:parent-style-name="Heading" style:next-style-name="Standard" style:default-outline-level="1" style:class="text" style:master-page-name="">
      <style:paragraph-properties fo:margin-left="0cm" fo:margin-right="0cm" fo:margin-top="1.499cm" fo:margin-bottom="0.199cm" loext:contextual-spacing="false" fo:text-align="center" style:justify-single-word="false" fo:text-indent="0cm" style:auto-text-indent="false" style:page-number="auto" fo:break-before="page" text:number-lines="false" text:line-number="1">
        <style:tab-stops/>
      </style:paragraph-properties>
      <style:text-properties fo:font-variant="small-caps" fo:color="#de1b3d" fo:font-size="150%" fo:font-weight="normal"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729fcf"/>
      <style:paragraph-properties fo:margin-left="0cm" fo:margin-right="0cm" fo:margin-top="0.801cm" fo:margin-bottom="0.199cm" loext:contextual-spacing="false" fo:text-indent="0cm" style:auto-text-indent="false" style:page-number="auto" fo:background-color="transparent">
        <style:tab-stops>
          <style:tab-stop style:position="1.499cm"/>
        </style:tab-stops>
      </style:paragraph-properties>
      <style:text-properties fo:font-variant="small-caps" fo:color="#2868c8"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99cm" loext:contextual-spacing="false" fo:text-indent="0cm" style:auto-text-indent="false" style:page-number="auto"/>
      <style:text-properties style:use-window-font-color="tru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Alinea" style:family="paragraph" style:parent-style-name="Standard">
      <style:paragraph-properties fo:text-align="justify" style:justify-single-word="false"/>
      <style:text-properties style:font-name="Times" fo:font-family="Times" style:font-family-generic="roman" style:font-pitch="variable" fo:font-size="11pt" style:font-size-asian="11pt" style:font-name-complex="Times" style:font-family-complex="Times" style:font-family-generic-complex="roman" style:font-pitch-complex="variable"/>
    </style:style>
    <style:style style:name="Titre_20_Chapitre_20_3" style:display-name="Titre Chapitre 3" style:family="paragraph" style:parent-style-name="Standard" style:next-style-name="Alinea" style:list-style-name="WW8Num1">
      <style:paragraph-properties fo:margin-left="0.004cm" fo:margin-right="0cm" fo:text-indent="0cm" style:auto-text-indent="false" fo:break-before="page" fo:padding-left="0cm" fo:padding-right="0cm" fo:padding-top="0cm" fo:padding-bottom="0.176cm" fo:border-left="none" fo:border-right="none" fo:border-top="none" fo:border-bottom="0.51pt solid #000000" fo:keep-with-next="always">
        <style:tab-stops>
          <style:tab-stop style:position="1.274cm"/>
        </style:tab-stops>
      </style:paragraph-properties>
      <style:text-properties style:font-name="Times" fo:font-family="Times" style:font-family-generic="roman" style:font-pitch="variable" fo:font-size="16pt" fo:font-weight="bold" style:font-size-asian="16pt" style:font-weight-asian="bold" style:font-name-complex="Times" style:font-family-complex="Times" style:font-family-generic-complex="roman" style:font-pitch-complex="variable"/>
    </style:style>
    <style:style style:name="Titre_20_Niveau_20_3" style:display-name="Titre Niveau 3" style:family="paragraph" style:parent-style-name="Standard" style:next-style-name="Alinea" style:list-style-name="WW8Num7">
      <style:paragraph-properties fo:margin-top="0.423cm" fo:margin-bottom="0.423cm" loext:contextual-spacing="false" fo:keep-with-next="always">
        <style:tab-stops>
          <style:tab-stop style:position="0.501cm"/>
        </style:tab-stops>
      </style:paragraph-properties>
      <style:text-properties style:font-name="Times" fo:font-family="Times" style:font-family-generic="roman" style:font-pitch="variable" fo:font-size="11pt" fo:font-weight="bold" style:font-size-asian="11pt" style:font-weight-asian="bold" style:font-name-complex="Times" style:font-family-complex="Times" style:font-family-generic-complex="roman" style:font-pitch-complex="variable"/>
    </style:style>
    <style:style style:name="Header" style:family="paragraph" style:parent-style-name="Standard" style:class="extra">
      <style:paragraph-properties fo:padding="0.049cm" fo:border-left="none" fo:border-right="none" fo:border-top="none" fo:border-bottom="0.31pt solid #2868c8" text:number-lines="false" text:line-number="0">
        <style:tab-stops>
          <style:tab-stop style:position="8.5cm" style:type="center"/>
          <style:tab-stop style:position="17cm" style:type="right"/>
        </style:tab-stops>
      </style:paragraph-properties>
      <style:text-properties fo:color="#333333" fo:font-size="9pt" fo:font-weight="normal" style:font-size-asian="10.5pt"/>
    </style:style>
    <style:style style:name="Footer" style:family="paragraph" style:parent-style-name="Standard" style:class="extra">
      <style:paragraph-properties fo:padding="0.049cm" fo:border-left="none" fo:border-right="none" fo:border-top="0.31pt solid #2868c8" fo:border-bottom="none" text:number-lines="false" text:line-number="0">
        <style:tab-stops>
          <style:tab-stop style:position="8.5cm" style:type="center"/>
          <style:tab-stop style:position="17cm" style:type="right"/>
        </style:tab-stops>
      </style:paragraph-properties>
      <style:text-properties fo:color="#2c001e" fo:font-size="10pt" style:font-size-asian="10.5pt"/>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9.999cm" fo:margin-bottom="0.199cm" loext:contextual-spacing="false" fo:text-align="center" style:justify-single-word="false" style:page-number="auto">
        <style:tab-stops/>
      </style:paragraph-properties>
      <style:text-properties fo:font-variant="small-caps" fo:color="#2868c8" style:font-name="Arial Black" fo:font-family="'Arial Black'" style:font-style-name="Normal" style:font-family-generic="swiss"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weight-asian="normal"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ab-stops/>
      </style:paragraph-properties>
      <style:text-properties fo:font-size="8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de1b3d"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cm" fo:margin-right="0cm" fo:margin-top="0.199cm" fo:margin-bottom="0.101cm" loext:contextual-spacing="false" fo:line-height="100%" fo:keep-together="always" fo:text-indent="0cm" style:auto-text-indent="false" style:page-number="auto" fo:keep-with-next="always">
        <style:tab-stops>
          <style:tab-stop style:position="3cm"/>
          <style:tab-stop style:position="17cm" style:leader-style="dotted" style:leader-text="."/>
        </style:tab-stops>
      </style:paragraph-properties>
      <style:text-properties fo:font-size="12pt" fo:font-weight="bold"/>
    </style:style>
    <style:style style:name="Contents_20_2" style:display-name="Contents 2" style:family="paragraph" style:parent-style-name="Index" style:class="index" style:master-page-name="">
      <style:paragraph-properties fo:margin-left="0.3cm" fo:margin-right="0cm" fo:margin-top="0cm" fo:margin-bottom="0cm" loext:contextual-spacing="false" fo:line-height="150%" fo:text-indent="0cm" style:auto-text-indent="false" style:page-number="auto">
        <style:tab-stops>
          <style:tab-stop style:position="4.001cm"/>
        </style:tab-stops>
      </style:paragraph-properties>
      <style:text-properties fo:font-size="11pt"/>
    </style:style>
    <style:style style:name="mise_20_à_20_jour" style:display-name="mise à jour" style:family="paragraph" style:parent-style-name="Table_20_Contents">
      <style:paragraph-properties fo:margin-top="0.199cm" fo:margin-bottom="0.4cm" loext:contextual-spacing="false" fo:text-align="start" style:justify-single-word="false"/>
    </style:style>
    <style:style style:name="A42-Titre1" style:family="paragraph" style:next-style-name="A42-Corps_20_de_20_texte" style:master-page-name="">
      <loext:graphic-properties draw:fill="solid" draw:fill-color="#000099" draw:opacity="100%"/>
      <style:paragraph-properties fo:margin-left="0cm" fo:margin-right="0cm" fo:margin-top="0cm" fo:margin-bottom="0.3cm" loext:contextual-spacing="false" fo:line-height="0.801cm" fo:text-align="center" style:justify-single-word="false" fo:text-indent="0cm" style:auto-text-indent="false" style:page-number="auto" fo:break-before="auto" fo:break-after="auto" fo:background-color="#000099" fo:padding="0cm" fo:border="none" style:shadow="none">
        <style:tab-stops/>
      </style:paragraph-properties>
      <style:text-properties fo:color="#ffffff" style:font-name="Liberation Sans1" fo:font-family="'Liberation Sans'" style:font-style-name="Normal" style:font-family-generic="swiss" style:font-pitch="variable" fo:font-size="20pt" style:text-underline-style="none" officeooo:rsid="0036750d" style:font-size-asian="10.5pt" style:text-overline-style="none" style:text-overline-color="#aea79f"/>
    </style:style>
    <style:style style:name="A42-Titre2" style:family="paragraph" style:next-style-name="A42-Corps_20_de_20_texte" style:master-page-name="">
      <loext:graphic-properties draw:fill="none" draw:fill-color="#729fcf"/>
      <style:paragraph-properties fo:margin-left="0cm" fo:margin-right="0cm" fo:margin-top="0.3cm" fo:margin-bottom="0.199cm" loext:contextual-spacing="false" fo:keep-together="always" fo:text-indent="0cm" style:auto-text-indent="false" style:page-number="auto" fo:background-color="transparent" fo:padding="0cm" fo:border="none" style:shadow="none" fo:keep-with-next="always">
        <style:tab-stops/>
      </style:paragraph-properties>
      <style:text-properties fo:color="#004586" style:font-name="Liberation Sans1" fo:font-family="'Liberation Sans'" style:font-style-name="Normal" style:font-family-generic="swiss" style:font-pitch="variable" fo:font-size="13pt" fo:font-weight="bold" officeooo:rsid="0036750d" style:font-size-asian="10.5pt"/>
    </style:style>
    <style:style style:name="A42-Titre3" style:family="paragraph" style:next-style-name="A42-Corps_20_de_20_texte" style:master-page-name="">
      <loext:graphic-properties draw:fill="none" draw:fill-color="#729fcf"/>
      <style:paragraph-properties fo:margin-left="0cm" fo:margin-right="0cm" fo:margin-top="0.3cm" fo:margin-bottom="0.3cm" loext:contextual-spacing="false" fo:keep-together="always" fo:text-indent="0cm" style:auto-text-indent="false" style:page-number="auto" fo:background-color="transparent" fo:padding="0cm" fo:border="none" style:shadow="none" fo:keep-with-next="always">
        <style:tab-stops/>
      </style:paragraph-properties>
      <style:text-properties fo:font-variant="normal" fo:text-transform="none" fo:color="#ad4d9f" style:font-name="Liberation Sans1" fo:font-family="'Liberation Sans'" style:font-style-name="Normal" style:font-family-generic="swiss" style:font-pitch="variable" fo:font-size="12pt" fo:font-weight="bold" officeooo:rsid="0036750d" style:font-size-asian="10.5pt"/>
    </style:style>
    <style:style style:name="A42-Titre4" style:family="paragraph" style:parent-style-name="A42-Titre" style:next-style-name="A42-Corps_20_de_20_texte" style:master-page-name="">
      <style:paragraph-properties fo:margin-left="1.499cm" fo:margin-right="0cm" fo:margin-top="0.499cm" fo:margin-bottom="0.101cm" loext:contextual-spacing="false" fo:text-indent="0cm" style:auto-text-indent="false" style:page-number="auto">
        <style:tab-stops/>
      </style:paragraph-properties>
      <style:text-properties fo:color="#01437a" style:font-name="Liberation Sans, Sans serif" fo:font-family="'Liberation Sans, Sans serif'" style:font-style-name="Italique gras" style:font-family-generic="swiss" fo:font-size="14pt" officeooo:rsid="0036750d" style:font-size-asian="13pt" style:font-weight-asian="normal" style:font-size-complex="13pt"/>
    </style:style>
    <style:style style:name="A42-Titre6" style:family="paragraph" style:parent-style-name="A42-Titre" style:next-style-name="A42-Corps_20_de_20_texte" style:master-page-name="">
      <style:paragraph-properties fo:margin-left="5.5cm" fo:margin-right="0cm" fo:margin-top="0cm" fo:margin-bottom="0.3cm" loext:contextual-spacing="false" fo:text-indent="0cm" style:auto-text-indent="false" style:page-number="auto">
        <style:tab-stops/>
      </style:paragraph-properties>
      <style:text-properties fo:font-size="12pt" officeooo:rsid="0036750d" style:font-size-asian="10.5pt"/>
    </style:style>
    <style:style style:name="A42-corps_20_de_20_texte" style:display-name="A42-corps de texte" style:family="paragraph" style:parent-style-name="Text_20_body" style:master-page-name="">
      <style:paragraph-properties fo:margin-left="0cm" fo:margin-right="0cm" fo:margin-top="0.199cm" fo:margin-bottom="0cm" loext:contextual-spacing="false" fo:line-height="120%" fo:text-align="start" style:justify-single-word="false" fo:text-indent="0cm" style:auto-text-indent="false" style:page-number="auto"/>
      <style:text-properties style:font-name="Liberation Sans, Sans-serif" fo:font-family="'Liberation Sans, Sans-serif'" style:font-style-name="Normal" style:font-family-generic="swiss" fo:font-size="11pt" style:font-size-asian="10.5pt"/>
    </style:style>
    <style:style style:name="A42-Titre_20_principal" style:display-name="A42-Titre principal" style:family="paragraph" style:parent-style-name="Title" style:next-style-name="A42-Corps_20_de_20_texte" style:master-page-name="">
      <style:paragraph-properties fo:margin-left="0cm" fo:margin-right="0cm" fo:margin-top="0.101cm" fo:margin-bottom="0.101cm" loext:contextual-spacing="false" fo:text-align="start" style:justify-single-word="false" fo:keep-together="always" fo:text-indent="0cm" style:auto-text-indent="false" style:page-number="auto"/>
      <style:text-properties fo:font-variant="small-caps" fo:color="#ad4d9f" style:font-name="Liberation Sans, Sans serif1" fo:font-family="'Liberation Sans, Sans serif'" style:font-style-name="Italique" style:font-family-generic="swiss" fo:font-size="22pt" fo:font-style="normal" fo:font-weight="bold" officeooo:rsid="00052ca3" style:font-size-asian="24pt" style:font-size-complex="24pt" style:font-weight-complex="600" style:font-relief="none"/>
    </style:style>
    <style:style style:name="A42-intitulé_20_procédure" style:display-name="A42-intitulé procédure" style:family="paragraph" style:parent-style-name="mise_20_à_20_jour">
      <style:paragraph-properties fo:margin-left="9.5cm" fo:margin-right="0cm" fo:margin-top="0.199cm" fo:margin-bottom="1.199cm" loext:contextual-spacing="false" fo:text-indent="0cm" style:auto-text-indent="false" style:border-line-width-top="0.002cm 0.004cm 0.002cm" fo:padding="0.25cm" fo:border-left="none" fo:border-right="none" fo:border-top="0.2pt double #ad4d9f" fo:border-bottom="none" style:shadow="none"/>
      <style:text-properties style:font-name="Liberation Serif, Sans serif" fo:font-family="'Liberation Serif, Sans serif'" style:font-style-name="Normal" style:font-family-generic="roman" style:font-size-asian="10.5pt"/>
    </style:style>
    <style:style style:name="A42-Titre" style:family="paragraph" style:parent-style-name="A42-Titre_20_principal" style:next-style-name="A42-Corps_20_de_20_texte" style:master-page-name="">
      <style:paragraph-properties fo:margin-left="1cm" fo:margin-right="0cm" fo:text-align="start" style:justify-single-word="false" fo:keep-together="always" fo:text-indent="0.499cm" style:auto-text-indent="false" style:page-number="auto" fo:keep-with-next="always"/>
      <style:text-properties fo:font-variant="normal" fo:text-transform="none" fo:color="#555555" style:font-name="Liberation Sans, Sans-serif1" fo:font-family="'Liberation Sans, Sans-serif'" style:font-style-name="Gras" style:font-family-generic="swiss" fo:font-size="30pt" fo:font-weight="bold" style:font-size-asian="10.5pt" style:font-weight-complex="600"/>
    </style:style>
    <style:style style:name="A42-note_20_bas-page_20_garde" style:display-name="A42-note bas-page garde" style:family="paragraph" style:parent-style-name="mise_20_à_20_jour">
      <style:paragraph-properties fo:margin-top="5.001cm" fo:margin-bottom="0cm" loext:contextual-spacing="false"/>
      <style:text-properties style:font-name="Liberation Serif, Sans serif" fo:font-family="'Liberation Serif, Sans serif'" style:font-style-name="Normal" style:font-family-generic="roman" style:font-size-asian="10.5pt"/>
    </style:style>
    <style:style style:name="A42-Structure_20_doc-ligne_20_1" style:display-name="A42-Structure doc-ligne 1" style:family="paragraph" style:parent-style-name="mise_20_à_20_jour">
      <loext:graphic-properties draw:fill="none" draw:fill-color="#729fcf"/>
      <style:paragraph-properties fo:background-color="transparent" fo:padding="0cm" fo:border="none" style:shadow="none" style:join-border="false">
        <style:tab-stops/>
      </style:paragraph-properties>
      <style:text-properties style:font-name="Liberation Serif, Sans serif" fo:font-family="'Liberation Serif, Sans serif'" style:font-style-name="Normal" style:font-family-generic="roman" style:font-size-asian="10.5pt"/>
    </style:style>
    <style:style style:name="Sans_20_nom1" style:display-name="Sans nom1" style:family="paragraph" style:parent-style-name="A42-P-intitulé"/>
    <style:style style:name="A42-Structure_20_doc-ligne_20_2" style:display-name="A42-Structure doc-ligne 2" style:family="paragraph" style:parent-style-name="A42-Structure_20_doc-ligne_20_1">
      <style:paragraph-properties fo:margin-left="0cm" fo:margin-right="9.5cm" fo:text-indent="0cm" style:auto-text-indent="false" style:border-line-width-top="0.002cm 0.004cm 0.002cm" fo:padding="0.049cm" fo:border-left="none" fo:border-right="none" fo:border-top="0.2pt double #ad4d9f" fo:border-bottom="none"/>
      <style:text-properties style:font-size-asian="10.5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Sans_20_nom2" style:display-name="Sans nom2" style:family="paragraph" style:parent-style-name="A42-Corps_20_de_20_texte"/>
    <style:style style:name="A42-Titre5" style:family="paragraph" style:parent-style-name="A42-Titre" style:next-style-name="A42-Corps_20_de_20_texte" style:master-page-name="">
      <style:paragraph-properties fo:margin-left="2cm" fo:margin-right="0cm" fo:margin-top="0cm" fo:margin-bottom="0.3cm" loext:contextual-spacing="false" fo:text-indent="0cm" style:auto-text-indent="false" style:page-number="auto"/>
      <style:text-properties fo:font-size="13pt" officeooo:rsid="0036750d" style:font-size-asian="10.5pt"/>
    </style:style>
    <style:style style:name="Contents_20_3" style:display-name="Contents 3" style:family="paragraph" style:parent-style-name="Index" style:class="index">
      <style:paragraph-properties fo:margin-left="0.998cm" fo:margin-right="0cm" fo:margin-top="0cm" fo:margin-bottom="0cm" loext:contextual-spacing="false" fo:line-height="125%" fo:text-indent="0cm" style:auto-text-indent="false">
        <style:tab-stops>
          <style:tab-stop style:position="16.002cm" style:type="right" style:leader-style="dotted" style:leader-text="."/>
        </style:tab-stops>
      </style:paragraph-properties>
      <style:text-properties fo:font-size="10.5pt"/>
    </style:style>
    <style:style style:name="A42-TDM-titre_20_prinicipal" style:display-name="A42-TDM-titre prinicipal" style:family="paragraph" style:parent-style-name="A42-Titre1" style:default-outline-level="" style:list-style-name="">
      <loext:graphic-properties draw:fill="none" draw:fill-color="#729fcf"/>
      <style:paragraph-properties fo:margin-left="0cm" fo:margin-right="0cm" fo:margin-top="0cm" fo:margin-bottom="0.499cm" loext:contextual-spacing="false" fo:text-align="center" style:justify-single-word="false" fo:text-indent="0cm" style:auto-text-indent="false" fo:background-color="transparent" fo:padding="0cm" fo:border="none"/>
      <style:text-properties fo:color="#ad4d9f" style:font-size-asian="10.5pt"/>
    </style:style>
    <style:style style:name="A42-TDM-titre1" style:family="paragraph" style:parent-style-name="A42-Titre1" style:default-outline-level="" style:list-style-name="" style:master-page-name="">
      <loext:graphic-properties draw:fill="none" draw:fill-color="#729fcf"/>
      <style:paragraph-properties fo:margin-left="0cm" fo:margin-right="0cm" fo:margin-top="0.3cm" fo:margin-bottom="0cm" loext:contextual-spacing="false" fo:line-height="0.499cm" fo:text-align="start" style:justify-single-word="false" fo:text-indent="0cm" style:auto-text-indent="false" style:page-number="auto" fo:background-color="transparent" fo:padding="0cm" fo:border="none">
        <style:tab-stops>
          <style:tab-stop style:position="17cm" style:type="right" style:leader-style="dotted" style:leader-text="."/>
        </style:tab-stops>
      </style:paragraph-properties>
      <style:text-properties fo:font-variant="normal" fo:text-transform="none" fo:color="#1c1c1c" fo:font-size="12pt" fo:font-weight="bold" style:font-size-asian="10.5pt"/>
    </style:style>
    <style:style style:name="A42-TDM-titre2" style:family="paragraph" style:parent-style-name="A42-TDM-titre1" style:default-outline-level="" style:list-style-name="">
      <style:paragraph-properties fo:margin-left="0.499cm" fo:margin-right="0cm" fo:margin-top="0.3cm" fo:margin-bottom="0cm" loext:contextual-spacing="false" fo:text-indent="0cm" style:auto-text-indent="false">
        <style:tab-stops>
          <style:tab-stop style:position="16.501cm" style:type="right" style:leader-style="dotted" style:leader-text="."/>
        </style:tab-stops>
      </style:paragraph-properties>
      <style:text-properties fo:font-size="11pt" style:font-size-asian="10.5pt"/>
    </style:style>
    <style:style style:name="A42-TDM-titre3" style:family="paragraph" style:parent-style-name="A42-TDM-titre2" style:default-outline-level="" style:list-style-name="">
      <style:paragraph-properties fo:margin-left="1cm" fo:margin-right="0cm" fo:margin-top="0cm" fo:margin-bottom="0.101cm" loext:contextual-spacing="false" fo:text-indent="-0.109cm" style:auto-text-indent="false" fo:padding="0cm" fo:border="none" style:shadow="none">
        <style:tab-stops>
          <style:tab-stop style:position="16.002cm" style:type="right" style:leader-style="dotted" style:leader-text="."/>
        </style:tab-stops>
      </style:paragraph-properties>
      <style:text-properties fo:font-size="11pt"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03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04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605cm" style:type="right" style:leader-style="dotted" style:leader-text="."/>
        </style:tab-stops>
      </style:paragraph-properties>
      <style:text-properties fo:font-size="10pt"/>
    </style:style>
    <style:style style:name="A42-TDM-titre5" style:family="paragraph" style:parent-style-name="A42-TDM-titre4" style:default-outline-level="" style:list-style-name="">
      <style:paragraph-properties fo:margin-left="2cm" fo:margin-right="0cm" fo:text-indent="0cm" style:auto-text-indent="false">
        <style:tab-stops>
          <style:tab-stop style:position="15.004cm" style:type="right" style:leader-style="dotted" style:leader-text="."/>
        </style:tab-stops>
      </style:paragraph-properties>
      <style:text-properties fo:font-size="11pt" fo:font-weight="normal" style:font-size-asian="10.5pt"/>
    </style:style>
    <style:style style:name="A42-TDM-titre6" style:family="paragraph" style:parent-style-name="A42-TDM-titre5" style:default-outline-level="" style:list-style-name="" style:master-page-name="">
      <style:paragraph-properties fo:margin-left="2.499cm" fo:margin-right="0cm" fo:text-indent="0cm" style:auto-text-indent="false" style:page-number="auto">
        <style:tab-stops>
          <style:tab-stop style:position="14.504cm" style:type="right" style:leader-style="dotted" style:leader-text="."/>
        </style:tab-stops>
      </style:paragraph-properties>
      <style:text-properties fo:font-size="11pt" style:font-size-asian="10.5pt"/>
    </style:style>
    <style:style style:name="Sans_20_nom3" style:display-name="Sans nom3" style:family="paragraph" style:parent-style-name="A42-Corps_20_de_20_texte">
      <style:text-properties fo:font-weight="normal" style:font-size-asian="10.5pt"/>
    </style:style>
    <style:style style:name="Sans_20_nom4" style:display-name="Sans nom4" style:family="paragraph" style:parent-style-name="A42-Corps_20_de_20_texte" style:next-style-name="A42-Corps_20_de_20_texte" style:default-outline-level="" style:list-style-name=""/>
    <style:style style:name="A42-TDM-Titre4" style:family="paragraph" style:parent-style-name="A42-TDM-titre3">
      <style:paragraph-properties fo:margin-left="1.499cm" fo:margin-right="0cm" fo:text-indent="-0.109cm" style:auto-text-indent="false">
        <style:tab-stops>
          <style:tab-stop style:position="16.002cm" style:type="right" style:leader-style="dotted" style:leader-text="."/>
        </style:tab-stops>
      </style:paragraph-properties>
    </style:style>
    <style:style style:name="LETTRE_2f_CR" style:display-name="LETTRE/CR" style:family="paragraph"/>
    <style:style style:name="A42-Titre-ordre_20_du_20_jour" style:display-name="A42-Titre-ordre du jour" style:family="paragraph" style:parent-style-name="A42-Titre1" style:default-outline-level="" style:list-style-name="" style:master-page-name="">
      <style:paragraph-properties style:page-number="auto"/>
      <style:text-properties fo:color="#555555" style:font-size-asian="10.5pt"/>
    </style:style>
    <style:style style:name="A42-Signature" style:family="paragraph" style:parent-style-name="A42-Corps_20_de_20_texte">
      <style:paragraph-properties fo:margin-left="8.5cm" fo:margin-right="0cm" fo:margin-top="1cm" fo:margin-bottom="0cm" loext:contextual-spacing="false" fo:text-indent="0cm" style:auto-text-indent="false"/>
      <style:text-properties style:font-size-asian="10.5pt"/>
    </style:style>
    <style:style style:name="A42-Pied_20_page" style:display-name="A42-Pied page" style:family="paragraph" style:parent-style-name="A42-Corps_20_de_20_texte" style:master-page-name="">
      <style:paragraph-properties fo:text-align="end" style:justify-single-word="false" style:page-number="auto"/>
      <style:text-properties fo:font-size="10pt" fo:font-style="normal" style:font-size-asian="10.5pt"/>
    </style:style>
    <style:style style:name="A42-CR-definition" style:family="paragraph" style:parent-style-name="LETTRE_2f_CR">
      <style:paragraph-properties fo:padding="0.15cm" fo:border="0.51pt solid #333333" style:shadow="#c0c0c0 0.079cm 0.079cm"/>
      <style:text-properties style:font-name="Liberation Sans, Sans-serif" fo:font-family="'Liberation Sans, Sans-serif'" style:font-style-name="Normal" style:font-family-generic="swiss" fo:font-size="11pt" style:font-size-asian="10.5pt"/>
    </style:style>
    <style:style style:name="A42-déroulement_5f_réunion" style:display-name="A42-déroulement_réunion" style:family="paragraph" style:parent-style-name="Text_20_body">
      <style:paragraph-properties fo:margin-top="0.75cm" fo:margin-bottom="0.4cm" loext:contextual-spacing="false"/>
    </style:style>
    <style:style style:name="A42-Texte_5f_puce" style:display-name="A42-Texte_puce" style:family="paragraph">
      <style:paragraph-properties fo:margin-top="0.049cm" fo:margin-bottom="0.199cm" loext:contextual-spacing="false" fo:line-height="110%"/>
      <style:text-properties style:font-name="Liberation Sans, Sans serif2" fo:font-family="'Liberation Sans, Sans serif'" style:font-style-name="Normal" style:font-family-generic="swiss" fo:font-size="12pt" style:font-size-asian="10.5pt"/>
    </style:style>
    <style:style style:name="Frame_20_contents" style:display-name="Frame contents" style:family="paragraph" style:parent-style-name="Text_20_body" style:class="extra"/>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A42-LETTRE-ref" style:family="paragraph">
      <style:paragraph-properties fo:margin-top="1cm" fo:margin-bottom="0cm" loext:contextual-spacing="false" style:shadow="none"/>
      <style:text-properties style:font-name="Liberation Sans, Sans serif2" fo:font-family="'Liberation Sans, Sans serif'" style:font-style-name="Normal" style:font-family-generic="swiss" fo:font-size="11pt" style:font-size-asian="9pt" style:font-size-complex="9pt"/>
    </style:style>
    <style:style style:name="A42-LETTRE-date" style:family="paragraph" style:parent-style-name="A42-LETTRE-ref">
      <style:paragraph-properties fo:margin-left="8.5cm" fo:margin-right="0cm" fo:margin-top="6.001cm" fo:margin-bottom="0cm" loext:contextual-spacing="false" fo:text-align="start" style:justify-single-word="false" fo:text-indent="0cm" style:auto-text-indent="false"/>
      <style:text-properties style:font-name="Liberation Sans, Sans serif2" fo:font-family="'Liberation Sans, Sans serif'" style:font-style-name="Normal" style:font-family-generic="swiss" fo:font-size="11pt" fo:font-weight="normal" style:font-weight-asian="normal" style:font-weight-complex="normal"/>
    </style:style>
    <style:style style:name="A42-LETTRE-accroche" style:family="paragraph">
      <style:paragraph-properties fo:margin-top="1cm" fo:margin-bottom="0.499cm" loext:contextual-spacing="false"/>
      <style:text-properties style:font-name="Liberation Sans, Sans serif2" fo:font-family="'Liberation Sans, Sans serif'" style:font-style-name="Normal" style:font-family-generic="swiss" fo:font-size="11pt" style:font-size-asian="10.5pt"/>
    </style:style>
    <style:style style:name="A42-LETTRE-Destinataire" style:family="paragraph">
      <style:paragraph-properties fo:margin-top="0.3cm" fo:margin-bottom="0.75cm" loext:contextual-spacing="false"/>
      <style:text-properties style:font-name="Liberation Sans, Sans serif2" fo:font-family="'Liberation Sans, Sans serif'" style:font-style-name="Normal" style:font-family-generic="swiss" fo:font-weight="normal" style:font-size-asian="10.5pt" style:font-weight-asian="bold" style:font-weight-complex="bold"/>
    </style:style>
    <style:style style:name="A42-Post-Sciptum" style:family="paragraph">
      <style:text-properties style:font-name="Liberation Sans, Sans-serif" fo:font-family="'Liberation Sans, Sans-serif'" style:font-style-name="Normal" style:font-family-generic="swiss" fo:font-size="11pt" style:font-size-asian="10.5pt"/>
    </style:style>
    <style:style style:name="A42-LETTRE-Expéditeur" style:family="paragraph" style:parent-style-name="A42-LETTRE-Destinataire">
      <style:paragraph-properties fo:margin-left="0cm" fo:margin-right="0cm" fo:margin-top="0.3cm" fo:margin-bottom="0cm" loext:contextual-spacing="false" fo:text-indent="0cm" style:auto-text-indent="false" style:shadow="none"/>
      <style:text-properties style:font-size-asian="10.5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A42-note" style:family="paragraph" style:parent-style-name="A42-corps_20_de_20_texte">
      <loext:graphic-properties draw:fill="solid" draw:fill-color="#f7f7f7" draw:opacity="100%"/>
      <style:paragraph-properties fo:margin-top="0.101cm" fo:margin-bottom="0.6cm" loext:contextual-spacing="false" fo:background-color="#f7f7f7" fo:padding="0.3cm" fo:border="0.06pt solid #dddddd"/>
      <style:text-properties fo:color="#666666" fo:font-style="italic" officeooo:rsid="0064fa17" style:font-size-asian="10.5pt"/>
    </style:style>
    <style:style style:name="Normal" style:family="paragraph">
      <style:paragraph-properties fo:hyphenation-ladder-count="no-limit"/>
      <style:text-properties fo:hyphenate="false" fo:hyphenation-remain-char-count="2" fo:hyphenation-push-char-count="2"/>
    </style:style>
    <style:style style:name="A42-Titre_20_page_20_de_20_garde" style:display-name="A42-Titre page de garde" style:family="paragraph" style:parent-style-name="A42-Titre_20_principal">
      <style:paragraph-properties fo:margin-left="0cm" fo:margin-right="0.101cm" fo:margin-top="6.001cm" fo:margin-bottom="3.099cm" loext:contextual-spacing="false" fo:text-indent="0cm" style:auto-text-indent="false"/>
    </style:style>
    <style:style style:name="A42-Tableau_20_titre" style:display-name="A42-Tableau titre" style:family="paragraph" style:parent-style-name="Table_20_Heading">
      <style:text-properties fo:color="#ad4d9f" style:font-name="Liberation Sans, Sans-serif1" fo:font-family="'Liberation Sans, Sans-serif'" style:font-style-name="Gras" style:font-family-generic="swiss" fo:font-size="11pt" style:font-size-asian="10.5pt"/>
    </style:style>
    <style:style style:name="A42-Tableau_20_contenu" style:display-name="A42-Tableau contenu" style:family="paragraph" style:parent-style-name="A42-Corps_20_de_20_texte">
      <style:paragraph-properties fo:text-align="start" style:justify-single-word="false"/>
      <style:text-properties style:font-name="Liberation Sans, Sans-serif" fo:font-family="'Liberation Sans, Sans-serif'" style:font-style-name="Normal" style:font-family-generic="swiss" fo:font-size="11pt" officeooo:rsid="007c8089" style:font-size-asian="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A42-Corps_20_de_20_texte" style:display-name="A42-Corps de texte" style:family="paragraph" style:parent-style-name="Text_20_body" style:master-page-name="">
      <style:paragraph-properties fo:margin-left="0cm" fo:margin-right="0cm" fo:margin-top="0.049cm" fo:margin-bottom="0.4cm" loext:contextual-spacing="false" fo:line-height="120%" fo:text-align="start" style:justify-single-word="false" fo:text-indent="0cm" style:auto-text-indent="false" style:page-number="auto"/>
      <style:text-properties style:font-name="Liberation Sans, Sans-serif" fo:font-family="'Liberation Sans, Sans-serif'" style:font-style-name="Normal" style:font-family-generic="swiss" fo:font-size="11pt" style:font-size-asian="10.5pt"/>
    </style:style>
    <style:style style:name="A42-P-intitulé" style:family="paragraph" style:parent-style-name="mise_20_à_20_jour">
      <style:paragraph-properties fo:margin-left="9.5cm" fo:margin-right="0cm" fo:margin-top="9.999cm" fo:margin-bottom="1.199cm" loext:contextual-spacing="false" fo:text-indent="0cm" style:auto-text-indent="false" style:border-line-width-top="0.002cm 0.004cm 0.002cm" fo:padding="0.25cm" fo:border-left="none" fo:border-right="none" fo:border-top="0.2pt double #ad4d9f" fo:border-bottom="none" style:shadow="none"/>
      <style:text-properties style:font-name="Liberation Serif, Sans serif" fo:font-family="'Liberation Serif, Sans serif'" style:font-style-name="Normal" style:font-family-generic="roman" style:font-size-asian="10.5pt"/>
    </style:style>
    <style:style style:name="A42-P-émetteur" style:family="paragraph" style:parent-style-name="mise_20_à_20_jour">
      <style:paragraph-properties fo:margin-top="25cm" fo:margin-bottom="0cm" loext:contextual-spacing="false"/>
      <style:text-properties style:font-name="Liberation Serif, Sans serif" fo:font-family="'Liberation Serif, Sans serif'" style:font-style-name="Normal" style:font-family-generic="roman" fo:font-size="12pt" style:font-size-asian="10.5pt"/>
    </style:style>
    <style:style style:name="A42-P-structure_5f_doc_5f_l1" style:display-name="A42-P-structure_doc_l1" style:family="paragraph" style:parent-style-name="mise_20_à_20_jour">
      <style:paragraph-properties fo:margin-top="14cm" fo:margin-bottom="0.4cm" loext:contextual-spacing="false" fo:padding="0cm" fo:border="none" style:shadow="none" style:join-border="false">
        <style:tab-stops/>
      </style:paragraph-properties>
      <style:text-properties style:font-name="Liberation Serif, Sans serif" fo:font-family="'Liberation Serif, Sans serif'" style:font-style-name="Normal" style:font-family-generic="roman" style:font-size-asian="10.5pt"/>
    </style:style>
    <style:style style:name="A42-P-structure_5f_doc-l2" style:display-name="A42-P-structure_doc-l2" style:family="paragraph" style:parent-style-name="A42-P-structure_5f_doc_5f_l1">
      <style:paragraph-properties fo:margin-left="0cm" fo:margin-right="9.5cm" fo:text-indent="0cm" style:auto-text-indent="false" style:border-line-width-top="0.002cm 0.004cm 0.002cm" fo:padding="0.049cm" fo:border-left="none" fo:border-right="none" fo:border-top="0.2pt double #ad4d9f" fo:border-bottom="none"/>
      <style:text-properties style:font-size-asian="10.5pt"/>
    </style:style>
    <style:style style:name="A42-P-titre_5f_page_5f__20_garde" style:display-name="A42-P-titre_page_ garde" style:family="paragraph" style:parent-style-name="Title" style:master-page-name="">
      <style:paragraph-properties fo:margin-left="0cm" fo:margin-right="0.101cm" fo:margin-top="6.001cm" fo:margin-bottom="3.099cm" loext:contextual-spacing="false" fo:text-indent="0cm" style:auto-text-indent="false" style:page-number="auto"/>
      <style:text-properties fo:font-variant="small-caps" fo:color="#ad4d9f" style:font-name="Liberation Sans, Sans serif1" fo:font-family="'Liberation Sans, Sans serif'" style:font-style-name="Italique" style:font-family-generic="swiss" fo:font-size="28pt" fo:font-style="normal" fo:font-weight="bold" style:font-weight-complex="600"/>
    </style:style>
    <style:style style:name="A42-LETTRE-destinataire" style:family="paragraph">
      <style:paragraph-properties fo:margin-top="0.3cm" fo:margin-bottom="0.75cm" loext:contextual-spacing="false"/>
      <style:text-properties style:font-name="Liberation Sans, Sans serif2" fo:font-family="'Liberation Sans, Sans serif'" style:font-style-name="Normal" style:font-family-generic="swiss" fo:font-size="11pt" fo:font-weight="normal" style:font-size-asian="10.5pt" style:font-weight-asian="bold" style:font-weight-complex="bold"/>
    </style:style>
    <style:style style:name="A42-TDM-titre4" style:family="paragraph" style:parent-style-name="A42-TDM-titre3">
      <style:paragraph-properties fo:margin-left="1.499cm" fo:margin-right="0cm" fo:text-indent="-0.109cm" style:auto-text-indent="false">
        <style:tab-stops>
          <style:tab-stop style:position="16.002cm" style:type="right" style:leader-style="dotted" style:leader-text="."/>
        </style:tab-stops>
      </style:paragraph-properties>
      <style:text-properties style:font-size-asian="10.5pt"/>
    </style:style>
    <style:style style:name="A42-CR-déroulement_5f_réunion" style:display-name="A42-CR-déroulement_réunion" style:family="paragraph" style:parent-style-name="A42-Corps_20_de_20_texte">
      <style:paragraph-properties fo:margin-top="0.75cm" fo:margin-bottom="0.4cm" loext:contextual-spacing="false"/>
      <style:text-properties style:font-size-asian="10.5pt"/>
    </style:style>
    <style:style style:name="A42-LETTRE-expéditeur" style:family="paragraph" style:parent-style-name="A42-LETTRE-destinataire">
      <style:paragraph-properties fo:margin-left="0cm" fo:margin-right="0cm" fo:margin-top="0.3cm" fo:margin-bottom="0cm" loext:contextual-spacing="false" fo:text-indent="0cm" style:auto-text-indent="false" style:shadow="none"/>
      <style:text-properties style:font-size-asian="10.5pt"/>
    </style:style>
    <style:style style:name="A42-P-notes" style:family="paragraph" style:parent-style-name="A42-Corps_20_de_20_texte" style:master-page-name="">
      <loext:graphic-properties draw:fill="solid" draw:fill-color="#f7f7f7" draw:opacity="100%"/>
      <style:paragraph-properties fo:margin-top="0.499cm" fo:margin-bottom="0.499cm" loext:contextual-spacing="false" fo:keep-together="always" style:page-number="auto" fo:background-color="#f7f7f7" fo:padding="0.3cm" fo:border="0.06pt solid #dddddd"/>
      <style:text-properties fo:color="#666666" fo:font-style="italic" officeooo:rsid="0064fa17"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FACTURE_2f_DBDC" style:display-name="FACTURE/DBDC" style:family="paragraph">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42-pied-couverture" style:family="paragraph" style:parent-style-name="Standard" style:master-page-name="">
      <style:paragraph-properties fo:margin-top="5.001cm" fo:margin-bottom="0.199cm" loext:contextual-spacing="false" fo:text-align="center" style:justify-single-word="false" style:page-number="auto" fo:padding="0cm" fo:border-left="none" fo:border-right="none" fo:border-top="0.26pt dotted #ad4d9f" fo:border-bottom="none" style:shadow="none"/>
      <style:text-properties fo:color="#4c4c4c" style:font-name="Liberation Sans, Sans serif2" fo:font-family="'Liberation Sans, Sans serif'" style:font-style-name="Normal" style:font-family-generic="swiss" fo:font-size="8.5pt" style:font-size-asian="10.5pt"/>
    </style:style>
    <style:style style:name="A42-interlocuteur" style:family="paragraph" style:parent-style-name="Standard" style:master-page-name="">
      <style:paragraph-properties fo:margin-left="7.999cm" fo:margin-right="0cm" fo:margin-top="0cm" fo:margin-bottom="0cm" loext:contextual-spacing="false" fo:text-indent="0cm" style:auto-text-indent="false" style:page-number="auto">
        <style:tab-stops>
          <style:tab-stop style:position="8.035cm"/>
        </style:tab-stops>
      </style:paragraph-properties>
      <style:text-properties fo:color="#333333" style:font-name="Liberation Sans, Sans serif2" fo:font-family="'Liberation Sans, Sans serif'" style:font-style-name="Normal" style:font-family-generic="swiss" fo:font-size="11pt" style:font-size-asian="10.5pt"/>
    </style:style>
    <style:style style:name="Illustration" style:family="paragraph" style:parent-style-name="Caption" style:class="extra"/>
    <style:style style:name="FACTURE" style:family="paragraph"/>
    <style:style style:name="LETTRE" style:family="paragraph"/>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42-slogan-l1" style:family="paragraph" style:parent-style-name="Standard">
      <style:text-properties fo:color="#ad4d9f" style:font-name="Liberation Sans, Sans serif2" fo:font-family="'Liberation Sans, Sans serif'" style:font-style-name="Normal" style:font-family-generic="swiss"/>
    </style:style>
    <style:style style:name="A42-slogan-l2" style:family="paragraph" style:parent-style-name="A42-slogan-l1">
      <style:text-properties fo:color="#555555"/>
    </style:style>
    <style:style style:name="A42-titre_5f_principal2" style:display-name="A42-titre_principal2" style:family="paragraph" style:parent-style-name="Title">
      <loext:graphic-properties draw:fill="solid" draw:fill-color="#ad4d9f" draw:opacity="100%"/>
      <style:paragraph-properties fo:margin-top="7.999cm" fo:margin-bottom="4.5cm" loext:contextual-spacing="false" fo:background-color="#ad4d9f"/>
      <style:text-properties fo:color="#ffffff" style:font-name="Liberation Sans, Sans serif1" fo:font-family="'Liberation Sans, Sans serif'" style:font-style-name="Italique" style:font-family-generic="swiss" fo:font-style="italic" fo:font-weight="normal" style:font-weight-complex="600"/>
    </style:style>
    <style:style style:name="LO-Normal" style:family="paragraph" style:default-outline-level="">
      <style:paragraph-properties fo:text-align="start" style:justify-single-word="false" fo:orphans="0" fo:widows="0" style:writing-mode="lr-tb"/>
      <style:text-properties fo:color="#000000" style:font-name="Times New Roman" fo:font-family="'Times New Roman'" style:font-family-generic="roman" style:font-pitch="variable" fo:font-size="12pt" fo:language="fr" fo:country="FR" style:letter-kerning="true" style:font-name-asian="Lohit Hindi1" style:font-family-asian="'Lohit Hindi'" style:font-family-generic-asian="system"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A42-Note-ISO" style:family="paragraph" style:parent-style-name="Footer" style:master-page-name="">
      <style:paragraph-properties style:page-number="auto"/>
      <style:text-properties fo:color="#555555" fo:font-size="9pt" fo:font-style="normal" fo:font-weight="normal" officeooo:rsid="02b67a25" style:font-size-asian="10.5pt" style:font-style-asian="normal" style:font-weight-asian="normal" style:font-style-complex="normal" style:font-weight-complex="normal"/>
    </style:style>
    <style:style style:name="Normal_20_centré" style:display-name="Normal centré" style:family="paragraph" style:parent-style-name="Standard">
      <style:paragraph-properties fo:margin-left="1.249cm" fo:margin-right="-3.801cm" fo:text-indent="0cm" style:auto-text-indent="false"/>
      <style:text-properties style:font-name="Arial1" fo:font-family="Arial" style:font-family-generic="swiss" style:font-pitch="variable" fo:font-size="11pt" style:font-size-asian="10pt" style:font-name-complex="Arial1" style:font-family-complex="Arial" style:font-family-generic-complex="swiss" style:font-pitch-complex="variable"/>
    </style:style>
    <style:style style:name="ACS-titres" style:family="paragraph" style:master-page-name="">
      <style:paragraph-properties style:page-number="auto"/>
      <style:text-properties style:font-name="Ubuntu" fo:font-family="Ubuntu" style:font-style-name="Normal" style:font-pitch="variable" style:font-size-asian="10.5pt"/>
    </style:style>
    <style:style style:name="ACS-titre1" style:family="paragraph" style:parent-style-name="ACS-titres" style:next-style-name="ACS-standard" style:master-page-name="">
      <style:paragraph-properties fo:margin-left="0cm" fo:margin-right="0cm" fo:margin-top="0cm" fo:margin-bottom="0.199cm" loext:contextual-spacing="false" fo:text-indent="0cm" style:auto-text-indent="false" style:page-number="auto" fo:break-before="auto" fo:break-after="auto"/>
      <style:text-properties fo:color="#ad4d9f" style:font-name="Liberation Sans1" fo:font-family="'Liberation Sans'" style:font-style-name="Normal" style:font-family-generic="swiss" style:font-pitch="variable" fo:font-size="20pt" style:font-size-asian="10.5pt"/>
    </style:style>
    <style:style style:name="ACS-standard" style:family="paragraph" style:parent-style-name="Standard">
      <style:paragraph-properties fo:margin-top="0cm" fo:margin-bottom="0.199cm" loext:contextual-spacing="false"/>
      <style:text-properties style:font-name="Liberation Sans1" fo:font-family="'Liberation Sans'" style:font-style-name="Normal" style:font-family-generic="swiss" style:font-pitch="variable" style:font-size-asian="10.5pt"/>
    </style:style>
    <style:style style:name="ACS-titre2" style:family="paragraph" style:parent-style-name="ACS-titres" style:next-style-name="ACS-standard" style:master-page-name="">
      <style:paragraph-properties fo:margin-left="0cm" fo:margin-right="0cm" fo:margin-top="0cm" fo:margin-bottom="0.499cm" loext:contextual-spacing="false" fo:text-indent="0cm" style:auto-text-indent="false" style:page-number="auto" fo:padding="0.199cm" fo:border-left="9.01pt solid #ad4d9f" fo:border-right="none" fo:border-top="none" fo:border-bottom="none" style:shadow="none" fo:keep-with-next="always"/>
      <style:text-properties fo:color="#666666" style:font-name="Liberation Sans1" fo:font-family="'Liberation Sans'" style:font-style-name="Normal" style:font-family-generic="swiss" style:font-pitch="variable" fo:font-size="16pt" style:font-size-asian="10.5pt"/>
    </style:style>
    <style:style style:name="ACS-titre3" style:family="paragraph" style:parent-style-name="ACS-titres" style:next-style-name="ACS-standard" style:default-outline-level="3" style:list-style-name="" style:master-page-name="">
      <style:paragraph-properties fo:margin-left="0cm" fo:margin-right="0cm" fo:margin-top="0.199cm" fo:margin-bottom="0.199cm" loext:contextual-spacing="false" fo:keep-together="always" fo:text-indent="0cm" style:auto-text-indent="false" style:page-number="auto" fo:padding="0cm" fo:border-left="none" fo:border-right="none" fo:border-top="none" fo:border-bottom="0.06pt dotted #ad4d9f" style:shadow="none" fo:keep-with-next="always"/>
      <style:text-properties fo:color="#333333" style:font-name="Liberation Sans1" fo:font-family="'Liberation Sans'" style:font-style-name="Normal" style:font-family-generic="swiss" style:font-pitch="variable" fo:font-size="13pt" fo:font-weight="normal" style:font-size-asian="10.5pt"/>
    </style:style>
    <style:style style:name="ACS-titre4" style:family="paragraph" style:parent-style-name="Heading_20_4" style:next-style-name="ACS-standard" style:default-outline-level="4" style:list-style-name="" style:master-page-name="">
      <style:paragraph-properties style:page-number="auto"/>
      <style:text-properties style:font-name="Liberation Sans3" fo:font-family="'Liberation Sans'" style:font-style-name="Gras" style:font-family-generic="swiss" style:font-pitch="variable" fo:font-size="12pt" fo:font-style="normal"/>
    </style:style>
    <style:style style:name="Text" style:family="paragraph" style:parent-style-name="Caption" style:class="extra"/>
    <style:style style:name="A42-th_5f_row" style:display-name="A42-th_row" style:family="paragraph" style:parent-style-name="Table_20_Contents" style:list-style-name="A42-puce_5f_niveau1-002">
      <loext:graphic-properties draw:fill="none" draw:fill-color="#729fcf"/>
      <style:paragraph-properties fo:text-align="center" style:justify-single-word="false" fo:background-color="transparent"/>
      <style:text-properties fo:color="#ad4d9f" style:font-name="Liberation Sans, Sans-serif" fo:font-family="'Liberation Sans, Sans-serif'" style:font-style-name="Normal" style:font-family-generic="swiss" fo:font-size="11pt" fo:font-style="normal" fo:font-weight="bold" officeooo:rsid="02bdc3b3" style:font-size-asian="9pt" style:font-style-asian="italic" style:font-weight-asian="normal" style:font-size-complex="9pt" style:font-style-complex="italic"/>
    </style:style>
    <style:style style:name="A42-th_5f_col" style:display-name="A42-th_col" style:family="paragraph" style:parent-style-name="Table_20_Contents" style:list-style-name="">
      <style:paragraph-properties fo:text-align="center" style:justify-single-word="false"/>
      <style:text-properties fo:color="#ffffff" style:font-name="Liberation Sans4" fo:font-family="'Liberation Sans'" style:font-family-generic="swiss" style:font-pitch="variable" fo:font-size="11pt" fo:font-weight="bold" style:font-size-asian="10.5pt" style:font-weight-asian="bold" style:font-weight-complex="bold"/>
    </style:style>
    <style:style style:name="A42-th-titre2" style:family="paragraph" style:parent-style-name="A42-th_5f_col" style:master-page-name="">
      <loext:graphic-properties draw:fill="none" draw:fill-color="#729fcf"/>
      <style:paragraph-properties fo:margin-left="0cm" fo:margin-right="0cm" fo:text-align="center" style:justify-single-word="false" fo:text-indent="0cm" style:auto-text-indent="false" style:page-number="auto" fo:background-color="transparent" style:vertical-align="middle" style:snap-to-layout-grid="true"/>
    </style:style>
    <style:style style:name="Note" style:family="paragraph" style:parent-style-name="A42-Corps_20_de_20_texte">
      <style:text-properties fo:font-size="10pt" officeooo:rsid="009701b5" style:font-size-asian="10pt" style:font-size-complex="10pt"/>
    </style:style>
    <style:style style:name="Intense_20_Quote" style:display-name="Intense Quote" style:family="paragraph" style:parent-style-name="Standard" style:default-outline-level="" style:master-page-name="">
      <style:paragraph-properties fo:margin-left="1.651cm" fo:margin-right="1.651cm" fo:margin-top="0cm" fo:margin-bottom="0.289cm" loext:contextual-spacing="false" fo:text-align="justify" style:justify-single-word="false" fo:text-indent="0cm" style:auto-text-indent="false" style:page-number="auto" fo:padding="0cm" fo:border="none"/>
      <style:text-properties fo:color="#0047ff" fo:font-style="italic" fo:font-weight="normal" style:font-style-asian="italic" style:font-weight-asian="bold" style:font-size-complex="10.5pt" style:font-style-complex="italic" style:font-weight-complex="bold"/>
    </style:style>
    <style:style style:name="Drawing" style:family="paragraph" style:parent-style-name="Caption" style:class="extra">
      <style:paragraph-properties fo:margin-top="0.21cm" fo:margin-bottom="0.21cm" loext:contextual-spacing="false" fo:line-height="150%"/>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99cm" fo:margin-bottom="0.199cm" loext:contextual-spacing="false" fo:text-indent="0cm" style:auto-text-indent="false" fo:padding="0.199cm" fo:border-left="2.01pt solid #de1b3d" fo:border-right="none" fo:border-top="none" fo:border-bottom="none"/>
      <style:text-properties style:font-name="Liberation Sans1" fo:font-family="'Liberation Sans'" style:font-style-name="Normal" style:font-family-generic="swiss" style:font-pitch="variable" fo:font-style="italic"/>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style-name="Normal" style:font-family-generic="swiss"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2" fo:font-family="Arial" style:font-family-generic="roman" fo:font-size="8pt" style:font-name-asian="Arial3"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2" fo:font-family="Arial" style:font-family-generic="roman" fo:font-size="8pt" style:font-name-asian="Arial3"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101cm" style:type="right" style:leader-style="dotted" style:leader-text="."/>
        </style:tab-stops>
      </style:paragraph-properties>
    </style:style>
    <style:style style:name="Default" style:family="paragraph" style:default-outline-level="">
      <style:paragraph-properties fo:text-align="start" style:justify-single-word="false"/>
      <style:text-properties style:font-name="Times New Roman1" fo:font-family="'Times New Roman'" style:font-family-generic="roman" fo:font-size="12pt" style:font-size-asian="12pt"/>
    </style:style>
    <style:style style:name="Note_5f_DINSIC" style:display-name="Note_DINSIC" style:family="paragraph" style:parent-style-name="Text_20_body">
      <loext:graphic-properties draw:fill="solid" draw:fill-color="#f7f7f7" draw:fill-image-width="0cm" draw:fill-image-height="0cm"/>
      <style:paragraph-properties fo:background-color="#f7f7f7" fo:padding="0.049cm" fo:border-left="none" fo:border-right="none" fo:border-top="0.06pt dotted #de1b3d" fo:border-bottom="0.06pt dotted #de1b3d"/>
      <style:text-properties fo:font-size="10.5pt" fo:font-style="italic" officeooo:rsid="00513def" style:font-size-asian="10.5pt"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2" fo:font-family="'Courier New'" style:font-family-generic="modern" fo:font-size="14pt" style:font-size-asian="14pt" style:font-name-complex="Courier New2" style:font-family-complex="'Courier New'" style:font-family-generic-complex="modern" style:font-size-complex="14pt"/>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Arial Narrow" fo:font-family="'Arial Narrow'" style:font-family-generic="swiss" style:font-pitch="variable" fo:font-size="11pt" style:font-size-asian="11pt" style:font-name-complex="Times New Roman" style:font-family-complex="'Times New Roman'" style:font-family-generic-complex="roman" style:font-pitch-complex="variable" style:font-size-complex="11pt"/>
    </style:style>
    <style:style style:name="WW8Num8z0" style:family="text">
      <style:text-properties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9z1" style:family="text">
      <style:text-properties style:font-name="Courier New2" fo:font-family="'Courier New'" style:font-family-generic="modern" style:font-name-complex="Courier New2"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Titre_20_1_20_Car" style:display-name="Titre 1 Car" style:family="text" style:parent-style-name="Police_20_par_20_défaut">
      <style:text-properties style:font-name="Garamond" fo:font-family="Garamond" style:font-family-generic="roman" style:font-pitch="variable" fo:font-size="16pt" fo:font-weight="bold" style:letter-kerning="true" style:font-size-asian="16pt" style:font-weight-asian="bold" style:font-name-complex="Garamond" style:font-family-complex="Garamond" style:font-family-generic-complex="roman" style:font-pitch-complex="variable"/>
    </style:style>
    <style:style style:name="Titre_20_2_20_Car" style:display-name="Titre 2 Car" style:family="text" style:parent-style-name="Police_20_par_20_défaut">
      <style:text-properties style:font-name="Garamond" fo:font-family="Garamond" style:font-family-generic="roman" style:font-pitch="variable" fo:font-size="12pt" fo:font-weight="bold" style:font-size-asian="12pt" style:font-weight-asian="bold" style:font-name-complex="Garamond" style:font-family-complex="Garamond" style:font-family-generic-complex="roman" style:font-pitch-complex="variable"/>
    </style:style>
    <style:style style:name="Titre_20_3_20_Car" style:display-name="Titre 3 Car" style:family="text" style:parent-style-name="Police_20_par_20_défaut">
      <style:text-properties style:font-name="Garamond" fo:font-family="Garamond" style:font-family-generic="roman" style:font-pitch="variable" fo:font-size="11pt" fo:font-style="italic" fo:font-weight="bold" style:font-size-asian="11pt" style:font-style-asian="italic" style:font-weight-asian="bold" style:font-name-complex="Garamond" style:font-family-complex="Garamond" style:font-family-generic-complex="roman" style:font-pitch-complex="variable"/>
    </style:style>
    <style:style style:name="Titre_20_4_20_Car" style:display-name="Titre 4 Car" style:family="text" style:parent-style-name="Police_20_par_20_défaut">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Titre_20_5_20_Car" style:display-name="Titre 5 Car" style:family="text" style:parent-style-name="Police_20_par_20_défau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itre_20_6_20_Car" style:display-name="Titre 6 Car" style:family="text" style:parent-style-name="Police_20_par_20_défaut">
      <style:text-properties fo:font-size="11pt" fo:font-style="italic" style:font-size-asian="11pt" style:font-style-asian="italic"/>
    </style:style>
    <style:style style:name="Titre_20_7_20_Car" style:display-name="Titre 7 Car" style:family="text" style:parent-style-name="Police_20_par_20_défaut">
      <style:text-properties style:font-name="Arial1" fo:font-family="Arial" style:font-family-generic="swiss" style:font-pitch="variable" style:font-name-complex="Arial1" style:font-family-complex="Arial" style:font-family-generic-complex="swiss" style:font-pitch-complex="variable"/>
    </style:style>
    <style:style style:name="Titre_20_8_20_Car" style:display-name="Titre 8 Car" style:family="text" style:parent-style-name="Police_20_par_20_défaut">
      <style:text-properties style:font-name="Arial1" fo:font-family="Arial" style:font-family-generic="swiss" style:font-pitch="variable" fo:font-style="italic" style:font-style-asian="italic" style:font-name-complex="Arial1" style:font-family-complex="Arial" style:font-family-generic-complex="swiss" style:font-pitch-complex="variable"/>
    </style:style>
    <style:style style:name="Titre_20_9_20_Car" style:display-name="Titre 9 Car" style:family="text" style:parent-style-name="Police_20_par_20_défaut">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Emphasis" style:family="text">
      <style:text-properties fo:font-style="italic" style:font-style-asian="italic" style:font-style-complex="italic"/>
    </style:style>
    <style:style style:name="En-tête_20_Car" style:display-name="En-tête Car" style:family="text" style:parent-style-name="Police_20_par_20_défaut">
      <style:text-properties fo:color="#000000"/>
    </style:style>
    <style:style style:name="Pied_20_de_20_page_20_Car" style:display-name="Pied de page Car" style:family="text" style:parent-style-name="Police_20_par_20_défaut">
      <style:text-properties fo:color="#000000"/>
    </style:style>
    <style:style style:name="Texte_20_de_20_bulles_20_Car" style:display-name="Texte de bulles Car" style:family="text" style:parent-style-name="Police_20_par_20_défau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fo:color="#3465a4"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A42-Sous-titre" style:family="text">
      <style:text-properties fo:font-variant="small-caps" fo:color="#ffffff" style:font-name="Liberation Sans, Sans-serif1" fo:font-family="'Liberation Sans, Sans-serif'" style:font-style-name="Gras" style:font-family-generic="swiss" fo:font-size="20pt" fo:font-weight="bold" officeooo:rsid="0028874f" fo:background-color="#ad4d9f" style:font-size-asian="10.5pt" style:font-relief="none"/>
    </style:style>
    <style:style style:name="Numbering_20_Symbols" style:display-name="Numbering Symbols" style:family="text"/>
    <style:style style:name="A42-Titre_20_encard" style:display-name="A42-Titre encard" style:family="text">
      <style:text-properties fo:font-variant="normal" fo:text-transform="none" fo:color="#555555" style:font-name="Liberation Sans, Sans-serif1" fo:font-family="'Liberation Sans, Sans-serif'" style:font-style-name="Gras" style:font-family-generic="swiss" fo:font-size="16pt" fo:font-weight="normal" style:font-size-asian="10.5pt"/>
    </style:style>
    <style:style style:name="Bullet_20_Symbols_20__28_user_29_" style:display-name="Bullet Symbols (user)" style:family="text"/>
    <style:style style:name="Strong_20_Emphasis" style:display-name="Strong Emphasis" style:family="text">
      <style:text-properties fo:font-weight="bold" style:font-weight-asian="bold" style:font-weight-complex="bold"/>
    </style:style>
    <style:style style:name="A42-date-cr" style:family="text">
      <style:text-properties fo:font-variant="normal" fo:text-transform="none" fo:color="#333333" style:font-name="Liberation Sans, Sans serif1" fo:font-family="'Liberation Sans, Sans serif'" style:font-style-name="Italique" style:font-family-generic="swiss" fo:font-size="20pt" fo:font-style="normal" fo:font-weight="bold" officeooo:rsid="00052ca3"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font-relief="none"/>
    </style:style>
    <style:style style:name="A42-Surligné" style:family="text">
      <style:text-properties style:font-name="Liberation Sans, Sans-serif" fo:font-family="'Liberation Sans, Sans-serif'" style:font-style-name="Normal" style:font-family-generic="swiss" fo:font-size="11pt" fo:background-color="#eeeee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42-encadré-mot_20_clé" style:display-name="A42-encadré-mot clé" style:family="text">
      <style:text-properties fo:color="#eeeeee" style:font-name="Liberation Sans, Sans-serif" fo:font-family="'Liberation Sans, Sans-serif'" style:font-style-name="Normal" style:font-family-generic="swiss" fo:font-size="12pt" officeooo:rsid="00a18b8d" fo:background-color="#ad4d9f" style:font-size-asian="10.5pt"/>
    </style:style>
    <style:style style:name="A42-lien_5f_hypertexte" style:display-name="A42-lien_hypertexte" style:family="text">
      <style:text-properties fo:color="#ad4d9f" style:font-name="Liberation Sans, Sans-serif" fo:font-family="'Liberation Sans, Sans-serif'" style:font-style-name="Normal" style:font-family-generic="swiss" fo:font-size="12pt" fo:language="zxx" fo:country="none" style:text-underline-style="solid" style:text-underline-width="auto" style:text-underline-color="font-color" officeooo:rsid="009a5458" style:font-size-asian="10.5pt" style:language-asian="zxx" style:country-asian="none" style:language-complex="zxx" style:country-complex="none"/>
    </style:style>
    <style:style style:name="ACS-accentuation-forte" style:family="text">
      <style:text-properties fo:color="#000000" style:font-name="Nimbus Sans L, Arial" fo:font-family="'Nimbus Sans L, Arial'" style:font-style-name="Normal" style:font-family-generic="swiss" fo:font-size="10.5pt" fo:font-weight="bold" style:font-weight-asian="bold" style:font-weight-complex="bold"/>
    </style:style>
    <style:style style:name="ACS-puces-standard" style:family="text">
      <style:text-properties fo:color="#008080" style:font-name="OpenSymbol1" fo:font-family="OpenSymbol" style:font-style-name="Normal" style:font-pitch="variable" style:font-charset="x-symbol" fo:font-size="10pt" fo:language="fr" fo:country="FR" style:font-size-asian="7pt" style:language-asian="ar" style:country-asian="SA" style:font-size-complex="7pt" style:language-complex="ar" style:country-complex="SA"/>
    </style:style>
    <style:style style:name="ACS-numerotation-standard" style:family="text">
      <style:text-properties fo:color="#008080" style:font-name="Nimbus Sans L, Arial" fo:font-family="'Nimbus Sans L, Arial'" style:font-style-name="Normal" style:font-family-generic="swiss" fo:font-size="9pt" style:font-size-asian="7pt" style:font-size-complex="7pt"/>
    </style:style>
    <style:style style:name="ACS-Lien-Internet" style:family="text" style:parent-style-name="Internet_20_link">
      <style:text-properties fo:color="#008080" style:font-name="Nimbus Sans L, Arial" fo:font-family="'Nimbus Sans L, Arial'" style:font-style-name="Normal" style:font-family-generic="swiss" fo:font-size="6pt" style:text-underline-style="none" style:font-size-asian="6pt" style:font-size-complex="6pt"/>
    </style:style>
    <style:style style:name="ACS-DBDC-bon-pour-commande" style:family="text">
      <style:text-properties fo:color="#4c4c4c" style:font-name="Nimbus Sans L, Arial" fo:font-family="'Nimbus Sans L, Arial'" style:font-style-name="Normal" style:font-family-generic="swiss" fo:font-size="9pt" fo:font-style="italic" style:font-style-asian="italic" style:font-style-complex="italic"/>
    </style:style>
    <style:style style:name="ACS-titre-partie-centre" style:family="text">
      <style:text-properties fo:color="#000000" style:font-name="Fely" fo:font-family="Fely" style:font-style-name="Gras" style:font-pitch="variable" fo:font-size="16pt" fo:font-weight="bold" style:font-size-asian="10.5pt"/>
    </style:style>
    <style:style style:name="ACS-memoire-titre-partie" style:family="text">
      <style:text-properties fo:font-variant="small-caps" fo:color="#000000" style:font-name="Garamond1" fo:font-family="Garamond" style:font-style-name="Negreta" style:font-family-generic="roman" style:font-pitch="variable" fo:font-size="18pt" fo:font-weight="normal" style:font-size-asian="10.5pt"/>
    </style:style>
    <style:style style:name="ACS-memoire-titre-partie2" style:family="text">
      <style:text-properties fo:font-variant="small-caps" fo:color="#000000" style:font-name="Garamond1" fo:font-family="Garamond" style:font-style-name="Negreta" style:font-family-generic="roman" style:font-pitch="variable" fo:font-size="18pt" fo:font-weight="bold" style:font-size-asian="10.5pt"/>
    </style:style>
    <style:style style:name="ACS-memoire-ref-chap" style:family="text">
      <style:text-properties fo:color="#000000" style:font-name="Nimbus Sans L, Arial" fo:font-family="'Nimbus Sans L, Arial'" style:font-style-name="Normal" style:font-family-generic="swiss" fo:font-size="9pt" fo:font-weight="bold" style:font-size-asian="10.5pt"/>
    </style:style>
    <style:style style:name="ACS-memoire-titre-chapitre" style:family="text">
      <style:text-properties fo:color="#000000" style:font-name="Garamond1" fo:font-family="Garamond" style:font-style-name="Negreta" style:font-family-generic="roman" style:font-pitch="variable" fo:font-size="15pt" fo:font-weight="normal" style:font-size-asian="10.5pt"/>
    </style:style>
    <style:style style:name="ACS-memoire-titre-section" style:family="text">
      <style:text-properties fo:color="#000000" style:font-name="Garamond1" fo:font-family="Garamond" style:font-style-name="Negreta" style:font-family-generic="roman" style:font-pitch="variable" fo:font-size="12pt" fo:font-weight="normal" style:font-size-asian="10.5pt"/>
    </style:style>
    <style:style style:name="ACS-memoire-sigle" style:family="text">
      <style:text-properties fo:color="#808080" style:font-name="Nimbus Sans L, Arial" fo:font-family="'Nimbus Sans L, Arial'" style:font-style-name="Normal" style:font-family-generic="swiss" fo:font-size="9pt" fo:font-weight="bold" style:font-size-asian="10.5pt"/>
    </style:style>
    <style:style style:name="ACS-memoire-annexe1" style:family="text">
      <style:text-properties fo:font-variant="small-caps" fo:color="#000000" style:font-name="Garamond1" fo:font-family="Garamond" style:font-style-name="Negreta" style:font-family-generic="roman" style:font-pitch="variable" fo:font-size="11pt" fo:font-weight="bold" style:font-size-asian="10.5pt"/>
    </style:style>
    <style:style style:name="ACS-memoire-annexe1-2" style:family="text">
      <style:text-properties fo:color="#000000" style:font-name="Garamond1" fo:font-family="Garamond" style:font-style-name="Negreta" style:font-family-generic="roman" style:font-pitch="variable" fo:font-size="14pt" fo:font-weight="bold" style:font-size-asian="10.5pt"/>
    </style:style>
    <style:style style:name="ACS-memoire-lettrine" style:family="text">
      <style:text-properties fo:font-variant="normal" fo:text-transform="none" style:font-name="Century Schoolbook L" fo:font-family="'Century Schoolbook L'" style:font-style-name="Roman" style:font-family-generic="roman" style:font-pitch="variable" fo:font-size="20pt" fo:font-style="normal" fo:font-weight="normal" style:font-size-asian="10.5pt" style:font-relief="none"/>
    </style:style>
    <style:style style:name="ACS-memoire-biblio-Titre2" style:family="text">
      <style:text-properties fo:color="#000000" style:font-name="Garamond1" fo:font-family="Garamond" style:font-style-name="Negreta" style:font-family-generic="roman" style:font-pitch="variable" fo:font-size="14pt" fo:font-weight="bold" style:font-size-asian="10.5pt"/>
    </style:style>
    <style:style style:name="ACS-Réf-loi_5f_dans_5f_citation" style:display-name="ACS-Réf-loi_dans_citation" style:family="text">
      <style:text-properties style:font-name="Nimbus Sans L" fo:font-family="'Nimbus Sans L'" style:font-style-name="Gras" style:font-family-generic="swiss" style:font-pitch="variable" fo:font-size="10.5pt" fo:font-weight="bold" style:font-size-asian="10.5pt"/>
    </style:style>
    <style:style style:name="ACS-code-html-css" style:family="text">
      <style:text-properties fo:color="#666666" style:font-name="Ubuntu1" fo:font-family="Ubuntu" style:font-style-name="Gras" style:font-pitch="variable" fo:font-size="8pt" fo:font-weight="bold" style:font-size-asian="10.5pt"/>
    </style:style>
    <style:style style:name="ACS-code-dans-texte" style:family="text">
      <style:text-properties fo:color="#000000" style:font-name="Nimbus Mono L" fo:font-family="'Nimbus Mono L'" style:font-style-name="Normal" style:font-family-generic="modern" style:font-pitch="fixed" fo:font-size="11pt" fo:language="zxx" fo:country="none" fo:background-color="#ffffcc" style:font-name-asian="文泉驛等寬正黑" style:font-family-asian="文泉驛等寬正黑" style:font-style-name-asian="中等" style:font-pitch-asian="variable" style:font-size-asian="10.5pt" style:language-asian="zh" style:country-asian="CN" style:font-style-asian="normal" style:font-weight-asian="normal"/>
    </style:style>
    <style:style style:name="ACS-slogan-vert" style:family="text">
      <style:text-properties fo:color="#6e994d" style:font-name="Ubuntu2" fo:font-family="Ubuntu" style:font-pitch="variable" fo:font-size="22pt" fo:font-weight="normal" style:font-size-asian="20pt" style:font-weight-asian="bold" style:font-size-complex="20pt" style:font-weight-complex="bold"/>
    </style:style>
    <style:style style:name="Line_20_numbering" style:display-name="Line numbering" style:family="text"/>
    <style:style style:name="ACS-titre4" style:family="text">
      <style:text-properties fo:color="#4c4c4c" style:font-name="Ubuntu1" fo:font-family="Ubuntu" style:font-style-name="Gras" style:font-pitch="variable" fo:font-size="12pt" fo:font-style="normal" fo:font-weight="bold" style:font-name-asian="WenQuanYi Micro Hei" style:font-family-asian="'WenQuanYi Micro Hei'" style:font-family-generic-asian="system" style:font-pitch-asian="variable" style:font-size-asian="85%" style:font-style-asian="italic" style:font-weight-asian="bold" style:font-name-complex="Lohit Hindi" style:font-family-complex="'Lohit Hindi'" style:font-family-generic-complex="system" style:font-pitch-complex="variable" style:font-size-complex="85%" style:font-style-complex="italic" style:font-weight-complex="bold"/>
    </style:style>
    <style:style style:name="ACS-operateur-condition" style:family="text">
      <style:text-properties fo:color="#dc2300" style:font-name="Andale Mono" fo:font-family="'Andale Mono'" style:font-pitch="fixed" fo:font-weight="bold" officeooo:rsid="001e2050" style:font-size-asian="10.5pt"/>
    </style:style>
    <style:style style:name="ACS-exposant" style:family="text">
      <style:text-properties style:text-position="super 58%" style:font-name="Oxygen" fo:font-family="Oxygen" style:font-style-name="Normal" style:font-pitch="variable" officeooo:rsid="001e2050" style:font-size-asian="10.5pt"/>
    </style:style>
    <style:style style:name="Endnote_20_anchor" style:display-name="Endnote anchor" style:family="text">
      <style:text-properties style:text-position="super 58%"/>
    </style:style>
    <style:style style:name="Endnote_20_Symbol" style:display-name="Endnote Symbol" style:family="text"/>
    <style:style style:name="ACS-operateur-dollar" style:family="text" style:parent-style-name="ACS-operateur-condition">
      <style:text-properties fo:color="#00ae00" style:font-name="Andale Mono" fo:font-family="'Andale Mono'" style:font-pitch="fixed" fo:font-weight="bold" officeooo:rsid="0034e73b" style:font-size-asian="10.5pt"/>
    </style:style>
    <style:style style:name="ACS-citation-en-ligne" style:family="text" style:parent-style-name="Emphasis">
      <style:text-properties style:font-name="Liberation Serif" fo:font-family="'Liberation Serif'" style:font-style-name="Italique" style:font-family-generic="roman" style:font-pitch="variable" fo:font-size="11pt" fo:font-style="italic" officeooo:rsid="003be0b5" style:font-size-asian="10.5pt" style:font-style-asian="italic" style:font-style-complex="italic"/>
    </style:style>
    <style:style style:name="ACS-code_5f_dans_5f_texte" style:display-name="ACS-code_dans_texte" style:family="text">
      <style:text-properties style:font-name="Andale Mono1" fo:font-family="'Andale Mono'" style:font-style-name="Normal" fo:font-size="10pt" fo:language="zxx" fo:country="none" officeooo:rsid="004f45de" style:font-size-asian="10.5pt"/>
    </style:style>
    <style:style style:name="WW_5f_CharLFO2LVL1" style:display-name="WW_CharLFO2LVL1"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WW_5f_CharLFO2LVL2" style:display-name="WW_CharLFO2LVL2"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WW_5f_CharLFO2LVL3" style:display-name="WW_CharLFO2LVL3"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WW_5f_CharLFO2LVL4" style:display-name="WW_CharLFO2LVL4"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WW_5f_CharLFO2LVL5" style:display-name="WW_CharLFO2LVL5"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WW_5f_CharLFO2LVL6" style:display-name="WW_CharLFO2LVL6"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WW_5f_CharLFO2LVL7" style:display-name="WW_CharLFO2LVL7"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WW_5f_CharLFO2LVL8" style:display-name="WW_CharLFO2LVL8"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WW_5f_CharLFO2LVL9" style:display-name="WW_CharLFO2LVL9" style:family="text">
      <style:text-properties fo:color="#008080" style:font-name="OpenSymbol2" fo:font-family="OpenSymbol" style:font-family-generic="system" style:font-pitch="variable" fo:font-size="10pt" fo:language="fr" fo:country="FR" style:font-size-asian="10pt" style:language-asian="ar" style:country-asian="SA" style:font-size-complex="7pt" style:language-complex="ar" style:country-complex="SA"/>
    </style:style>
    <style:style style:name="ACS-titre-ref" style:family="text">
      <style:text-properties fo:font-variant="small-caps" fo:color="#4c4c4c" style:font-name="Ubuntu" fo:font-family="Ubuntu" style:font-style-name="Normal" style:font-pitch="variable" fo:font-size="14pt" style:font-size-asian="10.5pt"/>
    </style:style>
    <style:style style:name="listeorange" style:family="text">
      <style:text-properties fo:color="#dd3300" style:font-name="Arimo" fo:font-family="Arimo" style:font-style-name="Gras" style:font-family-generic="swiss" style:font-pitch="variable" fo:font-weight="bold" fo:background-color="transparent" style:font-size-asian="10.5pt" loext:shadow="none"/>
    </style:style>
    <style:style style:name="listenumeroteeorange" style:family="text">
      <style:text-properties fo:color="#dd3300" style:font-name="Arimo" fo:font-family="Arimo" style:font-style-name="Gras" style:font-family-generic="swiss" style:font-pitch="variable" fo:font-size="13pt" fo:font-weight="bold" fo:background-color="transparent" style:font-size-asian="10.5pt" loext:shadow="none"/>
    </style:style>
    <style:style style:name="ListLabel_20_1" style:display-name="ListLabel 1" style:family="text">
      <style:text-properties style:font-name-complex="Courier New4"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Arial3" style:font-family-complex="Arial" style:font-family-generic-complex="system" style:font-pitch-complex="variable"/>
    </style:style>
    <style:style style:name="CITE" style:family="text">
      <style:text-properties fo:font-style="italic" style:font-style-asian="italic"/>
    </style:style>
    <style:style style:name="CODE" style:family="text">
      <style:text-properties style:font-name="Courier New3" fo:font-family="'Courier New'" style:font-family-generic="roman" fo:font-size="10pt" style:font-size-asian="10pt"/>
    </style:style>
    <style:style style:name="FollowedHyperlink" style:family="text">
      <style:text-properties style:text-underline-style="solid" style:text-underline-width="auto" style:text-underline-color="font-color"/>
    </style:style>
    <style:style style:name="Keyboard" style:family="text">
      <style:text-properties style:font-name="Courier New3" fo:font-family="'Courier New'" style:font-family-generic="roman" fo:font-size="10pt" fo:font-weight="bold" style:font-size-asian="10pt" style:font-weight-asian="bold"/>
    </style:style>
    <style:style style:name="Sample" style:family="text">
      <style:text-properties style:font-name="Courier New3" fo:font-family="'Courier New'" style:font-family-generic="roman"/>
    </style:style>
    <style:style style:name="Typewriter" style:family="text">
      <style:text-properties style:font-name="Courier New3" fo:font-family="'Courier New'" style:font-family-generic="roman" fo:font-size="10pt" style:font-size-asian="10pt"/>
    </style:style>
    <style:style style:name="HTML_20_Markup" style:display-name="HTML Markup" style:family="text">
      <style:text-properties text:display="none"/>
    </style:style>
    <style:style style:name="Comment" style:family="text">
      <style:text-properties text:display="none"/>
    </style:style>
    <style:style style:name="Zeichenformat" style:family="text"/>
    <style:style style:name="note" style:family="text">
      <style:text-properties style:use-window-font-color="true" style:font-name="Liberation Sans1" fo:font-family="'Liberation Sans'" style:font-style-name="Normal" style:font-family-generic="swiss" style:font-pitch="variable" fo:font-size="11pt" fo:language="fr" fo:country="FR" fo:font-style="italic" officeooo:rsid="00513def" style:letter-kerning="true" style:font-name-asian="Lucida Sans Unicode" style:font-family-asian="'Lucida Sans Unicode'" style:font-family-generic-asian="system" style:font-size-asian="10.5pt" style:language-asian="zh" style:country-asian="CN" style:font-style-asian="italic" style:font-name-complex="Mangal" style:font-family-complex="Mangal" style:font-family-generic-complex="system" style:font-size-complex="12pt" style:language-complex="hi" style:country-complex="IN" style:font-style-complex="italic"/>
    </style:style>
    <style:style style:name="DINSIC_5f_puce" style:display-name="DINSIC_puce" style:family="text">
      <style:text-properties fo:color="#2868c8" style:font-name="Liberation Sans1" fo:font-family="'Liberation Sans'" style:font-style-name="Normal" style:font-family-generic="swiss" style:font-pitch="variable" fo:font-size="15pt" fo:language="fr" fo:country="FR" officeooo:rsid="004af3f1" style:letter-kerning="true" style:font-name-asian="Lucida Sans Unicode" style:font-family-asian="'Lucida Sans Unicode'" style:font-family-generic-asian="system" style:font-size-asian="12pt" style:language-asian="zh" style:country-asian="CN" style:font-name-complex="Mangal" style:font-family-complex="Mangal" style:font-family-generic-complex="system" style:font-size-complex="12pt" style:language-complex="hi" style:country-complex="IN"/>
    </style:style>
    <style:style style:name="Sans_20_nom1" style:display-name="Sans nom1" style:family="text" style:parent-style-name="DINSIC_5f_puce"/>
    <style:style style:name="DINSIC_5f_puce2" style:display-name="DINSIC_puce2" style:family="text">
      <style:text-properties fo:color="#de1b3d" style:font-name="Liberation Sans1" fo:font-family="'Liberation Sans'" style:font-style-name="Normal" style:font-family-generic="swiss" style:font-pitch="variable" fo:font-size="11pt" fo:language="fr" fo:country="FR" officeooo:rsid="0051d2a7" style:letter-kerning="true" style:font-name-asian="Lucida Sans Unicode" style:font-family-asian="'Lucida Sans Unicode'" style:font-family-generic-asian="system" style:font-size-asian="10.5pt" style:language-asian="zh" style:country-asian="CN" style:font-name-complex="Mangal" style:font-family-complex="Mangal" style:font-family-generic-complex="system" style:font-size-complex="12pt" style:language-complex="hi" style:country-complex="IN"/>
    </style:style>
    <style:style style:name="ref_5f_rgaa" style:display-name="ref_rgaa" style:family="text">
      <style:text-properties fo:color="#666666" style:font-name="Liberation Sans1" fo:font-family="'Liberation Sans'" style:font-style-name="Normal" style:font-family-generic="swiss" style:font-pitch="variable" fo:font-size="9pt" fo:language="fr" fo:country="FR" fo:font-style="normal" fo:font-weight="bold" style:letter-kerning="true" style:font-name-asian="Lucida Sans Unicode" style:font-family-asian="'Lucida Sans Unicode'" style:font-family-generic-asian="system" style:font-size-asian="12pt" style:language-asian="zh" style:country-asian="CN" style:font-name-complex="Mangal" style:font-family-complex="Mangal" style:font-family-generic-complex="system" style:font-size-complex="12pt"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run-through" style:number-wrapped-paragraphs="no-limit"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A42-logo" style:family="graphic" style:parent-style-name="Graphics">
      <style:graphic-properties svg:width="4.999cm" fo:min-height="0.041cm" text:anchor-type="paragraph" svg:x="0.099cm" svg:y="-0.861cm" style:wrap="dynamic" style:number-wrapped-paragraphs="no-limit" style:wrap-contour="false" style:vertical-pos="from-top" style:vertical-rel="paragraph" style:horizontal-pos="from-left" style:horizontal-rel="paragraph"/>
    </style:style>
    <style:style style:name="A42-LETTRE-cadre_5f_expéditeur" style:display-name="A42-LETTRE-cadre_expéditeur" style:family="graphic" style:parent-style-name="Frame">
      <style:graphic-properties svg:width="7.07cm" fo:min-height="4.008cm" text:anchor-type="paragraph" svg:x="0cm" svg:y="0.3cm" fo:margin-left="0.4cm" fo:margin-right="0.4cm" fo:margin-top="0.4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none" style:shadow="none" draw:shadow-opacity="100%"/>
    </style:style>
    <style:style style:name="A42-LETTRE-cadre_5f_destinataire" style:display-name="A42-LETTRE-cadre_destinataire" style:family="graphic" style:parent-style-name="Frame">
      <style:graphic-properties svg:width="7.507cm" fo:min-height="4.025cm" text:anchor-type="paragraph" svg:x="8.535cm" svg:y="1.58cm" fo:margin-left="0.4cm" fo:margin-right="0.4cm" fo:margin-top="0.4cm" fo:margin-bottom="0.801cm" style:run-through="foreground" style:wrap="none" style:vertical-pos="from-top" style:vertical-rel="paragraph" style:horizontal-pos="from-left" style:horizontal-rel="paragraph" fo:background-color="transparent" draw:fill="none" draw:fill-color="#729fcf" fo:padding="0.049cm" fo:border="0.06pt solid #999999" style:shadow="none" draw:shadow-opacity="100%"/>
    </style:style>
    <style:style style:name="ACS-FACTURE-virement" style:family="graphic" style:parent-style-name="Frame">
      <style:graphic-properties svg:width="6.29cm" fo:min-height="2.004cm" text:anchor-type="paragraph" svg:x="12.711cm" svg:y="0cm" fo:margin-left="0cm" fo:margin-right="0cm" fo:margin-top="0cm" fo:margin-bottom="0cm" style:wrap="parallel" style:number-wrapped-paragraphs="no-limit" style:wrap-contour="false" style:vertical-pos="from-top" style:vertical-rel="paragraph" style:horizontal-pos="right" style:horizontal-rel="paragraph" fo:padding="0.049cm" fo:border="0.06pt solid #808080" style:shadow="none" draw:shadow-opacity="100%"/>
    </style:style>
    <style:style style:name="ACS-FACTURE-mentions-legales" style:family="graphic" style:parent-style-name="Frame">
      <style:graphic-properties svg:width="16.999cm" style:rel-width="100%" fo:min-height="1.028cm" text:anchor-type="paragraph" svg:x="0cm" svg:y="25.553cm" fo:margin-left="0cm" fo:margin-right="0cm" fo:margin-top="0cm" fo:margin-bottom="0cm" style:wrap="none" style:vertical-pos="bottom" style:vertical-rel="page-content" style:horizontal-pos="left" style:horizontal-rel="page-content" fo:padding="0cm" fo:border="none" style:shadow="none" draw:shadow-opacity="100%" loext:rel-width-rel="paragraph"/>
    </style:style>
    <style:style style:name="ACS-FACTURE-logo" style:family="graphic" style:parent-style-name="Graphics">
      <style:graphic-properties svg:width="2cm" svg:height="2.2cm" text:anchor-type="paragraph" svg:x="0cm" svg:y="0cm" style:wrap="dynamic" style:number-wrapped-paragraphs="no-limit" style:wrap-contour="false" style:vertical-pos="top" style:vertical-rel="paragraph" style:horizontal-pos="left" style:horizontal-rel="paragraph"/>
    </style:style>
    <style:style style:name="ACS-DBDC-virement" style:family="graphic" style:parent-style-name="ACS-FACTURE-virement">
      <style:graphic-properties svg:width="6.29cm" fo:min-height="2.004cm" text:anchor-type="paragraph" svg:x="0cm" svg:y="0cm" fo:margin-left="0cm" fo:margin-right="0cm" fo:margin-top="0cm" fo:margin-bottom="0cm" style:wrap="parallel" style:number-wrapped-paragraphs="no-limit" style:wrap-contour="false" style:vertical-pos="from-top" style:vertical-rel="paragraph" style:horizontal-pos="left" style:horizontal-rel="paragraph" fo:padding="0.049cm" fo:border="0.06pt solid #808080" style:shadow="none" draw:shadow-opacity="100%"/>
    </style:style>
    <style:style style:name="ACS-memoire-description" style:family="graphic" style:parent-style-name="Frame">
      <style:graphic-properties svg:width="16.999cm" style:rel-width="100%" fo:min-height="0.499cm" text:anchor-type="paragraph" svg:x="0cm" svg:y="22.858cm" fo:margin-left="0cm" fo:margin-right="0cm" fo:margin-top="0cm" fo:margin-bottom="0cm" style:wrap="parallel" style:number-wrapped-paragraphs="no-limit" style:wrap-contour="false" style:vertical-pos="bottom" style:vertical-rel="page-content" style:horizontal-pos="center" style:horizontal-rel="paragraph" fo:padding="0cm" fo:border="none" style:shadow="none" draw:shadow-opacity="100%" loext:rel-width-rel="paragraph"/>
    </style:style>
    <style:style style:name="ACS-memoire-titre-principalbis" style:family="graphic" style:parent-style-name="Frame">
      <style:graphic-properties svg:width="15cm" style:rel-width="100%" fo:min-height="0.499cm" text:anchor-type="paragraph" svg:x="0cm" svg:y="0cm" fo:margin-left="0cm" fo:margin-right="0cm" fo:margin-top="0cm" fo:margin-bottom="0cm" style:wrap="parallel" style:number-wrapped-paragraphs="no-limit" style:wrap-contour="false" style:vertical-pos="from-top" style:vertical-rel="page-content" style:horizontal-pos="center" style:horizontal-rel="paragraph" fo:padding="0cm" fo:border="none" style:shadow="none" draw:shadow-opacity="100%" loext:rel-width-rel="paragraph"/>
    </style:style>
    <style:style style:name="ACS-memoire-en-tete-titre" style:family="graphic" style:parent-style-name="Frame">
      <style:graphic-properties fo:min-width="0.499cm" fo:min-height="6.001cm" text:anchor-type="paragraph" svg:x="-5.001cm" svg:y="0cm" fo:margin-left="0cm" fo:margin-right="0cm" fo:margin-top="0cm" fo:margin-bottom="0cm" style:wrap="none" style:vertical-pos="top" style:vertical-rel="paragraph" style:horizontal-pos="from-left" style:horizontal-rel="paragraph" fo:padding="0cm" fo:border="none" style:shadow="none" draw:shadow-opacity="100%"/>
    </style:style>
    <style:style style:name="ACS-memoire-en-tete-chapitre" style:family="graphic" style:parent-style-name="Frame">
      <style:graphic-properties fo:min-width="0.499cm" fo:min-height="3cm" text:anchor-type="paragraph" svg:x="18cm" svg:y="0cm" fo:margin-left="0cm" fo:margin-right="0cm" fo:margin-top="0cm" fo:margin-bottom="0cm" style:wrap="none" style:vertical-pos="top" style:vertical-rel="paragraph" style:horizontal-pos="right" style:horizontal-rel="paragraph" fo:padding="0cm" fo:border="none" style:shadow="none" draw:shadow-opacity="100%">
        <style:columns fo:column-count="1" fo:column-gap="0cm"/>
      </style:graphic-properties>
    </style:style>
    <style:style style:name="ACS-memoire-titre-principal" style:family="graphic" style:parent-style-name="ACS-memoire-titre-principalbis">
      <style:graphic-properties svg:width="15cm" style:rel-width="100%" fo:min-height="0.499cm" text:anchor-type="paragraph" svg:x="0cm" svg:y="6.001cm" fo:margin-left="0cm" fo:margin-right="0cm" fo:margin-top="0cm" fo:margin-bottom="0cm" style:wrap="parallel" style:number-wrapped-paragraphs="no-limit" style:wrap-contour="false" style:vertical-pos="from-top" style:vertical-rel="page-content" style:horizontal-pos="center" style:horizontal-rel="paragraph" fo:padding="0cm" fo:border="none" style:shadow="none" draw:shadow-opacity="100%" loext:rel-width-rel="paragraph"/>
    </style:style>
    <style:style style:name="ACS-memoire-numero-page" style:family="graphic" style:parent-style-name="Frame">
      <style:graphic-properties fo:min-width="0.499cm" fo:min-height="0.199cm" text:anchor-type="paragraph" svg:x="16.499cm" svg:y="0.101cm" fo:margin-left="0cm" fo:margin-right="0cm" fo:margin-top="0.101cm" fo:margin-bottom="0cm" style:wrap="none" style:vertical-pos="top" style:vertical-rel="paragraph-content" style:horizontal-pos="from-left" style:horizontal-rel="paragraph" fo:padding="0cm" fo:border="none" style:shadow="none" draw:shadow-opacity="100%"/>
    </style:style>
    <style:style style:name="ACS-logo_5f_acs" style:display-name="ACS-logo_acs" style:family="graphic" style:parent-style-name="Graphics">
      <style:graphic-properties svg:width="3cm" svg:height="3cm" text:anchor-type="paragraph" svg:x="5.805cm" svg:y="0cm" fo:margin-top="0cm" fo:margin-bottom="0.801cm" style:wrap="none" style:vertical-pos="top" style:vertical-rel="paragraph" style:horizontal-pos="center" style:horizontal-rel="paragraph" fo:background-color="transparent" draw:fill="none" draw:fill-color="#729fcf" style:shadow="none" draw:shadow-opacity="100%">
        <style:columns fo:column-count="1" fo:column-gap="0cm"/>
      </style:graphic-properties>
    </style:style>
    <style:style style:name="ACS-logo-client" style:family="graphic" style:parent-style-name="Graphics">
      <style:graphic-properties svg:width="7.999cm" fo:min-height="0.041cm" text:anchor-type="paragraph" svg:x="4.501cm" svg:y="3.993cm" style:wrap="dynamic" style:number-wrapped-paragraphs="no-limit" style:wrap-contour="false" style:vertical-pos="from-top" style:vertical-rel="paragraph" style:horizontal-pos="center" style:horizontal-rel="paragraph"/>
    </style:style>
    <style:style style:name="Text_20_Body" style:display-name="Text Body" style:family="graphic" style:parent-style-name="Frame">
      <style:graphic-properties svg:width="13.106cm" fo:min-height="6.391cm" text:anchor-type="paragraph" svg:x="2.155cm" svg:y="0.309cm" fo:margin-left="0cm" fo:margin-right="0cm" fo:margin-top="0cm" fo:margin-bottom="0cm" style:run-through="foreground" style:wrap="none" style:vertical-pos="from-top" style:vertical-rel="paragraph" style:horizontal-pos="from-left" style:horizontal-rel="paragraph" fo:background-color="transparent" draw:fill="none" draw:fill-color="#729fcf" fo:padding="0cm" fo:border="none" style:shadow="none" draw:shadow-opacity="100%"/>
    </style:style>
    <text:outline-style style:name="Outline">
      <text:outline-level-style text:level="1" text:style-name="WW8Num1z0" style:num-format="">
        <style:list-level-properties text:list-level-position-and-space-mode="label-alignment">
          <style:list-level-label-alignment text:label-followed-by="space" fo:text-indent="-1.249cm" fo:margin-left="1.249cm"/>
        </style:list-level-properties>
      </text:outline-level-style>
      <text:outline-level-style text:level="2" text:style-name="WW8Num1z1" style:num-format="">
        <style:list-level-properties text:list-level-position-and-space-mode="label-alignment">
          <style:list-level-label-alignment text:label-followed-by="nothing" fo:text-indent="-1.249cm" fo:margin-left="2.498cm"/>
        </style:list-level-properties>
      </text:outline-level-style>
      <text:outline-level-style text:level="3" style:num-format="">
        <style:list-level-properties text:list-level-position-and-space-mode="label-alignment">
          <style:list-level-label-alignment text:label-followed-by="nothing" fo:text-indent="-1.249cm" fo:margin-left="3.747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Narrow"/>
      </text:list-level-style-bullet>
      <text:list-level-style-number text:level="2" text:style-name="WW8Num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42-puce_5f_niveau3" style:display-name="A42-puce_niveau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A42-puce_5f_niveau1-001" style:display-name="A42-puce_niveau1-001">
      <text:list-level-style-image text:level="1"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1.905cm" fo:text-indent="-0.635cm" fo:margin-left="1.905cm"/>
        </style:list-level-properties>
      </text:list-level-style-image>
      <text:list-level-style-image text:level="2"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2.54cm" fo:text-indent="-0.635cm" fo:margin-left="2.54cm"/>
        </style:list-level-properties>
      </text:list-level-style-image>
      <text:list-level-style-image text:level="3"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3.175cm" fo:text-indent="-0.635cm" fo:margin-left="3.175cm"/>
        </style:list-level-properties>
      </text:list-level-style-image>
      <text:list-level-style-image text:level="4"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3.81cm" fo:text-indent="-0.635cm" fo:margin-left="3.81cm"/>
        </style:list-level-properties>
      </text:list-level-style-image>
      <text:list-level-style-image text:level="5"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4.445cm" fo:text-indent="-0.635cm" fo:margin-left="4.445cm"/>
        </style:list-level-properties>
      </text:list-level-style-image>
      <text:list-level-style-image text:level="6"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5.08cm" fo:text-indent="-0.635cm" fo:margin-left="5.08cm"/>
        </style:list-level-properties>
      </text:list-level-style-image>
      <text:list-level-style-image text:level="7"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5.715cm" fo:text-indent="-0.635cm" fo:margin-left="5.715cm"/>
        </style:list-level-properties>
      </text:list-level-style-image>
      <text:list-level-style-image text:level="8"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6.35cm" fo:text-indent="-0.635cm" fo:margin-left="6.35cm"/>
        </style:list-level-properties>
      </text:list-level-style-image>
      <text:list-level-style-image text:level="9"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6.985cm" fo:text-indent="-0.635cm" fo:margin-left="6.985cm"/>
        </style:list-level-properties>
      </text:list-level-style-image>
      <text:list-level-style-image text:level="10" xlink:href="Pictures/100002010000000F0000000DC78BB19E960658C0.png" xlink:type="simple" xlink:show="embed" xlink:actuate="onLoad">
        <style:list-level-properties text:list-level-position-and-space-mode="label-alignment" style:vertical-pos="bottom" style:vertical-rel="baseline" fo:width="0.423cm" fo:height="0.365cm">
          <style:list-level-label-alignment text:label-followed-by="listtab" text:list-tab-stop-position="7.62cm" fo:text-indent="-0.635cm" fo:margin-left="7.62cm"/>
        </style:list-level-properties>
      </text:list-level-style-image>
    </text:list-style>
    <text:list-style style:name="A42-puce_5f_niveau1-002" style:display-name="A42-puce_niveau1-002">
      <text:list-level-style-bullet text:level="1"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2"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3"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4"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5"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6"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7"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8"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9"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level-style-bullet text:level="10" text:style-name="listeorange" text:bullet-char="·">
        <style:list-level-properties text:list-level-position-and-space-mode="label-alignment">
          <style:list-level-label-alignment text:label-followed-by="listtab" text:list-tab-stop-position="0.499cm" fo:text-indent="0.489cm" fo:margin-left="0.011cm"/>
        </style:list-level-properties>
        <style:text-properties style:font-name="Ubuntu3"/>
      </text:list-level-style-bullet>
    </text:list-style>
    <text:list-style style:name="A42-puce_5f_niveau2" style:display-name="A42-puce_niveau2">
      <text:list-level-style-image text:level="1"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2"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3"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4"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5"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6"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7"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8"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9"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level-style-image text:level="10" xlink:href="Pictures/1000020100000007000000077CF65C266C1777CE.png" xlink:type="simple" xlink:show="embed" xlink:actuate="onLoad">
        <style:list-level-properties text:list-level-position-and-space-mode="label-alignment" style:vertical-pos="bottom" style:vertical-rel="baseline" fo:width="0.198cm" fo:height="0.198cm">
          <style:list-level-label-alignment text:label-followed-by="listtab" text:list-tab-stop-position="1.499cm" fo:text-indent="-0.501cm" fo:margin-left="2cm"/>
        </style:list-level-properties>
      </text:list-level-style-image>
    </text:list-style>
    <text:list-style style:name="A42-chiffres_5f_romains" style:display-name="A42-chiffres_romains">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42-numéro">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A42-lettre">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ACS-puces-standard">
      <text:list-level-style-bullet text:level="1" text:style-name="ACS-puces-standard"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2" text:style-name="ACS-puces-standard"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ACS-puces-standard"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ACS-puces-standard"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5" text:style-name="ACS-puces-standard"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ACS-puces-standard"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ACS-puces-standard"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ACS-puces-standard"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ACS-puces-standard"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ACS-puces-standard"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ACS-numerotation-standard">
      <text:list-level-style-number text:level="1" text:style-name="ACS-numerotation-standard"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ACS-numerotation-standard"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ACS-numerotation-standard"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ACS-numerotation-standard"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ACS-numerotation-standard"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ACS-numerotation-standard" style:num-suffix="." style:num-format="i"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ACS-numerotation-standard"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ACS-numerotation-standard"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ACS-numerotation-standard"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ACS-numerotation-standard"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Zeichenformat" text:bullet-char="">
        <style:list-level-properties text:space-before="0.635cm" text:min-label-width="0.635cm"/>
        <style:text-properties fo:font-family="Symbol" style:font-charset="x-symbol"/>
      </text:list-level-style-bullet>
      <text:list-level-style-bullet text:level="2" text:style-name="Zeichenformat" text:bullet-char="">
        <style:list-level-properties text:space-before="1.27cm" text:min-label-width="0.635cm"/>
        <style:text-properties fo:font-family="'Wingdings 2'" style:font-charset="x-symbol"/>
      </text:list-level-style-bullet>
      <text:list-level-style-bullet text:level="3" text:style-name="Zeichenformat" text:bullet-char="■">
        <style:list-level-properties text:space-before="1.905cm" text:min-label-width="0.635cm"/>
        <style:text-properties fo:font-family="StarSymbol, 'Arial Unicode MS'"/>
      </text:list-level-style-bullet>
      <text:list-level-style-bullet text:level="4" text:style-name="Zeichenformat" text:bullet-char="">
        <style:list-level-properties text:space-before="2.54cm" text:min-label-width="0.635cm"/>
        <style:text-properties fo:font-family="Wingdings" style:font-charset="x-symbol"/>
      </text:list-level-style-bullet>
      <text:list-level-style-bullet text:level="5" text:style-name="Zeichenformat" text:bullet-char="">
        <style:list-level-properties text:space-before="3.175cm" text:min-label-width="0.635cm"/>
        <style:text-properties fo:font-family="'Wingdings 2'" style:font-charset="x-symbol"/>
      </text:list-level-style-bullet>
      <text:list-level-style-bullet text:level="6" text:style-name="Zeichenformat" text:bullet-char="■">
        <style:list-level-properties text:space-before="3.81cm" text:min-label-width="0.635cm"/>
        <style:text-properties fo:font-family="StarSymbol, 'Arial Unicode MS'"/>
      </text:list-level-style-bullet>
      <text:list-level-style-bullet text:level="7" text:style-name="Zeichenformat" text:bullet-char="">
        <style:list-level-properties text:space-before="4.445cm" text:min-label-width="0.635cm"/>
        <style:text-properties fo:font-family="Wingdings" style:font-charset="x-symbol"/>
      </text:list-level-style-bullet>
      <text:list-level-style-bullet text:level="8" text:style-name="Zeichenformat" text:bullet-char="">
        <style:list-level-properties text:space-before="5.08cm" text:min-label-width="0.635cm"/>
        <style:text-properties fo:font-family="'Wingdings 2'" style:font-charset="x-symbol"/>
      </text:list-level-style-bullet>
      <text:list-level-style-bullet text:level="9" text:style-name="Zeichenformat"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list-style style:name="ACS-puces-standard_5f_1" style:display-name="ACS-puces-standard_1">
      <text:list-level-style-bullet text:level="1" text:style-name="WW_5f_CharLFO2LVL1" text:bullet-char="▪">
        <style:list-level-properties/>
        <style:text-properties style:font-name="OpenSymbol2"/>
      </text:list-level-style-bullet>
      <text:list-level-style-bullet text:level="2" text:style-name="WW_5f_CharLFO2LVL2" text:bullet-char="">
        <style:list-level-properties/>
        <style:text-properties style:font-name="OpenSymbol2"/>
      </text:list-level-style-bullet>
      <text:list-level-style-bullet text:level="3" text:style-name="WW_5f_CharLFO2LVL3" text:bullet-char="◦">
        <style:list-level-properties/>
        <style:text-properties style:font-name="OpenSymbol2"/>
      </text:list-level-style-bullet>
      <text:list-level-style-bullet text:level="4" text:style-name="WW_5f_CharLFO2LVL4" text:bullet-char="">
        <style:list-level-properties/>
        <style:text-properties style:font-name="OpenSymbol2"/>
      </text:list-level-style-bullet>
      <text:list-level-style-bullet text:level="5" text:style-name="WW_5f_CharLFO2LVL5" text:bullet-char="◦">
        <style:list-level-properties/>
        <style:text-properties style:font-name="OpenSymbol2"/>
      </text:list-level-style-bullet>
      <text:list-level-style-bullet text:level="6" text:style-name="WW_5f_CharLFO2LVL6" text:bullet-char="▪">
        <style:list-level-properties/>
        <style:text-properties style:font-name="OpenSymbol2"/>
      </text:list-level-style-bullet>
      <text:list-level-style-bullet text:level="7" text:style-name="WW_5f_CharLFO2LVL7" text:bullet-char="•">
        <style:list-level-properties/>
        <style:text-properties style:font-name="OpenSymbol2"/>
      </text:list-level-style-bullet>
      <text:list-level-style-bullet text:level="8" text:style-name="WW_5f_CharLFO2LVL8" text:bullet-char="◦">
        <style:list-level-properties/>
        <style:text-properties style:font-name="OpenSymbol2"/>
      </text:list-level-style-bullet>
      <text:list-level-style-bullet text:level="9" text:style-name="WW_5f_CharLFO2LVL9" text:bullet-char="▪">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42-numérotation">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42-flèches">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text:bullet-char="•">
        <style:list-level-properties text:list-level-position-and-space-mode="label-alignment">
          <style:list-level-label-alignment text:label-followed-by="listtab" fo:text-indent="-0.635cm" fo:margin-left="1.136cm"/>
        </style:list-level-properties>
        <style:text-properties fo:font-family="Arial"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2.406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676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946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216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486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756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026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29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 text:bullet-char="•">
        <style:list-level-properties text:list-level-position-and-space-mode="label-alignment">
          <style:list-level-label-alignment text:label-followed-by="listtab" fo:text-indent="-0.635cm" fo:margin-left="1.637cm"/>
        </style:list-level-properties>
        <style:text-properties fo:font-family="Arial"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2" text:bullet-char="•">
        <style:list-level-properties text:list-level-position-and-space-mode="label-alignment">
          <style:list-level-label-alignment text:label-followed-by="listtab" fo:text-indent="-0.635cm" fo:margin-left="1.637cm"/>
        </style:list-level-properties>
        <style:text-properties fo:font-family="Arial"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2" text:bullet-char="•">
        <style:list-level-properties text:list-level-position-and-space-mode="label-alignment">
          <style:list-level-label-alignment text:label-followed-by="listtab" fo:text-indent="-0.635cm" fo:margin-left="1.637cm"/>
        </style:list-level-properties>
        <style:text-properties fo:font-family="Arial"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771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text:bullet-char="•">
        <style:list-level-properties text:list-level-position-and-space-mode="label-alignment">
          <style:list-level-label-alignment text:label-followed-by="listtab" fo:text-indent="-0.635cm" fo:margin-left="2.521cm"/>
        </style:list-level-properties>
        <style:text-properties fo:font-family="Arial"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text:bullet-char="•">
        <style:list-level-properties text:list-level-position-and-space-mode="label-alignment">
          <style:list-level-label-alignment text:label-followed-by="listtab" fo:text-indent="-0.635cm" fo:margin-left="2.521cm"/>
        </style:list-level-properties>
        <style:text-properties fo:font-family="Arial"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635cm" fo:margin-left="3.041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text:bullet-char="•">
        <style:list-level-properties text:list-level-position-and-space-mode="label-alignment">
          <style:list-level-label-alignment text:label-followed-by="listtab" fo:text-indent="-0.635cm" fo:margin-left="3.022cm"/>
        </style:list-level-properties>
        <style:text-properties fo:font-family="Arial"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3.022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292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62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32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0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72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42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12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3.041cm"/>
        </style:list-level-properties>
        <style:text-properties style:font-name="StarSymbol"/>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635cm" fo:margin-left="4.387cm"/>
        </style:list-level-properties>
        <style:text-properties fo:font-family="Arial"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4.387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657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927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8.197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9.467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737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2.00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27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INSIC_5f_puce_5f_bleue" style:display-name="DINSIC_puce_bleue">
      <text:list-level-style-bullet text:level="1" text:style-name="DINSIC_5f_puce"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DINSIC_5f_puce"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DINSIC_5f_puce"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DINSIC_5f_puce"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DINSIC_5f_puc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DINSIC_5f_puc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DINSIC_5f_puc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DINSIC_5f_puc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DINSIC_5f_puc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DINSIC_5f_puc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DINSIC_5f_puce_5f_bleue2" style:display-name="DINSIC_puce_bleue2">
      <text:list-level-style-bullet text:level="1" text:style-name="DINSIC_5f_puce2"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DINSIC_5f_puce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charset="x-symbol"/>
      </text:list-level-style-bullet>
      <text:list-level-style-bullet text:level="3" text:style-name="DINSIC_5f_puce2"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charset="x-symbol"/>
      </text:list-level-style-bullet>
      <text:list-level-style-bullet text:level="4" text:style-name="DINSIC_5f_puce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charset="x-symbol"/>
      </text:list-level-style-bullet>
      <text:list-level-style-bullet text:level="5" text:style-name="DINSIC_5f_puce2"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charset="x-symbol"/>
      </text:list-level-style-bullet>
      <text:list-level-style-bullet text:level="6" text:style-name="DINSIC_5f_puce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charset="x-symbol"/>
      </text:list-level-style-bullet>
      <text:list-level-style-bullet text:level="7" text:style-name="DINSIC_5f_puce2"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charset="x-symbol"/>
      </text:list-level-style-bullet>
      <text:list-level-style-bullet text:level="8" text:style-name="DINSIC_5f_puce2"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charset="x-symbol"/>
      </text:list-level-style-bullet>
      <text:list-level-style-bullet text:level="9" text:style-name="DINSIC_5f_puce2"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charset="x-symbol"/>
      </text:list-level-style-bullet>
      <text:list-level-style-bullet text:level="10" text:style-name="DINSIC_5f_puce2"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cad869"/>
    </style:style>
    <style:style style:name="MP2" style:family="paragraph" style:parent-style-name="Footer">
      <style:paragraph-properties>
        <style:tab-stops>
          <style:tab-stop style:position="17cm" style:type="right"/>
        </style:tab-stops>
      </style:paragraph-properties>
      <style:text-properties fo:font-size="9pt" style:font-size-asian="9pt" style:font-size-complex="9pt"/>
    </style:style>
    <style:style style:name="MP3" style:family="paragraph" style:parent-style-name="Footer">
      <style:paragraph-properties fo:text-align="start" style:justify-single-word="false"/>
      <style:text-properties style:font-name="Nimbus Roman No9 L"/>
    </style:style>
    <style:style style:name="MP4" style:family="paragraph" style:parent-style-name="Footer">
      <style:paragraph-properties fo:text-align="start" style:justify-single-word="false"/>
    </style:style>
    <style:style style:name="MP5" style:family="paragraph" style:parent-style-name="Footer">
      <style:paragraph-properties>
        <style:tab-stops>
          <style:tab-stop style:position="12.845cm" style:type="center"/>
          <style:tab-stop style:position="25.689cm" style:type="right"/>
        </style:tab-stops>
      </style:paragraph-properties>
    </style:style>
    <style:style style:name="MP6" style:family="paragraph" style:parent-style-name="Footer">
      <style:paragraph-properties fo:text-align="center" style:justify-single-word="false"/>
    </style:style>
    <style:style style:name="MP7" style:family="paragraph" style:parent-style-name="Footer">
      <style:paragraph-properties fo:text-align="center" style:justify-single-word="false" fo:padding="0cm" fo:border-left="none" fo:border-right="none" fo:border-top="0.26pt solid #000000" fo:border-bottom="none" style:shadow="none"/>
    </style:style>
    <style:style style:name="MT1" style:family="text">
      <style:text-properties officeooo:rsid="00cad869"/>
    </style:style>
    <style:style style:name="MT2" style:family="text">
      <style:text-properties officeooo:rsid="00a4f297"/>
    </style:style>
    <style:style style:name="MT3" style:family="text">
      <style:text-properties officeooo:rsid="00039d54"/>
    </style:style>
    <style:style style:name="MT4" style:family="text">
      <style:text-properties officeooo:rsid="00547faa"/>
    </style:style>
    <style:style style:name="MT5" style:family="text">
      <style:text-properties style:font-name="OpenSymbol1" style:font-name-asian="OpenSymbol1" style:font-name-complex="OpenSymbol1"/>
    </style:style>
    <style:style style:name="MT6" style:family="text">
      <style:text-properties officeooo:rsid="0051a159"/>
    </style:style>
    <style:style style:name="MT7" style:family="text">
      <style:text-properties officeooo:rsid="001f543a"/>
    </style:style>
    <style:style style:name="MT8" style:family="text">
      <style:text-properties officeooo:rsid="00211380"/>
    </style:style>
    <style:style style:name="Mfr1" style:family="graphic" style:parent-style-name="ACS-memoire-numero-page">
      <style:graphic-properties style:horizontal-pos="from-left" style:horizontal-rel="paragraph"/>
    </style:style>
    <style:style style:name="Mfr2" style:family="graphic" style:parent-style-name="ACS-memoire-numero-page">
      <style:graphic-properties style:vertical-pos="top" style:vertical-rel="paragraph-content" style:horizontal-pos="from-left" style:horizontal-rel="paragraph"/>
    </style:style>
    <style:page-layout style:name="Mpm1">
      <style:page-layout-properties fo:page-width="21.001cm" fo:page-height="29.7cm" style:num-format="1" style:print-orientation="portrait" fo:margin-top="1.199cm" fo:margin-bottom="1.199cm" fo:margin-left="2.101cm" fo:margin-right="1.799cm" style:writing-mode="lr-tb" style:layout-grid-color="#c0c0c0" style:layout-grid-lines="27160" style:layout-grid-base-height="0.423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0.801cm" fo:margin-left="1cm" fo:margin-right="1cm" style:shadow="none" style:writing-mode="lr-tb" style:layout-grid-color="#c0c0c0" style:layout-grid-lines="50" style:layout-grid-base-height="0.55cm" style:layout-grid-ruby-height="0cm" style:layout-grid-mode="none" style:layout-grid-ruby-below="false" style:layout-grid-print="true" style:layout-grid-display="tru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usage="right">
      <style:page-layout-properties fo:page-width="21.001cm" fo:page-height="29.7cm" style:num-format="1" style:print-orientation="portrait" fo:margin-top="2cm" fo:margin-bottom="2.499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2cm" fo:margin-bottom="2.6cm" fo:margin-left="5.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001cm" fo:page-height="29.7cm" style:num-format="1" style:print-orientation="portrait" fo:margin-top="2.2cm" fo:margin-bottom="2.6cm" fo:margin-left="2.499cm" fo:margin-right="5.5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1" style:page-usage="left">
      <style:page-layout-properties fo:page-width="21.001cm" fo:page-height="29.7cm" style:num-format="1" style:print-orientation="portrait" fo:margin-top="2cm" fo:margin-bottom="2.499cm" fo:margin-left="2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2cm" fo:margin-bottom="2.6cm" fo:margin-left="2.499cm" fo:margin-right="5.5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3">
      <style:page-layout-properties fo:page-width="21.001cm" fo:page-height="29.7cm" style:num-format="1" style:print-orientation="portrait" fo:margin-top="2.2cm" fo:margin-bottom="2.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6">
      <style:page-layout-properties fo:page-width="29.699cm" fo:page-height="20.999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1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MP1">DINSIC<text:tab/><text:tab/><text:span text:style-name="MT1">Guide des dérogations RGAA 3 2016</text:span></text:p>
      </style:header>
      <style:footer>
        <text:p text:style-name="MP2"><text:span text:style-name="MT2">Dernière mise à jour : 06/12/2016</text:span><text:tab/>Page <text:page-number text:select-page="current">10</text:page-number>/<text:page-count>10</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header>
        <text:p text:style-name="Header"/>
      </style:header>
      <style:footer>
        <text:p text:style-name="Footer"/>
      </style:footer>
    </style:master-page>
    <style:master-page style:name="Right_20_Page" style:display-name="Right Page" style:page-layout-name="Mpm4" style:next-style-name="Left_20_Page">
      <style:header>
        <text:p text:style-name="Header"/>
      </style:header>
      <style:footer>
        <text:p text:style-name="Footer"/>
      </style:footer>
    </style:master-page>
    <style:master-page style:name="Footnote" style:page-layout-name="Mpm5"/>
    <style:master-page style:name="ACS-FACTURE-DBDC" style:page-layout-name="Mpm6"/>
    <style:master-page style:name="ACS-portrait" style:page-layout-name="Mpm7">
      <style:footer>
        <text:p text:style-name="Footer"><text:span text:style-name="MT3">Access42</text:span><text:tab/>page <text:page-number text:select-page="current">0</text:page-number>/<text:page-count>10</text:page-count></text:p>
      </style:footer>
    </style:master-page>
    <style:master-page style:name="ACS-memoire-couverture" style:page-layout-name="Mpm8" style:next-style-name="ACS-memoire-standard-gauche"/>
    <style:master-page style:name="ACS-memoire-standard-gauche" style:page-layout-name="Mpm9" style:next-style-name="ACS-memoire-standard-droite-pages-impaires">
      <style:footer>
        <text:p text:style-name="Footer">- <text:page-number text:select-page="current">0</text:page-number> -</text:p>
      </style:footer>
    </style:master-page>
    <style:master-page style:name="ACS-memoire-standard-droite-pages-impaires" style:page-layout-name="Mpm10" style:next-style-name="ACS-memoire-standard-droite-pages-paires">
      <style:footer>
        <text:p text:style-name="MP3"><draw:frame draw:style-name="Mfr1" draw:name="Cadre1" text:anchor-type="paragraph" svg:x="16.499cm" draw:z-index="0"><draw:text-box fo:min-height="0.199cm" fo:min-width="0.499cm"><text:p text:style-name="MP4">- <text:page-number text:select-page="current">0</text:page-number> -</text:p></draw:text-box></draw:frame>ACS Horizons, Rapport d'évaluation pour <text:placeholder text:placeholder-type="text">&lt;&gt;</text:placeholder><text:tab/></text:p>
      </style:footer>
    </style:master-page>
    <style:master-page style:name="ACS-memoire-page-blanche-couverture" style:page-layout-name="Mpm11" style:next-style-name="ACS-memoire-standard-droite-pages-impaires"/>
    <style:master-page style:name="ACS-memoire-standard-droite-pages-paires" style:page-layout-name="Mpm12" style:next-style-name="ACS-memoire-standard-droite-pages-impaires">
      <style:footer>
        <text:p text:style-name="MP3"><draw:frame draw:style-name="Mfr1" draw:name="Cadre2" text:anchor-type="paragraph" svg:x="16.499cm" draw:z-index="0"><draw:text-box fo:min-height="0.199cm" fo:min-width="0.499cm"><text:p text:style-name="MP4">- <text:page-number text:select-page="current">0</text:page-number> -</text:p></draw:text-box></draw:frame>ACS Horizons, Rapport d'évaluation pour <text:placeholder text:placeholder-type="text">&lt;&gt;</text:placeholder></text:p>
      </style:footer>
    </style:master-page>
    <style:master-page style:name="ACS-memoire-sommaire" style:page-layout-name="Mpm13">
      <style:footer>
        <text:p text:style-name="Footer"><draw:frame draw:style-name="Mfr2" draw:name="Cadre3" text:anchor-type="paragraph" svg:x="16.499cm" draw:z-index="0"><draw:text-box fo:min-height="0.199cm" fo:min-width="0.499cm"><text:p text:style-name="MP4">- <text:page-number text:select-page="current">0</text:page-number> -</text:p></draw:text-box></draw:frame><text:span text:style-name="MT4">Confidentiel - </text:span>Copyright <text:span text:style-name="MT5"> </text:span><text:date style:data-style-name="N107" text:date-value="2017-08-07T14:12:42.407357152">2017</text:date> <text:span text:style-name="MT6">Access42</text:span>. <text:span text:style-name="MT7">Principales références vérifiables</text:span>.</text:p>
      </style:footer>
    </style:master-page>
    <style:master-page style:name="ACS-premiere_5f_page" style:display-name="ACS-premiere_page" style:page-layout-name="Mpm14" style:next-style-name="ACS-standard"/>
    <style:master-page style:name="ACS-standard" style:page-layout-name="Mpm7">
      <style:footer>
        <text:p text:style-name="Footer">Proposition confidentielle A<text:span text:style-name="MT8">ccess42</text:span> ©<text:span text:style-name="MT8">2014</text:span><text:tab/><text:page-number text:select-page="current">0</text:page-number>/<text:page-count>10</text:page-count><text:tab/><text:date style:data-style-name="N76" text:date-value="2015-06-26T15:00:01.413568574" text:fixed="true">26 juin 2015</text:date></text:p>
      </style:footer>
    </style:master-page>
    <style:master-page style:name="Endnote" style:page-layout-name="Mpm5"/>
    <style:master-page style:name="ACS-paysage" style:page-layout-name="Mpm15">
      <style:footer>
        <text:p text:style-name="MP5">ACS Horizons<text:tab/>page <text:page-number text:select-page="current">0</text:page-number>/<text:page-count>10</text:page-count></text:p>
      </style:footer>
    </style:master-page>
    <style:master-page style:name="MP6" style:page-layout-name="Mpm16">
      <style:footer>
        <text:p text:style-name="MP6"/>
        <text:p text:style-name="MP7">Page <text:page-number text:select-page="current">0</text:page-number> / <text:page-count>10</text:page-count></text:p>
      </style:footer>
    </style:master-page>
    <style:master-page style:name="MP7" style:page-layout-name="Mpm16">
      <style:footer>
        <text:p text:style-name="MP6"/>
        <text:p text:style-name="MP6">Page <text:page-number text:select-page="current">0</text:page-number> / <text:page-count>10</text:page-count></text:p>
      </style:footer>
    </style:master-page>
    <style:master-page style:name="MP1" style:page-layout-name="Mpm16">
      <style:footer>
        <text:p text:style-name="MP6"/>
        <text:p text:style-name="MP7">Page <text:page-number text:select-page="current">0</text:page-number> / <text:page-count>10</text:page-count></text:p>
      </style:footer>
    </style:master-page>
    <style:master-page style:name="MP2" style:page-layout-name="Mpm16">
      <style:footer>
        <text:p text:style-name="MP6"/>
        <text:p text:style-name="MP7">Page <text:page-number text:select-page="current">0</text:page-number> / <text:page-count>10</text:page-count></text:p>
      </style:footer>
    </style:master-page>
    <style:master-page style:name="HTML"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5-06-03T17:40:00</meta:creation-date>
    <dc:date>2017-08-07T14:12:28.948578000</dc:date>
    <meta:editing-cycles>217</meta:editing-cycles>
    <meta:editing-duration>P2171DT18H44M44S</meta:editing-duration>
    <meta:generator>LibreOffice/5.2.3.3$MacOSX_X86_64 LibreOffice_project/d54a8868f08a7b39642414cf2c8ef2f228f780cf</meta:generator>
    <dc:title>Guide des dérogations - RGAA 3</dc:title>
    <meta:document-statistic meta:table-count="0" meta:image-count="0" meta:object-count="0" meta:page-count="10" meta:paragraph-count="178" meta:word-count="3122" meta:character-count="20025" meta:non-whitespace-character-count="17114"/>
  </office:meta>
</office:document-meta>
</file>